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98.79mm"/>
    </style:style>
    <style:style style:name="co3" style:family="table-column">
      <style:table-column-properties fo:break-before="auto" style:column-width="43.83mm"/>
    </style:style>
    <style:style style:name="co4" style:family="table-column">
      <style:table-column-properties fo:break-before="auto" style:column-width="50.92mm"/>
    </style:style>
    <style:style style:name="co5" style:family="table-column">
      <style:table-column-properties fo:break-before="auto" style:column-width="91.49mm"/>
    </style:style>
    <style:style style:name="co6" style:family="table-column">
      <style:table-column-properties fo:break-before="auto" style:column-width="34.57mm"/>
    </style:style>
    <style:style style:name="co7" style:family="table-column">
      <style:table-column-properties fo:break-before="auto" style:column-width="31.31mm"/>
    </style:style>
    <style:style style:name="co8" style:family="table-column">
      <style:table-column-properties fo:break-before="auto" style:column-width="32.4mm"/>
    </style:style>
    <style:style style:name="co9" style:family="table-column">
      <style:table-column-properties fo:break-before="auto" style:column-width="41.93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8.47mm" fo:break-before="auto" style:use-optimal-row-height="true"/>
    </style:style>
    <style:style style:name="ro7" style:family="table-row">
      <style:table-row-properties style:row-height="12.44mm" fo:break-before="auto" style:use-optimal-row-height="true"/>
    </style:style>
    <style:style style:name="ro8" style:family="table-row">
      <style:table-row-properties style:row-height="5.29mm" fo:break-before="auto" style:use-optimal-row-height="true"/>
    </style:style>
    <style:style style:name="ro9" style:family="table-row">
      <style:table-row-properties style:row-height="10.05mm" fo:break-before="auto" style:use-optimal-row-height="true"/>
    </style:style>
    <style:style style:name="ro10" style:family="table-row">
      <style:table-row-properties style:row-height="14.8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office:automatic-styles>
  <office:body>
    <office:spreadsheet>
      <table:calculation-settings table:automatic-find-labels="false" table:use-regular-expressions="false" table:use-wildcards="true"/>
      <table:table table:name="Sheet2" table:style-name="ta1">
        <table:table-column table:style-name="co1" table:number-columns-repeated="4" table:default-cell-style-name="ce1"/>
        <table:table-column table:style-name="co1" table:default-cell-style-name="Default"/>
        <table:table-row table:style-name="ro1">
          <table:table-cell table:number-columns-repeated="5"/>
        </table:table-row>
        <table:table-row table:style-name="ro2">
          <table:table-cell office:value-type="string" calcext:value-type="string">
            <text:p><text:s/>Shane Warne</text:p>
          </table:table-cell>
          <table:table-cell office:value-type="string" calcext:value-type="string">
            <text:p><text:s/>Sachin Tendulkar</text:p>
          </table:table-cell>
          <table:table-cell office:value-type="string" calcext:value-type="string">
            <text:p><text:s/>Sunil Gavaskar</text:p>
          </table:table-cell>
          <table:table-cell office:value-type="string" calcext:value-type="string">
            <text:p><text:s/>Ricky Ponting</text:p>
          </table:table-cell>
          <table:table-cell table:formula="of:=CONCATENATE(&quot;[&quot;;CHAR(34); [.A2];CHAR(34);&quot;,&quot;;CHAR(34); [.B2];CHAR(34);&quot;,&quot;;CHAR(34); [.C2];CHAR(34);&quot;,&quot;;CHAR(34); [.D2];CHAR(34);&quot;]&quot;)" office:value-type="string" office:string-value="[&quot; Shane Warne&quot;,&quot; Sachin Tendulkar&quot;,&quot; Sunil Gavaskar&quot;,&quot; Ricky Ponting&quot;]" calcext:value-type="string">
            <text:p>[" Shane Warne"," Sachin Tendulkar"," Sunil Gavaskar"," Ricky Ponting"]</text:p>
          </table:table-cell>
        </table:table-row>
        <table:table-row table:style-name="ro1">
          <table:table-cell office:value-type="string" calcext:value-type="string">
            <text:p><text:s/>Calcutta</text:p>
          </table:table-cell>
          <table:table-cell office:value-type="string" calcext:value-type="string">
            <text:p><text:s/>Sydney</text:p>
          </table:table-cell>
          <table:table-cell office:value-type="string" calcext:value-type="string">
            <text:p><text:s/>Headingley</text:p>
          </table:table-cell>
          <table:table-cell office:value-type="string" calcext:value-type="string">
            <text:p><text:s/>Lords</text:p>
          </table:table-cell>
          <table:table-cell table:formula="of:=CONCATENATE(&quot;[&quot;;CHAR(34); [.A3];CHAR(34);&quot;,&quot;;CHAR(34); [.B3];CHAR(34);&quot;,&quot;;CHAR(34); [.C3];CHAR(34);&quot;,&quot;;CHAR(34); [.D3];CHAR(34);&quot;]&quot;)" office:value-type="string" office:string-value="[&quot; Calcutta&quot;,&quot; Sydney&quot;,&quot; Headingley&quot;,&quot; Lords&quot;]" calcext:value-type="string">
            <text:p>[" Calcutta"," Sydney"," Headingley"," Lords"]</text:p>
          </table:table-cell>
        </table:table-row>
        <table:table-row table:style-name="ro2">
          <table:table-cell office:value-type="string" calcext:value-type="string">
            <text:p><text:s/>Alan Isaac </text:p>
          </table:table-cell>
          <table:table-cell office:value-type="string" calcext:value-type="string">
            <text:p><text:s/>Jagmohan Dalmiya</text:p>
          </table:table-cell>
          <table:table-cell office:value-type="string" calcext:value-type="string">
            <text:p><text:s/>Sharad Pawar </text:p>
          </table:table-cell>
          <table:table-cell office:value-type="string" calcext:value-type="string">
            <text:p><text:s/>Viv Richards</text:p>
          </table:table-cell>
          <table:table-cell table:formula="of:=CONCATENATE(&quot;[&quot;;CHAR(34); [.A4];CHAR(34);&quot;,&quot;;CHAR(34); [.B4];CHAR(34);&quot;,&quot;;CHAR(34); [.C4];CHAR(34);&quot;,&quot;;CHAR(34); [.D4];CHAR(34);&quot;]&quot;)" office:value-type="string" office:string-value="[&quot; Alan Isaac &quot;,&quot; Jagmohan Dalmiya&quot;,&quot; Sharad Pawar &quot;,&quot; Viv Richards&quot;]" calcext:value-type="string">
            <text:p>[" Alan Isaac "," Jagmohan Dalmiya"," Sharad Pawar "," Viv Richards"]</text:p>
          </table:table-cell>
        </table:table-row>
        <table:table-row table:style-name="ro2">
          <table:table-cell office:value-type="string" calcext:value-type="string">
            <text:p><text:s/>Don Bradman</text:p>
          </table:table-cell>
          <table:table-cell office:value-type="string" calcext:value-type="string">
            <text:p><text:s/>Sachin Tendulkar</text:p>
          </table:table-cell>
          <table:table-cell office:value-type="string" calcext:value-type="string">
            <text:p><text:s/>Kapil Dev</text:p>
          </table:table-cell>
          <table:table-cell office:value-type="string" calcext:value-type="string">
            <text:p><text:s/>Imran Khan</text:p>
          </table:table-cell>
          <table:table-cell table:formula="of:=CONCATENATE(&quot;[&quot;;CHAR(34); [.A5];CHAR(34);&quot;,&quot;;CHAR(34); [.B5];CHAR(34);&quot;,&quot;;CHAR(34); [.C5];CHAR(34);&quot;,&quot;;CHAR(34); [.D5];CHAR(34);&quot;]&quot;)" office:value-type="string" office:string-value="[&quot; Don Bradman&quot;,&quot; Sachin Tendulkar&quot;,&quot; Kapil Dev&quot;,&quot; Imran Khan&quot;]" calcext:value-type="string">
            <text:p>[" Don Bradman"," Sachin Tendulkar"," Kapil Dev"," Imran Khan"]</text:p>
          </table:table-cell>
        </table:table-row>
        <table:table-row table:style-name="ro2">
          <table:table-cell office:value-type="string" calcext:value-type="string">
            <text:p><text:s/>Shaun Pollock</text:p>
          </table:table-cell>
          <table:table-cell office:value-type="string" calcext:value-type="string">
            <text:p><text:s/>Shahid Afridi</text:p>
          </table:table-cell>
          <table:table-cell office:value-type="string" calcext:value-type="string">
            <text:p><text:s/>Sanath Jayasuriya</text:p>
          </table:table-cell>
          <table:table-cell office:value-type="string" calcext:value-type="string">
            <text:p><text:s/>MS Dhoni</text:p>
          </table:table-cell>
          <table:table-cell table:formula="of:=CONCATENATE(&quot;[&quot;;CHAR(34); [.A6];CHAR(34);&quot;,&quot;;CHAR(34); [.B6];CHAR(34);&quot;,&quot;;CHAR(34); [.C6];CHAR(34);&quot;,&quot;;CHAR(34); [.D6];CHAR(34);&quot;]&quot;)" office:value-type="string" office:string-value="[&quot; Shaun Pollock&quot;,&quot; Shahid Afridi&quot;,&quot; Sanath Jayasuriya&quot;,&quot; MS Dhoni&quot;]" calcext:value-type="string">
            <text:p>[" Shaun Pollock"," Shahid Afridi"," Sanath Jayasuriya"," MS Dhoni"]</text:p>
          </table:table-cell>
        </table:table-row>
        <table:table-row table:style-name="ro2">
          <table:table-cell office:value-type="string" calcext:value-type="string">
            <text:p><text:s/>Kepler Wessels</text:p>
          </table:table-cell>
          <table:table-cell office:value-type="string" calcext:value-type="string">
            <text:p><text:s/>ED Joyce</text:p>
          </table:table-cell>
          <table:table-cell office:value-type="string" calcext:value-type="string">
            <text:p><text:s/>John Traicos</text:p>
          </table:table-cell>
          <table:table-cell office:value-type="string" calcext:value-type="string">
            <text:p><text:s/>Eoin Morgan </text:p>
          </table:table-cell>
          <table:table-cell table:formula="of:=CONCATENATE(&quot;[&quot;;CHAR(34); [.A7];CHAR(34);&quot;,&quot;;CHAR(34); [.B7];CHAR(34);&quot;,&quot;;CHAR(34); [.C7];CHAR(34);&quot;,&quot;;CHAR(34); [.D7];CHAR(34);&quot;]&quot;)" office:value-type="string" office:string-value="[&quot; Kepler Wessels&quot;,&quot; ED Joyce&quot;,&quot; John Traicos&quot;,&quot; Eoin Morgan &quot;]" calcext:value-type="string">
            <text:p>[" Kepler Wessels"," ED Joyce"," John Traicos"," Eoin Morgan "]</text:p>
          </table:table-cell>
        </table:table-row>
        <table:table-row table:style-name="ro2">
          <table:table-cell office:value-type="string" calcext:value-type="string">
            <text:p><text:s/>Everton Weeks </text:p>
          </table:table-cell>
          <table:table-cell office:value-type="string" calcext:value-type="string">
            <text:p><text:s/>Rahul Dravid</text:p>
          </table:table-cell>
          <table:table-cell office:value-type="string" calcext:value-type="string">
            <text:p><text:s/>Viv Richards</text:p>
          </table:table-cell>
          <table:table-cell office:value-type="string" calcext:value-type="string">
            <text:p><text:s/>Hashim Amla</text:p>
          </table:table-cell>
          <table:table-cell table:formula="of:=CONCATENATE(&quot;[&quot;;CHAR(34); [.A8];CHAR(34);&quot;,&quot;;CHAR(34); [.B8];CHAR(34);&quot;,&quot;;CHAR(34); [.C8];CHAR(34);&quot;,&quot;;CHAR(34); [.D8];CHAR(34);&quot;]&quot;)" office:value-type="string" office:string-value="[&quot; Everton Weeks &quot;,&quot; Rahul Dravid&quot;,&quot; Viv Richards&quot;,&quot; Hashim Amla&quot;]" calcext:value-type="string">
            <text:p>[" Everton Weeks "," Rahul Dravid"," Viv Richards"," Hashim Amla"]</text:p>
          </table:table-cell>
        </table:table-row>
        <table:table-row table:style-name="ro1">
          <table:table-cell office:value-type="string" calcext:value-type="string">
            <text:p><text:s/>India</text:p>
          </table:table-cell>
          <table:table-cell office:value-type="string" calcext:value-type="string">
            <text:p><text:s/>England</text:p>
          </table:table-cell>
          <table:table-cell office:value-type="string" calcext:value-type="string">
            <text:p><text:s/>Australia</text:p>
          </table:table-cell>
          <table:table-cell office:value-type="string" calcext:value-type="string">
            <text:p><text:s/>West Indies</text:p>
          </table:table-cell>
          <table:table-cell table:formula="of:=CONCATENATE(&quot;[&quot;;CHAR(34); [.A9];CHAR(34);&quot;,&quot;;CHAR(34); [.B9];CHAR(34);&quot;,&quot;;CHAR(34); [.C9];CHAR(34);&quot;,&quot;;CHAR(34); [.D9];CHAR(34);&quot;]&quot;)" office:value-type="string" office:string-value="[&quot; India&quot;,&quot; England&quot;,&quot; Australia&quot;,&quot; West Indies&quot;]" calcext:value-type="string">
            <text:p>[" India"," England"," Australia"," West Indies"]</text:p>
          </table:table-cell>
        </table:table-row>
        <table:table-row table:style-name="ro2">
          <table:table-cell office:value-type="string" calcext:value-type="string">
            <text:p><text:s/>David Shepherd </text:p>
          </table:table-cell>
          <table:table-cell office:value-type="string" calcext:value-type="string">
            <text:p><text:s/>Simon Taufel </text:p>
          </table:table-cell>
          <table:table-cell office:value-type="string" calcext:value-type="string">
            <text:p><text:s/>Steve Bucknor</text:p>
          </table:table-cell>
          <table:table-cell office:value-type="string" calcext:value-type="string">
            <text:p><text:s/>Aleem dar</text:p>
          </table:table-cell>
          <table:table-cell table:formula="of:=CONCATENATE(&quot;[&quot;;CHAR(34); [.A10];CHAR(34);&quot;,&quot;;CHAR(34); [.B10];CHAR(34);&quot;,&quot;;CHAR(34); [.C10];CHAR(34);&quot;,&quot;;CHAR(34); [.D10];CHAR(34);&quot;]&quot;)" office:value-type="string" office:string-value="[&quot; David Shepherd &quot;,&quot; Simon Taufel &quot;,&quot; Steve Bucknor&quot;,&quot; Aleem dar&quot;]" calcext:value-type="string">
            <text:p>[" David Shepherd "," Simon Taufel "," Steve Bucknor"," Aleem dar"]</text:p>
          </table:table-cell>
        </table:table-row>
        <table:table-row table:style-name="ro2">
          <table:table-cell office:value-type="string" calcext:value-type="string">
            <text:p><text:s/>Subrato Roy Sahara</text:p>
          </table:table-cell>
          <table:table-cell office:value-type="string" calcext:value-type="string">
            <text:p><text:s/>Ness Wadia</text:p>
          </table:table-cell>
          <table:table-cell office:value-type="string" calcext:value-type="string">
            <text:p><text:s/>GMR Group</text:p>
          </table:table-cell>
          <table:table-cell office:value-type="string" calcext:value-type="string">
            <text:p><text:s/>Reliance Industries</text:p>
          </table:table-cell>
          <table:table-cell table:formula="of:=CONCATENATE(&quot;[&quot;;CHAR(34); [.A11];CHAR(34);&quot;,&quot;;CHAR(34); [.B11];CHAR(34);&quot;,&quot;;CHAR(34); [.C11];CHAR(34);&quot;,&quot;;CHAR(34); [.D11];CHAR(34);&quot;]&quot;)" office:value-type="string" office:string-value="[&quot; Subrato Roy Sahara&quot;,&quot; Ness Wadia&quot;,&quot; GMR Group&quot;,&quot; Reliance Industries&quot;]" calcext:value-type="string">
            <text:p>[" Subrato Roy Sahara"," Ness Wadia"," GMR Group"," Reliance Industries"]</text:p>
          </table:table-cell>
        </table:table-row>
        <table:table-row table:style-name="ro2">
          <table:table-cell office:value-type="string" calcext:value-type="string">
            <text:p><text:s/>Margaret Court </text:p>
          </table:table-cell>
          <table:table-cell office:value-type="string" calcext:value-type="string">
            <text:p><text:s/>Steffi Graf </text:p>
          </table:table-cell>
          <table:table-cell office:value-type="string" calcext:value-type="string">
            <text:p><text:s/>Serena Williams</text:p>
          </table:table-cell>
          <table:table-cell office:value-type="string" calcext:value-type="string">
            <text:p><text:s/>Martina Navratilova <text:s/></text:p>
          </table:table-cell>
          <table:table-cell table:formula="of:=CONCATENATE(&quot;[&quot;;CHAR(34); [.A12];CHAR(34);&quot;,&quot;;CHAR(34); [.B12];CHAR(34);&quot;,&quot;;CHAR(34); [.C12];CHAR(34);&quot;,&quot;;CHAR(34); [.D12];CHAR(34);&quot;]&quot;)" office:value-type="string" office:string-value="[&quot; Margaret Court &quot;,&quot; Steffi Graf &quot;,&quot; Serena Williams&quot;,&quot; Martina Navratilova  &quot;]" calcext:value-type="string">
            <text:p>[" Margaret Court "," Steffi Graf "," Serena Williams"," Martina Navratilova <text:s/>"]</text:p>
          </table:table-cell>
        </table:table-row>
        <table:table-row table:style-name="ro2">
          <table:table-cell office:value-type="string" calcext:value-type="string">
            <text:p><text:s/>Pete Samprass</text:p>
          </table:table-cell>
          <table:table-cell office:value-type="string" calcext:value-type="string">
            <text:p><text:s/>Andre Agassi</text:p>
          </table:table-cell>
          <table:table-cell office:value-type="string" calcext:value-type="string">
            <text:p><text:s/>Roy Emerson</text:p>
          </table:table-cell>
          <table:table-cell office:value-type="string" calcext:value-type="string">
            <text:p><text:s/>Roger Federer</text:p>
          </table:table-cell>
          <table:table-cell table:formula="of:=CONCATENATE(&quot;[&quot;;CHAR(34); [.A13];CHAR(34);&quot;,&quot;;CHAR(34); [.B13];CHAR(34);&quot;,&quot;;CHAR(34); [.C13];CHAR(34);&quot;,&quot;;CHAR(34); [.D13];CHAR(34);&quot;]&quot;)" office:value-type="string" office:string-value="[&quot; Pete Samprass&quot;,&quot; Andre Agassi&quot;,&quot; Roy Emerson&quot;,&quot; Roger Federer&quot;]" calcext:value-type="string">
            <text:p>[" Pete Samprass"," Andre Agassi"," Roy Emerson"," Roger Federer"]</text:p>
          </table:table-cell>
        </table:table-row>
        <table:table-row table:style-name="ro2">
          <table:table-cell office:value-type="string" calcext:value-type="string">
            <text:p><text:s/>Vijay Amrit Raj </text:p>
          </table:table-cell>
          <table:table-cell office:value-type="string" calcext:value-type="string">
            <text:p><text:s/>Leander Paes </text:p>
          </table:table-cell>
          <table:table-cell office:value-type="string" calcext:value-type="string">
            <text:p><text:s/>Gaus Mohammed </text:p>
          </table:table-cell>
          <table:table-cell office:value-type="string" calcext:value-type="string">
            <text:p><text:s/>Ramanathan <text:s/>Krishnan</text:p>
          </table:table-cell>
          <table:table-cell table:formula="of:=CONCATENATE(&quot;[&quot;;CHAR(34); [.A14];CHAR(34);&quot;,&quot;;CHAR(34); [.B14];CHAR(34);&quot;,&quot;;CHAR(34); [.C14];CHAR(34);&quot;,&quot;;CHAR(34); [.D14];CHAR(34);&quot;]&quot;)" office:value-type="string" office:string-value="[&quot; Vijay Amrit Raj &quot;,&quot; Leander Paes &quot;,&quot; Gaus Mohammed &quot;,&quot; Ramanathan  Krishnan&quot;]" calcext:value-type="string">
            <text:p>[" Vijay Amrit Raj "," Leander Paes "," Gaus Mohammed "," Ramanathan <text:s/>Krishnan"]</text:p>
          </table:table-cell>
        </table:table-row>
        <table:table-row table:style-name="ro2">
          <table:table-cell office:value-type="string" calcext:value-type="string">
            <text:p><text:s/>Pete Sampras</text:p>
          </table:table-cell>
          <table:table-cell office:value-type="string" calcext:value-type="string">
            <text:p><text:s/>Rod Laver</text:p>
          </table:table-cell>
          <table:table-cell office:value-type="string" calcext:value-type="string">
            <text:p><text:s/>Rafael Nadal</text:p>
          </table:table-cell>
          <table:table-cell office:value-type="string" calcext:value-type="string">
            <text:p><text:s/>Roger Federer</text:p>
          </table:table-cell>
          <table:table-cell table:formula="of:=CONCATENATE(&quot;[&quot;;CHAR(34); [.A15];CHAR(34);&quot;,&quot;;CHAR(34); [.B15];CHAR(34);&quot;,&quot;;CHAR(34); [.C15];CHAR(34);&quot;,&quot;;CHAR(34); [.D15];CHAR(34);&quot;]&quot;)" office:value-type="string" office:string-value="[&quot; Pete Sampras&quot;,&quot; Rod Laver&quot;,&quot; Rafael Nadal&quot;,&quot; Roger Federer&quot;]" calcext:value-type="string">
            <text:p>[" Pete Sampras"," Rod Laver"," Rafael Nadal"," Roger Federer"]</text:p>
          </table:table-cell>
        </table:table-row>
        <table:table-row table:style-name="ro2">
          <table:table-cell office:value-type="string" calcext:value-type="string">
            <text:p><text:s/>Nicolus Mahut</text:p>
          </table:table-cell>
          <table:table-cell office:value-type="string" calcext:value-type="string">
            <text:p><text:s/>Roger Federer</text:p>
          </table:table-cell>
          <table:table-cell office:value-type="string" calcext:value-type="string">
            <text:p><text:s/>John Isner</text:p>
          </table:table-cell>
          <table:table-cell office:value-type="string" calcext:value-type="string">
            <text:p><text:s/>Novak Djokovic</text:p>
          </table:table-cell>
          <table:table-cell table:formula="of:=CONCATENATE(&quot;[&quot;;CHAR(34); [.A16];CHAR(34);&quot;,&quot;;CHAR(34); [.B16];CHAR(34);&quot;,&quot;;CHAR(34); [.C16];CHAR(34);&quot;,&quot;;CHAR(34); [.D16];CHAR(34);&quot;]&quot;)" office:value-type="string" office:string-value="[&quot; Nicolus Mahut&quot;,&quot; Roger Federer&quot;,&quot; John Isner&quot;,&quot; Novak Djokovic&quot;]" calcext:value-type="string">
            <text:p>[" Nicolus Mahut"," Roger Federer"," John Isner"," Novak Djokovic"]</text:p>
          </table:table-cell>
        </table:table-row>
        <table:table-row table:style-name="ro2">
          <table:table-cell office:value-type="string" calcext:value-type="string">
            <text:p><text:s/>David Villa</text:p>
          </table:table-cell>
          <table:table-cell office:value-type="string" calcext:value-type="string">
            <text:p><text:s/>Lionel Messi</text:p>
          </table:table-cell>
          <table:table-cell office:value-type="string" calcext:value-type="string">
            <text:p><text:s/>Thomas Muller </text:p>
          </table:table-cell>
          <table:table-cell office:value-type="string" calcext:value-type="string">
            <text:p><text:s/>Cristiano Ronaldo</text:p>
          </table:table-cell>
          <table:table-cell table:formula="of:=CONCATENATE(&quot;[&quot;;CHAR(34); [.A17];CHAR(34);&quot;,&quot;;CHAR(34); [.B17];CHAR(34);&quot;,&quot;;CHAR(34); [.C17];CHAR(34);&quot;,&quot;;CHAR(34); [.D17];CHAR(34);&quot;]&quot;)" office:value-type="string" office:string-value="[&quot; David Villa&quot;,&quot; Lionel Messi&quot;,&quot; Thomas Muller &quot;,&quot; Cristiano Ronaldo&quot;]" calcext:value-type="string">
            <text:p>[" David Villa"," Lionel Messi"," Thomas Muller "," Cristiano Ronaldo"]</text:p>
          </table:table-cell>
        </table:table-row>
        <table:table-row table:style-name="ro1">
          <table:table-cell office:value-type="float" office:value="1930" calcext:value-type="float">
            <text:p>1930</text:p>
          </table:table-cell>
          <table:table-cell office:value-type="float" office:value="1955" calcext:value-type="float">
            <text:p>1955</text:p>
          </table:table-cell>
          <table:table-cell office:value-type="float" office:value="1830" calcext:value-type="float">
            <text:p>1830</text:p>
          </table:table-cell>
          <table:table-cell office:value-type="float" office:value="1986" calcext:value-type="float">
            <text:p>1986</text:p>
          </table:table-cell>
          <table:table-cell table:formula="of:=CONCATENATE(&quot;[&quot;;CHAR(34); [.A18];CHAR(34);&quot;,&quot;;CHAR(34); [.B18];CHAR(34);&quot;,&quot;;CHAR(34); [.C18];CHAR(34);&quot;,&quot;;CHAR(34); [.D18];CHAR(34);&quot;]&quot;)" office:value-type="string" office:string-value="[&quot;1930&quot;,&quot;1955&quot;,&quot;1830&quot;,&quot;1986&quot;]" calcext:value-type="string">
            <text:p>["1930","1955","1830","1986"]</text:p>
          </table:table-cell>
        </table:table-row>
        <table:table-row table:style-name="ro3">
          <table:table-cell office:value-type="string" calcext:value-type="string">
            <text:p><text:s/>United States of America</text:p>
          </table:table-cell>
          <table:table-cell office:value-type="string" calcext:value-type="string">
            <text:p><text:s/>Argentina</text:p>
          </table:table-cell>
          <table:table-cell office:value-type="string" calcext:value-type="string">
            <text:p><text:s/>Russia</text:p>
          </table:table-cell>
          <table:table-cell office:value-type="string" calcext:value-type="string">
            <text:p><text:s/>Uraguay</text:p>
          </table:table-cell>
          <table:table-cell table:formula="of:=CONCATENATE(&quot;[&quot;;CHAR(34); [.A19];CHAR(34);&quot;,&quot;;CHAR(34); [.B19];CHAR(34);&quot;,&quot;;CHAR(34); [.C19];CHAR(34);&quot;,&quot;;CHAR(34); [.D19];CHAR(34);&quot;]&quot;)" office:value-type="string" office:string-value="[&quot; United States of America&quot;,&quot; Argentina&quot;,&quot; Russia&quot;,&quot; Uraguay&quot;]" calcext:value-type="string">
            <text:p>[" United States of America"," Argentina"," Russia"," Uraguay"]</text:p>
          </table:table-cell>
        </table:table-row>
        <table:table-row table:style-name="ro2">
          <table:table-cell office:value-type="string" calcext:value-type="string">
            <text:p><text:s/>Lionel Messi</text:p>
          </table:table-cell>
          <table:table-cell office:value-type="string" calcext:value-type="string">
            <text:p><text:s/>Ronaldinho</text:p>
          </table:table-cell>
          <table:table-cell office:value-type="string" calcext:value-type="string">
            <text:p><text:s/>Andres Iniesta</text:p>
          </table:table-cell>
          <table:table-cell office:value-type="string" calcext:value-type="string">
            <text:p><text:s/>Rivaldo</text:p>
          </table:table-cell>
          <table:table-cell table:formula="of:=CONCATENATE(&quot;[&quot;;CHAR(34); [.A20];CHAR(34);&quot;,&quot;;CHAR(34); [.B20];CHAR(34);&quot;,&quot;;CHAR(34); [.C20];CHAR(34);&quot;,&quot;;CHAR(34); [.D20];CHAR(34);&quot;]&quot;)" office:value-type="string" office:string-value="[&quot; Lionel Messi&quot;,&quot; Ronaldinho&quot;,&quot; Andres Iniesta&quot;,&quot; Rivaldo&quot;]" calcext:value-type="string">
            <text:p>[" Lionel Messi"," Ronaldinho"," Andres Iniesta"," Rivaldo"]</text:p>
          </table:table-cell>
        </table:table-row>
        <table:table-row table:style-name="ro3">
          <table:table-cell office:value-type="string" calcext:value-type="string">
            <text:p><text:s/>Warsaw,Polland</text:p>
          </table:table-cell>
          <table:table-cell office:value-type="string" calcext:value-type="string">
            <text:p><text:s/>Zurich,Switzerland</text:p>
          </table:table-cell>
          <table:table-cell office:value-type="string" calcext:value-type="string">
            <text:p><text:s/>Braga, Portugal</text:p>
          </table:table-cell>
          <table:table-cell office:value-type="string" calcext:value-type="string">
            <text:p><text:s/>Kiev,Ukraine</text:p>
          </table:table-cell>
          <table:table-cell table:formula="of:=CONCATENATE(&quot;[&quot;;CHAR(34); [.A21];CHAR(34);&quot;,&quot;;CHAR(34); [.B21];CHAR(34);&quot;,&quot;;CHAR(34); [.C21];CHAR(34);&quot;,&quot;;CHAR(34); [.D21];CHAR(34);&quot;]&quot;)" office:value-type="string" office:string-value="[&quot; Warsaw,Polland&quot;,&quot; Zurich,Switzerland&quot;,&quot; Braga, Portugal&quot;,&quot; Kiev,Ukraine&quot;]" calcext:value-type="string">
            <text:p>[" Warsaw,Polland"," Zurich,Switzerland"," Braga, Portugal"," Kiev,Ukraine"]</text:p>
          </table:table-cell>
        </table:table-row>
        <table:table-row table:style-name="ro2">
          <table:table-cell office:value-type="string" calcext:value-type="string">
            <text:p><text:s/>Manchester United</text:p>
          </table:table-cell>
          <table:table-cell office:value-type="string" calcext:value-type="string">
            <text:p><text:s/>Arsenal</text:p>
          </table:table-cell>
          <table:table-cell office:value-type="string" calcext:value-type="string">
            <text:p><text:s/>Chelsea</text:p>
          </table:table-cell>
          <table:table-cell office:value-type="string" calcext:value-type="string">
            <text:p><text:s/>Manchester City</text:p>
          </table:table-cell>
          <table:table-cell table:formula="of:=CONCATENATE(&quot;[&quot;;CHAR(34); [.A22];CHAR(34);&quot;,&quot;;CHAR(34); [.B22];CHAR(34);&quot;,&quot;;CHAR(34); [.C22];CHAR(34);&quot;,&quot;;CHAR(34); [.D22];CHAR(34);&quot;]&quot;)" office:value-type="string" office:string-value="[&quot; Manchester United&quot;,&quot; Arsenal&quot;,&quot; Chelsea&quot;,&quot; Manchester City&quot;]" calcext:value-type="string">
            <text:p>[" Manchester United"," Arsenal"," Chelsea"," Manchester City"]</text:p>
          </table:table-cell>
        </table:table-row>
        <table:table-row table:style-name="ro2">
          <table:table-cell office:value-type="string" calcext:value-type="string">
            <text:p><text:s/>Atletico Madrid</text:p>
          </table:table-cell>
          <table:table-cell office:value-type="string" calcext:value-type="string">
            <text:p><text:s/>Chelsea</text:p>
          </table:table-cell>
          <table:table-cell office:value-type="string" calcext:value-type="string">
            <text:p><text:s/>Liverpool</text:p>
          </table:table-cell>
          <table:table-cell office:value-type="string" calcext:value-type="string">
            <text:p><text:s/>Barcelona</text:p>
          </table:table-cell>
          <table:table-cell table:formula="of:=CONCATENATE(&quot;[&quot;;CHAR(34); [.A23];CHAR(34);&quot;,&quot;;CHAR(34); [.B23];CHAR(34);&quot;,&quot;;CHAR(34); [.C23];CHAR(34);&quot;,&quot;;CHAR(34); [.D23];CHAR(34);&quot;]&quot;)" office:value-type="string" office:string-value="[&quot; Atletico Madrid&quot;,&quot; Chelsea&quot;,&quot; Liverpool&quot;,&quot; Barcelona&quot;]" calcext:value-type="string">
            <text:p>[" Atletico Madrid"," Chelsea"," Liverpool"," Barcelona"]</text:p>
          </table:table-cell>
        </table:table-row>
        <table:table-row table:style-name="ro1">
          <table:table-cell office:value-type="float" office:value="1986" calcext:value-type="float">
            <text:p>1986</text:p>
          </table:table-cell>
          <table:table-cell office:value-type="float" office:value="1999" calcext:value-type="float">
            <text:p>1999</text:p>
          </table:table-cell>
          <table:table-cell office:value-type="float" office:value="2000" calcext:value-type="float">
            <text:p>2000</text:p>
          </table:table-cell>
          <table:table-cell office:value-type="float" office:value="2006" calcext:value-type="float">
            <text:p>2006</text:p>
          </table:table-cell>
          <table:table-cell table:formula="of:=CONCATENATE(&quot;[&quot;;CHAR(34); [.A24];CHAR(34);&quot;,&quot;;CHAR(34); [.B24];CHAR(34);&quot;,&quot;;CHAR(34); [.C24];CHAR(34);&quot;,&quot;;CHAR(34); [.D24];CHAR(34);&quot;]&quot;)" office:value-type="string" office:string-value="[&quot;1986&quot;,&quot;1999&quot;,&quot;2000&quot;,&quot;2006&quot;]" calcext:value-type="string">
            <text:p>["1986","1999","2000","2006"]</text:p>
          </table:table-cell>
        </table:table-row>
        <table:table-row table:style-name="ro1">
          <table:table-cell office:value-type="string" calcext:value-type="string">
            <text:p><text:s/>India</text:p>
          </table:table-cell>
          <table:table-cell office:value-type="string" calcext:value-type="string">
            <text:p><text:s/>Syria</text:p>
          </table:table-cell>
          <table:table-cell office:value-type="string" calcext:value-type="string">
            <text:p><text:s/>Cameroon</text:p>
          </table:table-cell>
          <table:table-cell office:value-type="string" calcext:value-type="string">
            <text:p><text:s/>Maldives</text:p>
          </table:table-cell>
          <table:table-cell table:formula="of:=CONCATENATE(&quot;[&quot;;CHAR(34); [.A25];CHAR(34);&quot;,&quot;;CHAR(34); [.B25];CHAR(34);&quot;,&quot;;CHAR(34); [.C25];CHAR(34);&quot;,&quot;;CHAR(34); [.D25];CHAR(34);&quot;]&quot;)" office:value-type="string" office:string-value="[&quot; India&quot;,&quot; Syria&quot;,&quot; Cameroon&quot;,&quot; Maldives&quot;]" calcext:value-type="string">
            <text:p>[" India"," Syria"," Cameroon"," Maldives"]</text:p>
          </table:table-cell>
        </table:table-row>
        <table:table-row table:style-name="ro2">
          <table:table-cell office:value-type="string" calcext:value-type="string">
            <text:p><text:s/>Pele</text:p>
          </table:table-cell>
          <table:table-cell office:value-type="string" calcext:value-type="string">
            <text:p><text:s/>Lionel Messi</text:p>
          </table:table-cell>
          <table:table-cell office:value-type="string" calcext:value-type="string">
            <text:p><text:s/>Diego Maradona</text:p>
          </table:table-cell>
          <table:table-cell office:value-type="string" calcext:value-type="string">
            <text:p><text:s/>Wayne Rooney</text:p>
          </table:table-cell>
          <table:table-cell table:formula="of:=CONCATENATE(&quot;[&quot;;CHAR(34); [.A26];CHAR(34);&quot;,&quot;;CHAR(34); [.B26];CHAR(34);&quot;,&quot;;CHAR(34); [.C26];CHAR(34);&quot;,&quot;;CHAR(34); [.D26];CHAR(34);&quot;]&quot;)" office:value-type="string" office:string-value="[&quot; Pele&quot;,&quot; Lionel Messi&quot;,&quot; Diego Maradona&quot;,&quot; Wayne Rooney&quot;]" calcext:value-type="string">
            <text:p>[" Pele"," Lionel Messi"," Diego Maradona"," Wayne Rooney"]</text:p>
          </table:table-cell>
        </table:table-row>
        <table:table-row table:style-name="ro1">
          <table:table-cell office:value-type="string" calcext:value-type="string">
            <text:p><text:s/>St.Louis</text:p>
          </table:table-cell>
          <table:table-cell office:value-type="string" calcext:value-type="string">
            <text:p><text:s/>Dallas</text:p>
          </table:table-cell>
          <table:table-cell office:value-type="string" calcext:value-type="string">
            <text:p><text:s/>Los Angeles</text:p>
          </table:table-cell>
          <table:table-cell office:value-type="string" calcext:value-type="string">
            <text:p><text:s/>Lake Placid</text:p>
          </table:table-cell>
          <table:table-cell table:formula="of:=CONCATENATE(&quot;[&quot;;CHAR(34); [.A27];CHAR(34);&quot;,&quot;;CHAR(34); [.B27];CHAR(34);&quot;,&quot;;CHAR(34); [.C27];CHAR(34);&quot;,&quot;;CHAR(34); [.D27];CHAR(34);&quot;]&quot;)" office:value-type="string" office:string-value="[&quot; St.Louis&quot;,&quot; Dallas&quot;,&quot; Los Angeles&quot;,&quot; Lake Placid&quot;]" calcext:value-type="string">
            <text:p>[" St.Louis"," Dallas"," Los Angeles"," Lake Placid"]</text:p>
          </table:table-cell>
        </table:table-row>
        <table:table-row table:style-name="ro1">
          <table:table-cell office:value-type="float" office:value="204" calcext:value-type="float">
            <text:p>204</text:p>
          </table:table-cell>
          <table:table-cell office:value-type="float" office:value="200" calcext:value-type="float">
            <text:p>200</text:p>
          </table:table-cell>
          <table:table-cell office:value-type="float" office:value="150" calcext:value-type="float">
            <text:p>150</text:p>
          </table:table-cell>
          <table:table-cell office:value-type="float" office:value="300" calcext:value-type="float">
            <text:p>300</text:p>
          </table:table-cell>
          <table:table-cell table:formula="of:=CONCATENATE(&quot;[&quot;;CHAR(34); [.A28];CHAR(34);&quot;,&quot;;CHAR(34); [.B28];CHAR(34);&quot;,&quot;;CHAR(34); [.C28];CHAR(34);&quot;,&quot;;CHAR(34); [.D28];CHAR(34);&quot;]&quot;)" office:value-type="string" office:string-value="[&quot;204&quot;,&quot;200&quot;,&quot;150&quot;,&quot;300&quot;]" calcext:value-type="string">
            <text:p>["204","200","150","300"]</text:p>
          </table:table-cell>
        </table:table-row>
        <table:table-row table:style-name="ro1">
          <table:table-cell office:value-type="float" office:value="1986" calcext:value-type="float">
            <text:p>1986</text:p>
          </table:table-cell>
          <table:table-cell office:value-type="float" office:value="1900" calcext:value-type="float">
            <text:p>1900</text:p>
          </table:table-cell>
          <table:table-cell office:value-type="float" office:value="1904" calcext:value-type="float">
            <text:p>1904</text:p>
          </table:table-cell>
          <table:table-cell office:value-type="float" office:value="1948" calcext:value-type="float">
            <text:p>1948</text:p>
          </table:table-cell>
          <table:table-cell table:formula="of:=CONCATENATE(&quot;[&quot;;CHAR(34); [.A29];CHAR(34);&quot;,&quot;;CHAR(34); [.B29];CHAR(34);&quot;,&quot;;CHAR(34); [.C29];CHAR(34);&quot;,&quot;;CHAR(34); [.D29];CHAR(34);&quot;]&quot;)" office:value-type="string" office:string-value="[&quot;1986&quot;,&quot;1900&quot;,&quot;1904&quot;,&quot;1948&quot;]" calcext:value-type="string">
            <text:p>["1986","1900","1904","1948"]</text:p>
          </table:table-cell>
        </table:table-row>
        <table:table-row table:style-name="ro2">
          <table:table-cell office:value-type="string" calcext:value-type="string">
            <text:p><text:s/>Usain Bolt</text:p>
          </table:table-cell>
          <table:table-cell office:value-type="string" calcext:value-type="string">
            <text:p><text:s/>David Rudisha</text:p>
          </table:table-cell>
          <table:table-cell office:value-type="string" calcext:value-type="string">
            <text:p><text:s/>Michael Johnson</text:p>
          </table:table-cell>
          <table:table-cell office:value-type="string" calcext:value-type="string">
            <text:p><text:s/>Yohan Blake</text:p>
          </table:table-cell>
          <table:table-cell table:formula="of:=CONCATENATE(&quot;[&quot;;CHAR(34); [.A30];CHAR(34);&quot;,&quot;;CHAR(34); [.B30];CHAR(34);&quot;,&quot;;CHAR(34); [.C30];CHAR(34);&quot;,&quot;;CHAR(34); [.D30];CHAR(34);&quot;]&quot;)" office:value-type="string" office:string-value="[&quot; Usain Bolt&quot;,&quot; David Rudisha&quot;,&quot; Michael Johnson&quot;,&quot; Yohan Blake&quot;]" calcext:value-type="string">
            <text:p>[" Usain Bolt"," David Rudisha"," Michael Johnson"," Yohan Blake"]</text:p>
          </table:table-cell>
        </table:table-row>
        <table:table-row table:style-name="ro2">
          <table:table-cell office:value-type="string" calcext:value-type="string">
            <text:p><text:s/>Alexander Dityatin</text:p>
          </table:table-cell>
          <table:table-cell office:value-type="string" calcext:value-type="string">
            <text:p><text:s/>Michael Phelps</text:p>
          </table:table-cell>
          <table:table-cell office:value-type="string" calcext:value-type="string">
            <text:p><text:s/>Usain Bolt</text:p>
          </table:table-cell>
          <table:table-cell office:value-type="string" calcext:value-type="string">
            <text:p><text:s/>Alexei Nemov</text:p>
          </table:table-cell>
          <table:table-cell table:formula="of:=CONCATENATE(&quot;[&quot;;CHAR(34); [.A31];CHAR(34);&quot;,&quot;;CHAR(34); [.B31];CHAR(34);&quot;,&quot;;CHAR(34); [.C31];CHAR(34);&quot;,&quot;;CHAR(34); [.D31];CHAR(34);&quot;]&quot;)" office:value-type="string" office:string-value="[&quot; Alexander Dityatin&quot;,&quot; Michael Phelps&quot;,&quot; Usain Bolt&quot;,&quot; Alexei Nemov&quot;]" calcext:value-type="string">
            <text:p>[" Alexander Dityatin"," Michael Phelps"," Usain Bolt"," Alexei Nemov"]</text:p>
          </table:table-cell>
        </table:table-row>
        <table:table-row table:style-name="ro2">
          <table:table-cell office:value-type="string" calcext:value-type="string">
            <text:p><text:s/>5 primary colors</text:p>
          </table:table-cell>
          <table:table-cell office:value-type="string" calcext:value-type="string">
            <text:p><text:s/>5 largest cities</text:p>
          </table:table-cell>
          <table:table-cell office:value-type="string" calcext:value-type="string">
            <text:p><text:s/>5 countries</text:p>
          </table:table-cell>
          <table:table-cell office:value-type="string" calcext:value-type="string">
            <text:p><text:s/>5 continents</text:p>
          </table:table-cell>
          <table:table-cell table:formula="of:=CONCATENATE(&quot;[&quot;;CHAR(34); [.A32];CHAR(34);&quot;,&quot;;CHAR(34); [.B32];CHAR(34);&quot;,&quot;;CHAR(34); [.C32];CHAR(34);&quot;,&quot;;CHAR(34); [.D32];CHAR(34);&quot;]&quot;)" office:value-type="string" office:string-value="[&quot; 5 primary colors&quot;,&quot; 5 largest cities&quot;,&quot; 5 countries&quot;,&quot; 5 continents&quot;]" calcext:value-type="string">
            <text:p>[" 5 primary colors"," 5 largest cities"," 5 countries"," 5 continents"]</text:p>
          </table:table-cell>
        </table:table-row>
        <table:table-row table:style-name="ro1">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table:formula="of:=CONCATENATE(&quot;[&quot;;CHAR(34); [.A33];CHAR(34);&quot;,&quot;;CHAR(34); [.B33];CHAR(34);&quot;,&quot;;CHAR(34); [.C33];CHAR(34);&quot;,&quot;;CHAR(34); [.D33];CHAR(34);&quot;]&quot;)" office:value-type="string" office:string-value="[&quot;6&quot;,&quot;7&quot;,&quot;5&quot;,&quot;3&quot;]" calcext:value-type="string">
            <text:p>["6","7","5","3"]</text:p>
          </table:table-cell>
        </table:table-row>
        <table:table-row table:style-name="ro4">
          <table:table-cell office:value-type="string" calcext:value-type="string">
            <text:p><text:s/>France </text:p>
          </table:table-cell>
          <table:table-cell office:value-type="string" calcext:value-type="string">
            <text:p><text:s/>Greece</text:p>
          </table:table-cell>
          <table:table-cell office:value-type="string" calcext:value-type="string">
            <text:p><text:s/>Country with most number of medals in previous Olympics</text:p>
          </table:table-cell>
          <table:table-cell office:value-type="string" calcext:value-type="string">
            <text:p><text:s/>Host Nation </text:p>
          </table:table-cell>
          <table:table-cell table:formula="of:=CONCATENATE(&quot;[&quot;;CHAR(34); [.A34];CHAR(34);&quot;,&quot;;CHAR(34); [.B34];CHAR(34);&quot;,&quot;;CHAR(34); [.C34];CHAR(34);&quot;,&quot;;CHAR(34); [.D34];CHAR(34);&quot;]&quot;)" office:value-type="string" office:string-value="[&quot; France &quot;,&quot; Greece&quot;,&quot; Country with most number of medals in previous Olympics&quot;,&quot; Host Nation &quot;]" calcext:value-type="string">
            <text:p>[" France "," Greece"," Country with most number of medals in previous Olympics"," Host Nation "]</text:p>
          </table:table-cell>
        </table:table-row>
        <table:table-row table:style-name="ro2">
          <table:table-cell office:value-type="string" calcext:value-type="string">
            <text:p><text:s/>Abhinav Bindra</text:p>
          </table:table-cell>
          <table:table-cell office:value-type="string" calcext:value-type="string">
            <text:p><text:s/>Norman Pritchard</text:p>
          </table:table-cell>
          <table:table-cell office:value-type="string" calcext:value-type="string">
            <text:p><text:s/>Saina Nehwal</text:p>
          </table:table-cell>
          <table:table-cell office:value-type="string" calcext:value-type="string">
            <text:p><text:s/>Sushil Kumar</text:p>
          </table:table-cell>
          <table:table-cell table:formula="of:=CONCATENATE(&quot;[&quot;;CHAR(34); [.A35];CHAR(34);&quot;,&quot;;CHAR(34); [.B35];CHAR(34);&quot;,&quot;;CHAR(34); [.C35];CHAR(34);&quot;,&quot;;CHAR(34); [.D35];CHAR(34);&quot;]&quot;)" office:value-type="string" office:string-value="[&quot; Abhinav Bindra&quot;,&quot; Norman Pritchard&quot;,&quot; Saina Nehwal&quot;,&quot; Sushil Kumar&quot;]" calcext:value-type="string">
            <text:p>[" Abhinav Bindra"," Norman Pritchard"," Saina Nehwal"," Sushil Kumar"]</text:p>
          </table:table-cell>
        </table:table-row>
        <table:table-row table:style-name="ro2">
          <table:table-cell office:value-type="string" calcext:value-type="string">
            <text:p><text:s/>Paris</text:p>
          </table:table-cell>
          <table:table-cell office:value-type="string" calcext:value-type="string">
            <text:p><text:s/>Los Angeles</text:p>
          </table:table-cell>
          <table:table-cell office:value-type="string" calcext:value-type="string">
            <text:p><text:s/>Rio de Janeiro</text:p>
          </table:table-cell>
          <table:table-cell office:value-type="string" calcext:value-type="string">
            <text:p><text:s/>Helsinki</text:p>
          </table:table-cell>
          <table:table-cell table:formula="of:=CONCATENATE(&quot;[&quot;;CHAR(34); [.A36];CHAR(34);&quot;,&quot;;CHAR(34); [.B36];CHAR(34);&quot;,&quot;;CHAR(34); [.C36];CHAR(34);&quot;,&quot;;CHAR(34); [.D36];CHAR(34);&quot;]&quot;)" office:value-type="string" office:string-value="[&quot; Paris&quot;,&quot; Los Angeles&quot;,&quot; Rio de Janeiro&quot;,&quot; Helsinki&quot;]" calcext:value-type="string">
            <text:p>[" Paris"," Los Angeles"," Rio de Janeiro"," Helsinki"]</text:p>
          </table:table-cell>
        </table:table-row>
        <table:table-row table:style-name="ro1">
          <table:table-cell office:value-type="string" calcext:value-type="string">
            <text:p><text:s/>Melbourne</text:p>
          </table:table-cell>
          <table:table-cell office:value-type="string" calcext:value-type="string">
            <text:p><text:s/>Delhi</text:p>
          </table:table-cell>
          <table:table-cell office:value-type="string" calcext:value-type="string">
            <text:p><text:s/>Singapore</text:p>
          </table:table-cell>
          <table:table-cell office:value-type="string" calcext:value-type="string">
            <text:p><text:s/>Berlin</text:p>
          </table:table-cell>
          <table:table-cell table:formula="of:=CONCATENATE(&quot;[&quot;;CHAR(34); [.A37];CHAR(34);&quot;,&quot;;CHAR(34); [.B37];CHAR(34);&quot;,&quot;;CHAR(34); [.C37];CHAR(34);&quot;,&quot;;CHAR(34); [.D37];CHAR(34);&quot;]&quot;)" office:value-type="string" office:string-value="[&quot; Melbourne&quot;,&quot; Delhi&quot;,&quot; Singapore&quot;,&quot; Berlin&quot;]" calcext:value-type="string">
            <text:p>[" Melbourne"," Delhi"," Singapore"," Berlin"]</text:p>
          </table:table-cell>
        </table:table-row>
        <table:table-row table:style-name="ro2">
          <table:table-cell office:value-type="string" calcext:value-type="string">
            <text:p><text:s/>Indonesia Open</text:p>
          </table:table-cell>
          <table:table-cell office:value-type="string" calcext:value-type="string">
            <text:p><text:s/>Denmark Open, </text:p>
          </table:table-cell>
          <table:table-cell office:value-type="string" calcext:value-type="string">
            <text:p><text:s/>French Open </text:p>
          </table:table-cell>
          <table:table-cell office:value-type="string" calcext:value-type="string">
            <text:p><text:s/>Swiss Open</text:p>
          </table:table-cell>
          <table:table-cell table:formula="of:=CONCATENATE(&quot;[&quot;;CHAR(34); [.A38];CHAR(34);&quot;,&quot;;CHAR(34); [.B38];CHAR(34);&quot;,&quot;;CHAR(34); [.C38];CHAR(34);&quot;,&quot;;CHAR(34); [.D38];CHAR(34);&quot;]&quot;)" office:value-type="string" office:string-value="[&quot; Indonesia Open&quot;,&quot; Denmark Open, &quot;,&quot; French Open &quot;,&quot; Swiss Open&quot;]" calcext:value-type="string">
            <text:p>[" Indonesia Open"," Denmark Open, "," French Open "," Swiss Open"]</text:p>
          </table:table-cell>
        </table:table-row>
        <table:table-row table:style-name="ro3">
          <table:table-cell office:value-type="string" calcext:value-type="string">
            <text:p><text:s/>Paul Morphy</text:p>
          </table:table-cell>
          <table:table-cell office:value-type="string" calcext:value-type="string">
            <text:p><text:s/>Bobby Fischer</text:p>
          </table:table-cell>
          <table:table-cell office:value-type="string" calcext:value-type="string">
            <text:p><text:s/>Garry Kasparov</text:p>
          </table:table-cell>
          <table:table-cell office:value-type="string" calcext:value-type="string">
            <text:p><text:s/>Vishwanathan Anand</text:p>
          </table:table-cell>
          <table:table-cell table:formula="of:=CONCATENATE(&quot;[&quot;;CHAR(34); [.A39];CHAR(34);&quot;,&quot;;CHAR(34); [.B39];CHAR(34);&quot;,&quot;;CHAR(34); [.C39];CHAR(34);&quot;,&quot;;CHAR(34); [.D39];CHAR(34);&quot;]&quot;)" office:value-type="string" office:string-value="[&quot; Paul Morphy&quot;,&quot; Bobby Fischer&quot;,&quot; Garry Kasparov&quot;,&quot; Vishwanathan Anand&quot;]" calcext:value-type="string">
            <text:p>[" Paul Morphy"," Bobby Fischer"," Garry Kasparov"," Vishwanathan Anand"]</text:p>
          </table:table-cell>
        </table:table-row>
        <table:table-row table:style-name="ro2">
          <table:table-cell office:value-type="string" calcext:value-type="string">
            <text:p><text:s/>Michael Schumacher</text:p>
          </table:table-cell>
          <table:table-cell office:value-type="string" calcext:value-type="string">
            <text:p><text:s/>Fernando Alonso</text:p>
          </table:table-cell>
          <table:table-cell office:value-type="string" calcext:value-type="string">
            <text:p><text:s/>Jenson Button</text:p>
          </table:table-cell>
          <table:table-cell office:value-type="string" calcext:value-type="string">
            <text:p><text:s/>Sebastian Vettel</text:p>
          </table:table-cell>
          <table:table-cell table:formula="of:=CONCATENATE(&quot;[&quot;;CHAR(34); [.A40];CHAR(34);&quot;,&quot;;CHAR(34); [.B40];CHAR(34);&quot;,&quot;;CHAR(34); [.C40];CHAR(34);&quot;,&quot;;CHAR(34); [.D40];CHAR(34);&quot;]&quot;)" office:value-type="string" office:string-value="[&quot; Michael Schumacher&quot;,&quot; Fernando Alonso&quot;,&quot; Jenson Button&quot;,&quot; Sebastian Vettel&quot;]" calcext:value-type="string">
            <text:p>[" Michael Schumacher"," Fernando Alonso"," Jenson Button"," Sebastian Vettel"]</text:p>
          </table:table-cell>
        </table:table-row>
        <table:table-row table:style-name="ro3">
          <table:table-cell office:value-type="string" calcext:value-type="string">
            <text:p><text:s/>Masters</text:p>
          </table:table-cell>
          <table:table-cell office:value-type="string" calcext:value-type="string">
            <text:p><text:s/>Open Championship</text:p>
          </table:table-cell>
          <table:table-cell office:value-type="string" calcext:value-type="string">
            <text:p><text:s/>PGA Championship</text:p>
          </table:table-cell>
          <table:table-cell office:value-type="string" calcext:value-type="string">
            <text:p><text:s/>US Open</text:p>
          </table:table-cell>
          <table:table-cell table:formula="of:=CONCATENATE(&quot;[&quot;;CHAR(34); [.A41];CHAR(34);&quot;,&quot;;CHAR(34); [.B41];CHAR(34);&quot;,&quot;;CHAR(34); [.C41];CHAR(34);&quot;,&quot;;CHAR(34); [.D41];CHAR(34);&quot;]&quot;)" office:value-type="string" office:string-value="[&quot; Masters&quot;,&quot; Open Championship&quot;,&quot; PGA Championship&quot;,&quot; US Open&quot;]" calcext:value-type="string">
            <text:p>[" Masters"," Open Championship"," PGA Championship"," US Open"]</text:p>
          </table:table-cell>
        </table:table-row>
        <table:table-row table:style-name="ro2">
          <table:table-cell office:value-type="string" calcext:value-type="string">
            <text:p>A. Car Racing</text:p>
          </table:table-cell>
          <table:table-cell office:value-type="string" calcext:value-type="string">
            <text:p>B. Chess</text:p>
          </table:table-cell>
          <table:table-cell office:value-type="string" calcext:value-type="string">
            <text:p>C. Billiards</text:p>
          </table:table-cell>
          <table:table-cell office:value-type="string" calcext:value-type="string">
            <text:p>D. Bull fighting</text:p>
          </table:table-cell>
          <table:table-cell table:formula="of:=CONCATENATE(&quot;[&quot;;CHAR(34); [.A42];CHAR(34);&quot;,&quot;;CHAR(34); [.B42];CHAR(34);&quot;,&quot;;CHAR(34); [.C42];CHAR(34);&quot;,&quot;;CHAR(34); [.D42];CHAR(34);&quot;]&quot;)" office:value-type="string" office:string-value="[&quot;A. Car Racing&quot;,&quot;B. Chess&quot;,&quot;C. Billiards&quot;,&quot;D. Bull fighting&quot;]" calcext:value-type="string">
            <text:p>["A. Car Racing","B. Chess","C. Billiards","D. Bull fighting"]</text:p>
          </table:table-cell>
        </table:table-row>
        <table:table-row table:style-name="ro2">
          <table:table-cell office:value-type="string" calcext:value-type="string">
            <text:p>A. Athelete</text:p>
          </table:table-cell>
          <table:table-cell office:value-type="string" calcext:value-type="string">
            <text:p>B. Weight Lifter</text:p>
          </table:table-cell>
          <table:table-cell office:value-type="string" calcext:value-type="string">
            <text:p>C. Swimmer</text:p>
          </table:table-cell>
          <table:table-cell office:value-type="string" calcext:value-type="string">
            <text:p>D. Boxer</text:p>
          </table:table-cell>
          <table:table-cell table:formula="of:=CONCATENATE(&quot;[&quot;;CHAR(34); [.A43];CHAR(34);&quot;,&quot;;CHAR(34); [.B43];CHAR(34);&quot;,&quot;;CHAR(34); [.C43];CHAR(34);&quot;,&quot;;CHAR(34); [.D43];CHAR(34);&quot;]&quot;)" office:value-type="string" office:string-value="[&quot;A. Athelete&quot;,&quot;B. Weight Lifter&quot;,&quot;C. Swimmer&quot;,&quot;D. Boxer&quot;]" calcext:value-type="string">
            <text:p>["A. Athelete","B. Weight Lifter","C. Swimmer","D. Boxer"]</text:p>
          </table:table-cell>
        </table:table-row>
        <table:table-row table:style-name="ro1">
          <table:table-cell office:value-type="string" calcext:value-type="string">
            <text:p>A. 1955</text:p>
          </table:table-cell>
          <table:table-cell office:value-type="string" calcext:value-type="string">
            <text:p>B. 1958</text:p>
          </table:table-cell>
          <table:table-cell office:value-type="string" calcext:value-type="string">
            <text:p>C. 1965</text:p>
          </table:table-cell>
          <table:table-cell office:value-type="string" calcext:value-type="string">
            <text:p>D. 1970</text:p>
          </table:table-cell>
          <table:table-cell table:formula="of:=CONCATENATE(&quot;[&quot;;CHAR(34); [.A44];CHAR(34);&quot;,&quot;;CHAR(34); [.B44];CHAR(34);&quot;,&quot;;CHAR(34); [.C44];CHAR(34);&quot;,&quot;;CHAR(34); [.D44];CHAR(34);&quot;]&quot;)" office:value-type="string" office:string-value="[&quot;A. 1955&quot;,&quot;B. 1958&quot;,&quot;C. 1965&quot;,&quot;D. 1970&quot;]" calcext:value-type="string">
            <text:p>["A. 1955","B. 1958","C. 1965","D. 1970"]</text:p>
          </table:table-cell>
        </table:table-row>
        <table:table-row table:style-name="ro2">
          <table:table-cell office:value-type="string" calcext:value-type="string">
            <text:p>A. Meghalaya</text:p>
          </table:table-cell>
          <table:table-cell office:value-type="string" calcext:value-type="string">
            <text:p>B. Rajasthan</text:p>
          </table:table-cell>
          <table:table-cell office:value-type="string" calcext:value-type="string">
            <text:p>C. Manipur</text:p>
          </table:table-cell>
          <table:table-cell office:value-type="string" calcext:value-type="string">
            <text:p>D. West Bengal</text:p>
          </table:table-cell>
          <table:table-cell table:formula="of:=CONCATENATE(&quot;[&quot;;CHAR(34); [.A45];CHAR(34);&quot;,&quot;;CHAR(34); [.B45];CHAR(34);&quot;,&quot;;CHAR(34); [.C45];CHAR(34);&quot;,&quot;;CHAR(34); [.D45];CHAR(34);&quot;]&quot;)" office:value-type="string" office:string-value="[&quot;A. Meghalaya&quot;,&quot;B. Rajasthan&quot;,&quot;C. Manipur&quot;,&quot;D. West Bengal&quot;]" calcext:value-type="string">
            <text:p>["A. Meghalaya","B. Rajasthan","C. Manipur","D. West Bengal"]</text:p>
          </table:table-cell>
        </table:table-row>
        <table:table-row table:style-name="ro2">
          <table:table-cell office:value-type="string" calcext:value-type="string">
            <text:p>A. Geet Sethi</text:p>
          </table:table-cell>
          <table:table-cell office:value-type="string" calcext:value-type="string">
            <text:p>B. Wilson Jones</text:p>
          </table:table-cell>
          <table:table-cell office:value-type="string" calcext:value-type="string">
            <text:p>C. Manoj Kothari</text:p>
          </table:table-cell>
          <table:table-cell office:value-type="string" calcext:value-type="string">
            <text:p>D. Michael Ferreira</text:p>
          </table:table-cell>
          <table:table-cell table:formula="of:=CONCATENATE(&quot;[&quot;;CHAR(34); [.A46];CHAR(34);&quot;,&quot;;CHAR(34); [.B46];CHAR(34);&quot;,&quot;;CHAR(34); [.C46];CHAR(34);&quot;,&quot;;CHAR(34); [.D46];CHAR(34);&quot;]&quot;)" office:value-type="string" office:string-value="[&quot;A. Geet Sethi&quot;,&quot;B. Wilson Jones&quot;,&quot;C. Manoj Kothari&quot;,&quot;D. Michael Ferreira&quot;]" calcext:value-type="string">
            <text:p>["A. Geet Sethi","B. Wilson Jones","C. Manoj Kothari","D. Michael Ferreira"]</text:p>
          </table:table-cell>
        </table:table-row>
        <table:table-row table:style-name="ro1">
          <table:table-cell office:value-type="string" calcext:value-type="string">
            <text:p>A. 12</text:p>
          </table:table-cell>
          <table:table-cell office:value-type="string" calcext:value-type="string">
            <text:p>B. 0</text:p>
          </table:table-cell>
          <table:table-cell office:value-type="string" calcext:value-type="string">
            <text:p>C. 5</text:p>
          </table:table-cell>
          <table:table-cell office:value-type="string" calcext:value-type="string">
            <text:p>D. 8</text:p>
          </table:table-cell>
          <table:table-cell table:formula="of:=CONCATENATE(&quot;[&quot;;CHAR(34); [.A47];CHAR(34);&quot;,&quot;;CHAR(34); [.B47];CHAR(34);&quot;,&quot;;CHAR(34); [.C47];CHAR(34);&quot;,&quot;;CHAR(34); [.D47];CHAR(34);&quot;]&quot;)" office:value-type="string" office:string-value="[&quot;A. 12&quot;,&quot;B. 0&quot;,&quot;C. 5&quot;,&quot;D. 8&quot;]" calcext:value-type="string">
            <text:p>["A. 12","B. 0","C. 5","D. 8"]</text:p>
          </table:table-cell>
        </table:table-row>
        <table:table-row table:style-name="ro1">
          <table:table-cell office:value-type="string" calcext:value-type="string">
            <text:p>A. 1948</text:p>
          </table:table-cell>
          <table:table-cell office:value-type="string" calcext:value-type="string">
            <text:p>B. 1980</text:p>
          </table:table-cell>
          <table:table-cell office:value-type="string" calcext:value-type="string">
            <text:p>C. 1996</text:p>
          </table:table-cell>
          <table:table-cell office:value-type="string" calcext:value-type="string">
            <text:p>D. 2012</text:p>
          </table:table-cell>
          <table:table-cell table:formula="of:=CONCATENATE(&quot;[&quot;;CHAR(34); [.A48];CHAR(34);&quot;,&quot;;CHAR(34); [.B48];CHAR(34);&quot;,&quot;;CHAR(34); [.C48];CHAR(34);&quot;,&quot;;CHAR(34); [.D48];CHAR(34);&quot;]&quot;)" office:value-type="string" office:string-value="[&quot;A. 1948&quot;,&quot;B. 1980&quot;,&quot;C. 1996&quot;,&quot;D. 2012&quot;]" calcext:value-type="string">
            <text:p>["A. 1948","B. 1980","C. 1996","D. 2012"]</text:p>
          </table:table-cell>
        </table:table-row>
        <table:table-row table:style-name="ro2">
          <table:table-cell office:value-type="string" calcext:value-type="string">
            <text:p>A. Lala Amarnath</text:p>
          </table:table-cell>
          <table:table-cell office:value-type="string" calcext:value-type="string">
            <text:p>B. Vinoo Mankad</text:p>
          </table:table-cell>
          <table:table-cell office:value-type="string" calcext:value-type="string">
            <text:p>C. CK Nayadu</text:p>
          </table:table-cell>
          <table:table-cell office:value-type="string" calcext:value-type="string">
            <text:p>D. Vijay Hazare</text:p>
          </table:table-cell>
          <table:table-cell table:formula="of:=CONCATENATE(&quot;[&quot;;CHAR(34); [.A49];CHAR(34);&quot;,&quot;;CHAR(34); [.B49];CHAR(34);&quot;,&quot;;CHAR(34); [.C49];CHAR(34);&quot;,&quot;;CHAR(34); [.D49];CHAR(34);&quot;]&quot;)" office:value-type="string" office:string-value="[&quot;A. Lala Amarnath&quot;,&quot;B. Vinoo Mankad&quot;,&quot;C. CK Nayadu&quot;,&quot;D. Vijay Hazare&quot;]" calcext:value-type="string">
            <text:p>["A. Lala Amarnath","B. Vinoo Mankad","C. CK Nayadu","D. Vijay Hazare"]</text:p>
          </table:table-cell>
        </table:table-row>
        <table:table-row table:style-name="ro1">
          <table:table-cell office:value-type="string" calcext:value-type="string">
            <text:p>A. Karnataka</text:p>
          </table:table-cell>
          <table:table-cell office:value-type="string" calcext:value-type="string">
            <text:p>B. Gujrath</text:p>
          </table:table-cell>
          <table:table-cell office:value-type="string" calcext:value-type="string">
            <text:p>C. Delhi</text:p>
          </table:table-cell>
          <table:table-cell office:value-type="string" calcext:value-type="string">
            <text:p>D. Mumbai</text:p>
          </table:table-cell>
          <table:table-cell table:formula="of:=CONCATENATE(&quot;[&quot;;CHAR(34); [.A50];CHAR(34);&quot;,&quot;;CHAR(34); [.B50];CHAR(34);&quot;,&quot;;CHAR(34); [.C50];CHAR(34);&quot;,&quot;;CHAR(34); [.D50];CHAR(34);&quot;]&quot;)" office:value-type="string" office:string-value="[&quot;A. Karnataka&quot;,&quot;B. Gujrath&quot;,&quot;C. Delhi&quot;,&quot;D. Mumbai&quot;]" calcext:value-type="string">
            <text:p>["A. Karnataka","B. Gujrath","C. Delhi","D. Mumbai"]</text:p>
          </table:table-cell>
        </table:table-row>
        <table:table-row table:style-name="ro2">
          <table:table-cell office:value-type="string" calcext:value-type="string">
            <text:p>A. Shane Warne</text:p>
          </table:table-cell>
          <table:table-cell office:value-type="string" calcext:value-type="string">
            <text:p>B. Anil Kumble</text:p>
          </table:table-cell>
          <table:table-cell office:value-type="string" calcext:value-type="string">
            <text:p>C. Jim Laker</text:p>
          </table:table-cell>
          <table:table-cell office:value-type="string" calcext:value-type="string">
            <text:p>D. Muttiah Muralitharan</text:p>
          </table:table-cell>
          <table:table-cell table:formula="of:=CONCATENATE(&quot;[&quot;;CHAR(34); [.A51];CHAR(34);&quot;,&quot;;CHAR(34); [.B51];CHAR(34);&quot;,&quot;;CHAR(34); [.C51];CHAR(34);&quot;,&quot;;CHAR(34); [.D51];CHAR(34);&quot;]&quot;)" office:value-type="string" office:string-value="[&quot;A. Shane Warne&quot;,&quot;B. Anil Kumble&quot;,&quot;C. Jim Laker&quot;,&quot;D. Muttiah Muralitharan&quot;]" calcext:value-type="string">
            <text:p>["A. Shane Warne","B. Anil Kumble","C. Jim Laker","D. Muttiah Muralitharan"]</text:p>
          </table:table-cell>
        </table:table-row>
        <table:table-row table:style-name="ro2">
          <table:table-cell office:value-type="string" calcext:value-type="string">
            <text:p>A. Wasim Akram</text:p>
          </table:table-cell>
          <table:table-cell office:value-type="string" calcext:value-type="string">
            <text:p>B. Muttiah Muralitharan</text:p>
          </table:table-cell>
          <table:table-cell office:value-type="string" calcext:value-type="string">
            <text:p>C. Shane Warne</text:p>
          </table:table-cell>
          <table:table-cell office:value-type="string" calcext:value-type="string">
            <text:p>D. Shaun Pollock</text:p>
          </table:table-cell>
          <table:table-cell table:formula="of:=CONCATENATE(&quot;[&quot;;CHAR(34); [.A52];CHAR(34);&quot;,&quot;;CHAR(34); [.B52];CHAR(34);&quot;,&quot;;CHAR(34); [.C52];CHAR(34);&quot;,&quot;;CHAR(34); [.D52];CHAR(34);&quot;]&quot;)" office:value-type="string" office:string-value="[&quot;A. Wasim Akram&quot;,&quot;B. Muttiah Muralitharan&quot;,&quot;C. Shane Warne&quot;,&quot;D. Shaun Pollock&quot;]" calcext:value-type="string">
            <text:p>["A. Wasim Akram","B. Muttiah Muralitharan","C. Shane Warne","D. Shaun Pollock"]</text:p>
          </table:table-cell>
        </table:table-row>
        <table:table-row table:style-name="ro1">
          <table:table-cell office:value-type="string" calcext:value-type="string">
            <text:p>A. 5</text:p>
          </table:table-cell>
          <table:table-cell office:value-type="string" calcext:value-type="string">
            <text:p>B. 10</text:p>
          </table:table-cell>
          <table:table-cell office:value-type="string" calcext:value-type="string">
            <text:p>C. 3</text:p>
          </table:table-cell>
          <table:table-cell office:value-type="string" calcext:value-type="string">
            <text:p>D. 7</text:p>
          </table:table-cell>
          <table:table-cell table:formula="of:=CONCATENATE(&quot;[&quot;;CHAR(34); [.A53];CHAR(34);&quot;,&quot;;CHAR(34); [.B53];CHAR(34);&quot;,&quot;;CHAR(34); [.C53];CHAR(34);&quot;,&quot;;CHAR(34); [.D53];CHAR(34);&quot;]&quot;)" office:value-type="string" office:string-value="[&quot;A. 5&quot;,&quot;B. 10&quot;,&quot;C. 3&quot;,&quot;D. 7&quot;]" calcext:value-type="string">
            <text:p>["A. 5","B. 10","C. 3","D. 7"]</text:p>
          </table:table-cell>
        </table:table-row>
        <table:table-row table:style-name="ro1">
          <table:table-cell office:value-type="string" calcext:value-type="string">
            <text:p>A. Hockey</text:p>
          </table:table-cell>
          <table:table-cell office:value-type="string" calcext:value-type="string">
            <text:p>B. Cricket</text:p>
          </table:table-cell>
          <table:table-cell office:value-type="string" calcext:value-type="string">
            <text:p>C. Football</text:p>
          </table:table-cell>
          <table:table-cell office:value-type="string" calcext:value-type="string">
            <text:p>D. Badminton</text:p>
          </table:table-cell>
          <table:table-cell table:formula="of:=CONCATENATE(&quot;[&quot;;CHAR(34); [.A54];CHAR(34);&quot;,&quot;;CHAR(34); [.B54];CHAR(34);&quot;,&quot;;CHAR(34); [.C54];CHAR(34);&quot;,&quot;;CHAR(34); [.D54];CHAR(34);&quot;]&quot;)" office:value-type="string" office:string-value="[&quot;A. Hockey&quot;,&quot;B. Cricket&quot;,&quot;C. Football&quot;,&quot;D. Badminton&quot;]" calcext:value-type="string">
            <text:p>["A. Hockey","B. Cricket","C. Football","D. Badminton"]</text:p>
          </table:table-cell>
        </table:table-row>
        <table:table-row table:style-name="ro2">
          <table:table-cell office:value-type="string" calcext:value-type="string">
            <text:p>A. Shahid Afridi</text:p>
          </table:table-cell>
          <table:table-cell office:value-type="string" calcext:value-type="string">
            <text:p>B. Tim Southee</text:p>
          </table:table-cell>
          <table:table-cell office:value-type="string" calcext:value-type="string">
            <text:p>C. Yuvraj Singh</text:p>
          </table:table-cell>
          <table:table-cell office:value-type="string" calcext:value-type="string">
            <text:p>D. Umar Gul</text:p>
          </table:table-cell>
          <table:table-cell table:formula="of:=CONCATENATE(&quot;[&quot;;CHAR(34); [.A55];CHAR(34);&quot;,&quot;;CHAR(34); [.B55];CHAR(34);&quot;,&quot;;CHAR(34); [.C55];CHAR(34);&quot;,&quot;;CHAR(34); [.D55];CHAR(34);&quot;]&quot;)" office:value-type="string" office:string-value="[&quot;A. Shahid Afridi&quot;,&quot;B. Tim Southee&quot;,&quot;C. Yuvraj Singh&quot;,&quot;D. Umar Gul&quot;]" calcext:value-type="string">
            <text:p>["A. Shahid Afridi","B. Tim Southee","C. Yuvraj Singh","D. Umar Gul"]</text:p>
          </table:table-cell>
        </table:table-row>
        <table:table-row table:style-name="ro1">
          <table:table-cell office:value-type="string" calcext:value-type="string">
            <text:p>A. Itabuna</text:p>
          </table:table-cell>
          <table:table-cell office:value-type="string" calcext:value-type="string">
            <text:p>B. Santos</text:p>
          </table:table-cell>
          <table:table-cell office:value-type="string" calcext:value-type="string">
            <text:p>C. Colo-Colo</text:p>
          </table:table-cell>
          <table:table-cell office:value-type="string" calcext:value-type="string">
            <text:p>D. Alegrense</text:p>
          </table:table-cell>
          <table:table-cell table:formula="of:=CONCATENATE(&quot;[&quot;;CHAR(34); [.A56];CHAR(34);&quot;,&quot;;CHAR(34); [.B56];CHAR(34);&quot;,&quot;;CHAR(34); [.C56];CHAR(34);&quot;,&quot;;CHAR(34); [.D56];CHAR(34);&quot;]&quot;)" office:value-type="string" office:string-value="[&quot;A. Itabuna&quot;,&quot;B. Santos&quot;,&quot;C. Colo-Colo&quot;,&quot;D. Alegrense&quot;]" calcext:value-type="string">
            <text:p>["A. Itabuna","B. Santos","C. Colo-Colo","D. Alegrense"]</text:p>
          </table:table-cell>
        </table:table-row>
        <table:table-row table:style-name="ro1">
          <table:table-cell office:value-type="string" calcext:value-type="string">
            <text:p>A. 1</text:p>
          </table:table-cell>
          <table:table-cell office:value-type="string" calcext:value-type="string">
            <text:p>B. 2</text:p>
          </table:table-cell>
          <table:table-cell office:value-type="string" calcext:value-type="string">
            <text:p>C. 3</text:p>
          </table:table-cell>
          <table:table-cell office:value-type="string" calcext:value-type="string">
            <text:p>D. 10</text:p>
          </table:table-cell>
          <table:table-cell table:formula="of:=CONCATENATE(&quot;[&quot;;CHAR(34); [.A57];CHAR(34);&quot;,&quot;;CHAR(34); [.B57];CHAR(34);&quot;,&quot;;CHAR(34); [.C57];CHAR(34);&quot;,&quot;;CHAR(34); [.D57];CHAR(34);&quot;]&quot;)" office:value-type="string" office:string-value="[&quot;A. 1&quot;,&quot;B. 2&quot;,&quot;C. 3&quot;,&quot;D. 10&quot;]" calcext:value-type="string">
            <text:p>["A. 1","B. 2","C. 3","D. 10"]</text:p>
          </table:table-cell>
        </table:table-row>
        <table:table-row table:style-name="ro2">
          <table:table-cell office:value-type="string" calcext:value-type="string">
            <text:p>A. Boca Juniors</text:p>
          </table:table-cell>
          <table:table-cell office:value-type="string" calcext:value-type="string">
            <text:p>B. Barcelona</text:p>
          </table:table-cell>
          <table:table-cell office:value-type="string" calcext:value-type="string">
            <text:p>C. Napoli</text:p>
          </table:table-cell>
          <table:table-cell office:value-type="string" calcext:value-type="string">
            <text:p>D. Al-Wasl</text:p>
          </table:table-cell>
          <table:table-cell table:formula="of:=CONCATENATE(&quot;[&quot;;CHAR(34); [.A58];CHAR(34);&quot;,&quot;;CHAR(34); [.B58];CHAR(34);&quot;,&quot;;CHAR(34); [.C58];CHAR(34);&quot;,&quot;;CHAR(34); [.D58];CHAR(34);&quot;]&quot;)" office:value-type="string" office:string-value="[&quot;A. Boca Juniors&quot;,&quot;B. Barcelona&quot;,&quot;C. Napoli&quot;,&quot;D. Al-Wasl&quot;]" calcext:value-type="string">
            <text:p>["A. Boca Juniors","B. Barcelona","C. Napoli","D. Al-Wasl"]</text:p>
          </table:table-cell>
        </table:table-row>
        <table:table-row table:style-name="ro2">
          <table:table-cell office:value-type="string" calcext:value-type="string">
            <text:p>A. England</text:p>
          </table:table-cell>
          <table:table-cell office:value-type="string" calcext:value-type="string">
            <text:p>B. Newzeland</text:p>
          </table:table-cell>
          <table:table-cell office:value-type="string" calcext:value-type="string">
            <text:p>C. Australia</text:p>
          </table:table-cell>
          <table:table-cell office:value-type="string" calcext:value-type="string">
            <text:p>D. South Africa</text:p>
          </table:table-cell>
          <table:table-cell table:formula="of:=CONCATENATE(&quot;[&quot;;CHAR(34); [.A59];CHAR(34);&quot;,&quot;;CHAR(34); [.B59];CHAR(34);&quot;,&quot;;CHAR(34); [.C59];CHAR(34);&quot;,&quot;;CHAR(34); [.D59];CHAR(34);&quot;]&quot;)" office:value-type="string" office:string-value="[&quot;A. England&quot;,&quot;B. Newzeland&quot;,&quot;C. Australia&quot;,&quot;D. South Africa&quot;]" calcext:value-type="string">
            <text:p>["A. England","B. Newzeland","C. Australia","D. South Africa"]</text:p>
          </table:table-cell>
        </table:table-row>
        <table:table-row table:style-name="ro2">
          <table:table-cell office:value-type="string" calcext:value-type="string">
            <text:p>A. England</text:p>
          </table:table-cell>
          <table:table-cell office:value-type="string" calcext:value-type="string">
            <text:p>B. Australia</text:p>
          </table:table-cell>
          <table:table-cell office:value-type="string" calcext:value-type="string">
            <text:p>C. South Africa</text:p>
          </table:table-cell>
          <table:table-cell office:value-type="string" calcext:value-type="string">
            <text:p>D. Newzeland</text:p>
          </table:table-cell>
          <table:table-cell table:formula="of:=CONCATENATE(&quot;[&quot;;CHAR(34); [.A60];CHAR(34);&quot;,&quot;;CHAR(34); [.B60];CHAR(34);&quot;,&quot;;CHAR(34); [.C60];CHAR(34);&quot;,&quot;;CHAR(34); [.D60];CHAR(34);&quot;]&quot;)" office:value-type="string" office:string-value="[&quot;A. England&quot;,&quot;B. Australia&quot;,&quot;C. South Africa&quot;,&quot;D. Newzeland&quot;]" calcext:value-type="string">
            <text:p>["A. England","B. Australia","C. South Africa","D. Newzeland"]</text:p>
          </table:table-cell>
        </table:table-row>
        <table:table-row table:style-name="ro2">
          <table:table-cell office:value-type="string" calcext:value-type="string">
            <text:p>A. William Webb Ellis</text:p>
          </table:table-cell>
          <table:table-cell office:value-type="string" calcext:value-type="string">
            <text:p>B. William Richards</text:p>
          </table:table-cell>
          <table:table-cell office:value-type="string" calcext:value-type="string">
            <text:p>C. Michael Slater</text:p>
          </table:table-cell>
          <table:table-cell office:value-type="string" calcext:value-type="string">
            <text:p>D. Steve Smith</text:p>
          </table:table-cell>
          <table:table-cell table:formula="of:=CONCATENATE(&quot;[&quot;;CHAR(34); [.A61];CHAR(34);&quot;,&quot;;CHAR(34); [.B61];CHAR(34);&quot;,&quot;;CHAR(34); [.C61];CHAR(34);&quot;,&quot;;CHAR(34); [.D61];CHAR(34);&quot;]&quot;)" office:value-type="string" office:string-value="[&quot;A. William Webb Ellis&quot;,&quot;B. William Richards&quot;,&quot;C. Michael Slater&quot;,&quot;D. Steve Smith&quot;]" calcext:value-type="string">
            <text:p>["A. William Webb Ellis","B. William Richards","C. Michael Slater","D. Steve Smith"]</text:p>
          </table:table-cell>
        </table:table-row>
        <table:table-row table:style-name="ro2">
          <table:table-cell office:value-type="string" calcext:value-type="string">
            <text:p>A. Essex</text:p>
          </table:table-cell>
          <table:table-cell office:value-type="string" calcext:value-type="string">
            <text:p>B. Kent</text:p>
          </table:table-cell>
          <table:table-cell office:value-type="string" calcext:value-type="string">
            <text:p>C. Lancashire</text:p>
          </table:table-cell>
          <table:table-cell office:value-type="string" calcext:value-type="string">
            <text:p>D. Somerset</text:p>
          </table:table-cell>
          <table:table-cell table:formula="of:=CONCATENATE(&quot;[&quot;;CHAR(34); [.A62];CHAR(34);&quot;,&quot;;CHAR(34); [.B62];CHAR(34);&quot;,&quot;;CHAR(34); [.C62];CHAR(34);&quot;,&quot;;CHAR(34); [.D62];CHAR(34);&quot;]&quot;)" office:value-type="string" office:string-value="[&quot;A. Essex&quot;,&quot;B. Kent&quot;,&quot;C. Lancashire&quot;,&quot;D. Somerset&quot;]" calcext:value-type="string">
            <text:p>["A. Essex","B. Kent","C. Lancashire","D. Somerset"]</text:p>
          </table:table-cell>
        </table:table-row>
        <table:table-row table:style-name="ro1">
          <table:table-cell office:value-type="string" calcext:value-type="string">
            <text:p>A. USA</text:p>
          </table:table-cell>
          <table:table-cell office:value-type="string" calcext:value-type="string">
            <text:p>B. Canada</text:p>
          </table:table-cell>
          <table:table-cell office:value-type="string" calcext:value-type="string">
            <text:p>C. Russia</text:p>
          </table:table-cell>
          <table:table-cell office:value-type="string" calcext:value-type="string">
            <text:p>D. Norway</text:p>
          </table:table-cell>
          <table:table-cell table:formula="of:=CONCATENATE(&quot;[&quot;;CHAR(34); [.A63];CHAR(34);&quot;,&quot;;CHAR(34); [.B63];CHAR(34);&quot;,&quot;;CHAR(34); [.C63];CHAR(34);&quot;,&quot;;CHAR(34); [.D63];CHAR(34);&quot;]&quot;)" office:value-type="string" office:string-value="[&quot;A. USA&quot;,&quot;B. Canada&quot;,&quot;C. Russia&quot;,&quot;D. Norway&quot;]" calcext:value-type="string">
            <text:p>["A. USA","B. Canada","C. Russia","D. Norway"]</text:p>
          </table:table-cell>
        </table:table-row>
        <table:table-row table:style-name="ro2">
          <table:table-cell office:value-type="string" calcext:value-type="string">
            <text:p>A. Rahul Dravid</text:p>
          </table:table-cell>
          <table:table-cell office:value-type="string" calcext:value-type="string">
            <text:p>B. Ricky Ponting</text:p>
          </table:table-cell>
          <table:table-cell office:value-type="string" calcext:value-type="string">
            <text:p>C. Sachin Tendulkar</text:p>
          </table:table-cell>
          <table:table-cell office:value-type="string" calcext:value-type="string">
            <text:p>D. VVS Laxman</text:p>
          </table:table-cell>
          <table:table-cell table:formula="of:=CONCATENATE(&quot;[&quot;;CHAR(34); [.A64];CHAR(34);&quot;,&quot;;CHAR(34); [.B64];CHAR(34);&quot;,&quot;;CHAR(34); [.C64];CHAR(34);&quot;,&quot;;CHAR(34); [.D64];CHAR(34);&quot;]&quot;)" office:value-type="string" office:string-value="[&quot;A. Rahul Dravid&quot;,&quot;B. Ricky Ponting&quot;,&quot;C. Sachin Tendulkar&quot;,&quot;D. VVS Laxman&quot;]" calcext:value-type="string">
            <text:p>["A. Rahul Dravid","B. Ricky Ponting","C. Sachin Tendulkar","D. VVS Laxman"]</text:p>
          </table:table-cell>
        </table:table-row>
        <table:table-row table:style-name="ro2">
          <table:table-cell office:value-type="string" calcext:value-type="string">
            <text:p>A. Serena Williams</text:p>
          </table:table-cell>
          <table:table-cell office:value-type="string" calcext:value-type="string">
            <text:p>B. Petra Kvitova</text:p>
          </table:table-cell>
          <table:table-cell office:value-type="string" calcext:value-type="string">
            <text:p>C. Kim Clijsters</text:p>
          </table:table-cell>
          <table:table-cell office:value-type="string" calcext:value-type="string">
            <text:p>D. Maria Sharapova</text:p>
          </table:table-cell>
          <table:table-cell table:formula="of:=CONCATENATE(&quot;[&quot;;CHAR(34); [.A65];CHAR(34);&quot;,&quot;;CHAR(34); [.B65];CHAR(34);&quot;,&quot;;CHAR(34); [.C65];CHAR(34);&quot;,&quot;;CHAR(34); [.D65];CHAR(34);&quot;]&quot;)" office:value-type="string" office:string-value="[&quot;A. Serena Williams&quot;,&quot;B. Petra Kvitova&quot;,&quot;C. Kim Clijsters&quot;,&quot;D. Maria Sharapova&quot;]" calcext:value-type="string">
            <text:p>["A. Serena Williams","B. Petra Kvitova","C. Kim Clijsters","D. Maria Sharapova"]</text:p>
          </table:table-cell>
        </table:table-row>
        <table:table-row table:style-name="ro2">
          <table:table-cell office:value-type="string" calcext:value-type="string">
            <text:p>A. Aston Villa </text:p>
          </table:table-cell>
          <table:table-cell office:value-type="string" calcext:value-type="string">
            <text:p>B. Everton</text:p>
          </table:table-cell>
          <table:table-cell office:value-type="string" calcext:value-type="string">
            <text:p>C. Langford</text:p>
          </table:table-cell>
          <table:table-cell office:value-type="string" calcext:value-type="string">
            <text:p>D. Monte Carlo</text:p>
          </table:table-cell>
          <table:table-cell table:formula="of:=CONCATENATE(&quot;[&quot;;CHAR(34); [.A66];CHAR(34);&quot;,&quot;;CHAR(34); [.B66];CHAR(34);&quot;,&quot;;CHAR(34); [.C66];CHAR(34);&quot;,&quot;;CHAR(34); [.D66];CHAR(34);&quot;]&quot;)" office:value-type="string" office:string-value="[&quot;A. Aston Villa &quot;,&quot;B. Everton&quot;,&quot;C. Langford&quot;,&quot;D. Monte Carlo&quot;]" calcext:value-type="string">
            <text:p>["A. Aston Villa ","B. Everton","C. Langford","D. Monte Carlo"]</text:p>
          </table:table-cell>
        </table:table-row>
        <table:table-row table:style-name="ro2">
          <table:table-cell office:value-type="string" calcext:value-type="string">
            <text:p>A. Greece</text:p>
          </table:table-cell>
          <table:table-cell office:value-type="string" calcext:value-type="string">
            <text:p>B. Switzerland</text:p>
          </table:table-cell>
          <table:table-cell office:value-type="string" calcext:value-type="string">
            <text:p>C. USA</text:p>
          </table:table-cell>
          <table:table-cell office:value-type="string" calcext:value-type="string">
            <text:p>D. Germany</text:p>
          </table:table-cell>
          <table:table-cell table:formula="of:=CONCATENATE(&quot;[&quot;;CHAR(34); [.A67];CHAR(34);&quot;,&quot;;CHAR(34); [.B67];CHAR(34);&quot;,&quot;;CHAR(34); [.C67];CHAR(34);&quot;,&quot;;CHAR(34); [.D67];CHAR(34);&quot;]&quot;)" office:value-type="string" office:string-value="[&quot;A. Greece&quot;,&quot;B. Switzerland&quot;,&quot;C. USA&quot;,&quot;D. Germany&quot;]" calcext:value-type="string">
            <text:p>["A. Greece","B. Switzerland","C. USA","D. Germany"]</text:p>
          </table:table-cell>
        </table:table-row>
        <table:table-row table:style-name="ro2">
          <table:table-cell office:value-type="string" calcext:value-type="string">
            <text:p>A. Gagan Narang</text:p>
          </table:table-cell>
          <table:table-cell office:value-type="string" calcext:value-type="string">
            <text:p>B. Sushil Kumar </text:p>
          </table:table-cell>
          <table:table-cell office:value-type="string" calcext:value-type="string">
            <text:p>C. Abhinav Bindra</text:p>
          </table:table-cell>
          <table:table-cell office:value-type="string" calcext:value-type="string">
            <text:p>D. Arjun Atwal</text:p>
          </table:table-cell>
          <table:table-cell table:formula="of:=CONCATENATE(&quot;[&quot;;CHAR(34); [.A68];CHAR(34);&quot;,&quot;;CHAR(34); [.B68];CHAR(34);&quot;,&quot;;CHAR(34); [.C68];CHAR(34);&quot;,&quot;;CHAR(34); [.D68];CHAR(34);&quot;]&quot;)" office:value-type="string" office:string-value="[&quot;A. Gagan Narang&quot;,&quot;B. Sushil Kumar &quot;,&quot;C. Abhinav Bindra&quot;,&quot;D. Arjun Atwal&quot;]" calcext:value-type="string">
            <text:p>["A. Gagan Narang","B. Sushil Kumar ","C. Abhinav Bindra","D. Arjun Atwal"]</text:p>
          </table:table-cell>
        </table:table-row>
        <table:table-row table:style-name="ro2">
          <table:table-cell office:value-type="string" calcext:value-type="string">
            <text:p>A. Roger Federer</text:p>
          </table:table-cell>
          <table:table-cell office:value-type="string" calcext:value-type="string">
            <text:p>B. Rafael Nadal</text:p>
          </table:table-cell>
          <table:table-cell office:value-type="string" calcext:value-type="string">
            <text:p>C. Novak Djokovic</text:p>
          </table:table-cell>
          <table:table-cell office:value-type="string" calcext:value-type="string">
            <text:p>D. Andy Murray</text:p>
          </table:table-cell>
          <table:table-cell table:formula="of:=CONCATENATE(&quot;[&quot;;CHAR(34); [.A69];CHAR(34);&quot;,&quot;;CHAR(34); [.B69];CHAR(34);&quot;,&quot;;CHAR(34); [.C69];CHAR(34);&quot;,&quot;;CHAR(34); [.D69];CHAR(34);&quot;]&quot;)" office:value-type="string" office:string-value="[&quot;A. Roger Federer&quot;,&quot;B. Rafael Nadal&quot;,&quot;C. Novak Djokovic&quot;,&quot;D. Andy Murray&quot;]" calcext:value-type="string">
            <text:p>["A. Roger Federer","B. Rafael Nadal","C. Novak Djokovic","D. Andy Murray"]</text:p>
          </table:table-cell>
        </table:table-row>
        <table:table-row table:style-name="ro1">
          <table:table-cell office:value-type="string" calcext:value-type="string">
            <text:p>A. McLaren</text:p>
          </table:table-cell>
          <table:table-cell office:value-type="string" calcext:value-type="string">
            <text:p>B. Ferrari</text:p>
          </table:table-cell>
          <table:table-cell office:value-type="string" calcext:value-type="string">
            <text:p>C. Bugatti</text:p>
          </table:table-cell>
          <table:table-cell office:value-type="string" calcext:value-type="string">
            <text:p>D. Renault</text:p>
          </table:table-cell>
          <table:table-cell table:formula="of:=CONCATENATE(&quot;[&quot;;CHAR(34); [.A70];CHAR(34);&quot;,&quot;;CHAR(34); [.B70];CHAR(34);&quot;,&quot;;CHAR(34); [.C70];CHAR(34);&quot;,&quot;;CHAR(34); [.D70];CHAR(34);&quot;]&quot;)" office:value-type="string" office:string-value="[&quot;A. McLaren&quot;,&quot;B. Ferrari&quot;,&quot;C. Bugatti&quot;,&quot;D. Renault&quot;]" calcext:value-type="string">
            <text:p>["A. McLaren","B. Ferrari","C. Bugatti","D. Renault"]</text:p>
          </table:table-cell>
        </table:table-row>
        <table:table-row table:style-name="ro5">
          <table:table-cell office:value-type="string" calcext:value-type="string">
            <text:p>A. Indian Racing Circuit</text:p>
          </table:table-cell>
          <table:table-cell office:value-type="string" calcext:value-type="string">
            <text:p>B. F1 Centre for racing</text:p>
          </table:table-cell>
          <table:table-cell office:value-type="string" calcext:value-type="string">
            <text:p>C. Buddh International Circuit</text:p>
          </table:table-cell>
          <table:table-cell office:value-type="string" calcext:value-type="string">
            <text:p>D. Indira Gandhi International circuit</text:p>
          </table:table-cell>
          <table:table-cell table:formula="of:=CONCATENATE(&quot;[&quot;;CHAR(34); [.A71];CHAR(34);&quot;,&quot;;CHAR(34); [.B71];CHAR(34);&quot;,&quot;;CHAR(34); [.C71];CHAR(34);&quot;,&quot;;CHAR(34); [.D71];CHAR(34);&quot;]&quot;)" office:value-type="string" office:string-value="[&quot;A. Indian Racing Circuit&quot;,&quot;B. F1 Centre for racing&quot;,&quot;C. Buddh International Circuit&quot;,&quot;D. Indira Gandhi International circuit&quot;]" calcext:value-type="string">
            <text:p>["A. Indian Racing Circuit","B. F1 Centre for racing","C. Buddh International Circuit","D. Indira Gandhi International circuit"]</text:p>
          </table:table-cell>
        </table:table-row>
        <table:table-row table:style-name="ro2">
          <table:table-cell office:value-type="string" calcext:value-type="string">
            <text:p>A. Jenson Button</text:p>
          </table:table-cell>
          <table:table-cell office:value-type="string" calcext:value-type="string">
            <text:p>B. Mark Webber</text:p>
          </table:table-cell>
          <table:table-cell office:value-type="string" calcext:value-type="string">
            <text:p>C. Fernando Alonso</text:p>
          </table:table-cell>
          <table:table-cell office:value-type="string" calcext:value-type="string">
            <text:p>D. Sebestian Vettel</text:p>
          </table:table-cell>
          <table:table-cell table:formula="of:=CONCATENATE(&quot;[&quot;;CHAR(34); [.A72];CHAR(34);&quot;,&quot;;CHAR(34); [.B72];CHAR(34);&quot;,&quot;;CHAR(34); [.C72];CHAR(34);&quot;,&quot;;CHAR(34); [.D72];CHAR(34);&quot;]&quot;)" office:value-type="string" office:string-value="[&quot;A. Jenson Button&quot;,&quot;B. Mark Webber&quot;,&quot;C. Fernando Alonso&quot;,&quot;D. Sebestian Vettel&quot;]" calcext:value-type="string">
            <text:p>["A. Jenson Button","B. Mark Webber","C. Fernando Alonso","D. Sebestian Vettel"]</text:p>
          </table:table-cell>
        </table:table-row>
        <table:table-row table:style-name="ro2">
          <table:table-cell office:value-type="string" calcext:value-type="string">
            <text:p>A. Vijendra Singh</text:p>
          </table:table-cell>
          <table:table-cell office:value-type="string" calcext:value-type="string">
            <text:p>B. Manoj Kumar</text:p>
          </table:table-cell>
          <table:table-cell office:value-type="string" calcext:value-type="string">
            <text:p>C. Vikas Krishnan</text:p>
          </table:table-cell>
          <table:table-cell office:value-type="string" calcext:value-type="string">
            <text:p>D. Mary Kom</text:p>
          </table:table-cell>
          <table:table-cell table:formula="of:=CONCATENATE(&quot;[&quot;;CHAR(34); [.A73];CHAR(34);&quot;,&quot;;CHAR(34); [.B73];CHAR(34);&quot;,&quot;;CHAR(34); [.C73];CHAR(34);&quot;,&quot;;CHAR(34); [.D73];CHAR(34);&quot;]&quot;)" office:value-type="string" office:string-value="[&quot;A. Vijendra Singh&quot;,&quot;B. Manoj Kumar&quot;,&quot;C. Vikas Krishnan&quot;,&quot;D. Mary Kom&quot;]" calcext:value-type="string">
            <text:p>["A. Vijendra Singh","B. Manoj Kumar","C. Vikas Krishnan","D. Mary Kom"]</text:p>
          </table:table-cell>
        </table:table-row>
        <table:table-row table:style-name="ro2">
          <table:table-cell office:value-type="string" calcext:value-type="string">
            <text:p>A. 10kms</text:p>
          </table:table-cell>
          <table:table-cell office:value-type="string" calcext:value-type="string">
            <text:p>B. 39 kms</text:p>
          </table:table-cell>
          <table:table-cell office:value-type="string" calcext:value-type="string">
            <text:p>C. 42.195kms</text:p>
          </table:table-cell>
          <table:table-cell office:value-type="string" calcext:value-type="string">
            <text:p>D. 44.195kms</text:p>
          </table:table-cell>
          <table:table-cell table:formula="of:=CONCATENATE(&quot;[&quot;;CHAR(34); [.A74];CHAR(34);&quot;,&quot;;CHAR(34); [.B74];CHAR(34);&quot;,&quot;;CHAR(34); [.C74];CHAR(34);&quot;,&quot;;CHAR(34); [.D74];CHAR(34);&quot;]&quot;)" office:value-type="string" office:string-value="[&quot;A. 10kms&quot;,&quot;B. 39 kms&quot;,&quot;C. 42.195kms&quot;,&quot;D. 44.195kms&quot;]" calcext:value-type="string">
            <text:p>["A. 10kms","B. 39 kms","C. 42.195kms","D. 44.195kms"]</text:p>
          </table:table-cell>
        </table:table-row>
        <table:table-row table:style-name="ro2">
          <table:table-cell office:value-type="string" calcext:value-type="string">
            <text:p>A. PT Usha</text:p>
          </table:table-cell>
          <table:table-cell office:value-type="string" calcext:value-type="string">
            <text:p>B. Shayni Abrahm</text:p>
          </table:table-cell>
          <table:table-cell office:value-type="string" calcext:value-type="string">
            <text:p>C. Kamaljith Sandhu</text:p>
          </table:table-cell>
          <table:table-cell office:value-type="string" calcext:value-type="string">
            <text:p>D. Anju <text:s/>Boby George</text:p>
          </table:table-cell>
          <table:table-cell table:formula="of:=CONCATENATE(&quot;[&quot;;CHAR(34); [.A75];CHAR(34);&quot;,&quot;;CHAR(34); [.B75];CHAR(34);&quot;,&quot;;CHAR(34); [.C75];CHAR(34);&quot;,&quot;;CHAR(34); [.D75];CHAR(34);&quot;]&quot;)" office:value-type="string" office:string-value="[&quot;A. PT Usha&quot;,&quot;B. Shayni Abrahm&quot;,&quot;C. Kamaljith Sandhu&quot;,&quot;D. Anju  Boby George&quot;]" calcext:value-type="string">
            <text:p>["A. PT Usha","B. Shayni Abrahm","C. Kamaljith Sandhu","D. Anju <text:s/>Boby George"]</text:p>
          </table:table-cell>
        </table:table-row>
        <table:table-row table:style-name="ro2">
          <table:table-cell office:value-type="string" calcext:value-type="string">
            <text:p>A. Argentina</text:p>
          </table:table-cell>
          <table:table-cell office:value-type="string" calcext:value-type="string">
            <text:p>B. Brazil</text:p>
          </table:table-cell>
          <table:table-cell office:value-type="string" calcext:value-type="string">
            <text:p>C. South Africa</text:p>
          </table:table-cell>
          <table:table-cell office:value-type="string" calcext:value-type="string">
            <text:p>D. Ukraine</text:p>
          </table:table-cell>
          <table:table-cell table:formula="of:=CONCATENATE(&quot;[&quot;;CHAR(34); [.A76];CHAR(34);&quot;,&quot;;CHAR(34); [.B76];CHAR(34);&quot;,&quot;;CHAR(34); [.C76];CHAR(34);&quot;,&quot;;CHAR(34); [.D76];CHAR(34);&quot;]&quot;)" office:value-type="string" office:string-value="[&quot;A. Argentina&quot;,&quot;B. Brazil&quot;,&quot;C. South Africa&quot;,&quot;D. Ukraine&quot;]" calcext:value-type="string">
            <text:p>["A. Argentina","B. Brazil","C. South Africa","D. Ukraine"]</text:p>
          </table:table-cell>
        </table:table-row>
        <table:table-row table:style-name="ro1">
          <table:table-cell office:value-type="string" calcext:value-type="string">
            <text:p>A. 11</text:p>
          </table:table-cell>
          <table:table-cell office:value-type="string" calcext:value-type="string">
            <text:p>B. 9</text:p>
          </table:table-cell>
          <table:table-cell office:value-type="string" calcext:value-type="string">
            <text:p>C. 14</text:p>
          </table:table-cell>
          <table:table-cell office:value-type="string" calcext:value-type="string">
            <text:p>D. 6</text:p>
          </table:table-cell>
          <table:table-cell table:formula="of:=CONCATENATE(&quot;[&quot;;CHAR(34); [.A77];CHAR(34);&quot;,&quot;;CHAR(34); [.B77];CHAR(34);&quot;,&quot;;CHAR(34); [.C77];CHAR(34);&quot;,&quot;;CHAR(34); [.D77];CHAR(34);&quot;]&quot;)" office:value-type="string" office:string-value="[&quot;A. 11&quot;,&quot;B. 9&quot;,&quot;C. 14&quot;,&quot;D. 6&quot;]" calcext:value-type="string">
            <text:p>["A. 11","B. 9","C. 14","D. 6"]</text:p>
          </table:table-cell>
        </table:table-row>
        <table:table-row table:style-name="ro1">
          <table:table-cell office:value-type="string" calcext:value-type="string">
            <text:p>A. Singapore</text:p>
          </table:table-cell>
          <table:table-cell office:value-type="string" calcext:value-type="string">
            <text:p>B. China</text:p>
          </table:table-cell>
          <table:table-cell office:value-type="string" calcext:value-type="string">
            <text:p>C. Hong kong</text:p>
          </table:table-cell>
          <table:table-cell office:value-type="string" calcext:value-type="string">
            <text:p>D. Japan</text:p>
          </table:table-cell>
          <table:table-cell table:formula="of:=CONCATENATE(&quot;[&quot;;CHAR(34); [.A78];CHAR(34);&quot;,&quot;;CHAR(34); [.B78];CHAR(34);&quot;,&quot;;CHAR(34); [.C78];CHAR(34);&quot;,&quot;;CHAR(34); [.D78];CHAR(34);&quot;]&quot;)" office:value-type="string" office:string-value="[&quot;A. Singapore&quot;,&quot;B. China&quot;,&quot;C. Hong kong&quot;,&quot;D. Japan&quot;]" calcext:value-type="string">
            <text:p>["A. Singapore","B. China","C. Hong kong","D. Japan"]</text:p>
          </table:table-cell>
        </table:table-row>
        <table:table-row table:style-name="ro1">
          <table:table-cell office:value-type="string" calcext:value-type="string">
            <text:p>A. Puma</text:p>
          </table:table-cell>
          <table:table-cell office:value-type="string" calcext:value-type="string">
            <text:p>B. Nike</text:p>
          </table:table-cell>
          <table:table-cell office:value-type="string" calcext:value-type="string">
            <text:p>C. Adidas</text:p>
          </table:table-cell>
          <table:table-cell office:value-type="string" calcext:value-type="string">
            <text:p>D. Reebok</text:p>
          </table:table-cell>
          <table:table-cell table:formula="of:=CONCATENATE(&quot;[&quot;;CHAR(34); [.A79];CHAR(34);&quot;,&quot;;CHAR(34); [.B79];CHAR(34);&quot;,&quot;;CHAR(34); [.C79];CHAR(34);&quot;,&quot;;CHAR(34); [.D79];CHAR(34);&quot;]&quot;)" office:value-type="string" office:string-value="[&quot;A. Puma&quot;,&quot;B. Nike&quot;,&quot;C. Adidas&quot;,&quot;D. Reebok&quot;]" calcext:value-type="string">
            <text:p>["A. Puma","B. Nike","C. Adidas","D. Reebok"]</text:p>
          </table:table-cell>
        </table:table-row>
        <table:table-row table:style-name="ro1">
          <table:table-cell office:value-type="string" calcext:value-type="string">
            <text:p>A. Brown</text:p>
          </table:table-cell>
          <table:table-cell office:value-type="string" calcext:value-type="string">
            <text:p>B. Yellow</text:p>
          </table:table-cell>
          <table:table-cell office:value-type="string" calcext:value-type="string">
            <text:p>C. Red</text:p>
          </table:table-cell>
          <table:table-cell office:value-type="string" calcext:value-type="string">
            <text:p>D. Green</text:p>
          </table:table-cell>
          <table:table-cell table:formula="of:=CONCATENATE(&quot;[&quot;;CHAR(34); [.A80];CHAR(34);&quot;,&quot;;CHAR(34); [.B80];CHAR(34);&quot;,&quot;;CHAR(34); [.C80];CHAR(34);&quot;,&quot;;CHAR(34); [.D80];CHAR(34);&quot;]&quot;)" office:value-type="string" office:string-value="[&quot;A. Brown&quot;,&quot;B. Yellow&quot;,&quot;C. Red&quot;,&quot;D. Green&quot;]" calcext:value-type="string">
            <text:p>["A. Brown","B. Yellow","C. Red","D. Green"]</text:p>
          </table:table-cell>
        </table:table-row>
        <table:table-row table:style-name="ro2">
          <table:table-cell office:value-type="string" calcext:value-type="string">
            <text:p>A. India</text:p>
          </table:table-cell>
          <table:table-cell office:value-type="string" calcext:value-type="string">
            <text:p>B. China</text:p>
          </table:table-cell>
          <table:table-cell office:value-type="string" calcext:value-type="string">
            <text:p>C. Hong Kong</text:p>
          </table:table-cell>
          <table:table-cell office:value-type="string" calcext:value-type="string">
            <text:p>D. Japan</text:p>
          </table:table-cell>
          <table:table-cell table:formula="of:=CONCATENATE(&quot;[&quot;;CHAR(34); [.A81];CHAR(34);&quot;,&quot;;CHAR(34); [.B81];CHAR(34);&quot;,&quot;;CHAR(34); [.C81];CHAR(34);&quot;,&quot;;CHAR(34); [.D81];CHAR(34);&quot;]&quot;)" office:value-type="string" office:string-value="[&quot;A. India&quot;,&quot;B. China&quot;,&quot;C. Hong Kong&quot;,&quot;D. Japan&quot;]" calcext:value-type="string">
            <text:p>["A. India","B. China","C. Hong Kong","D. Japan"]</text:p>
          </table:table-cell>
        </table:table-row>
        <table:table-row table:style-name="ro1">
          <table:table-cell office:value-type="string" calcext:value-type="string">
            <text:p>A. 10</text:p>
          </table:table-cell>
          <table:table-cell office:value-type="string" calcext:value-type="string">
            <text:p>B. 11</text:p>
          </table:table-cell>
          <table:table-cell office:value-type="string" calcext:value-type="string">
            <text:p>C. 9</text:p>
          </table:table-cell>
          <table:table-cell office:value-type="string" calcext:value-type="string">
            <text:p>D. 8</text:p>
          </table:table-cell>
          <table:table-cell table:formula="of:=CONCATENATE(&quot;[&quot;;CHAR(34); [.A82];CHAR(34);&quot;,&quot;;CHAR(34); [.B82];CHAR(34);&quot;,&quot;;CHAR(34); [.C82];CHAR(34);&quot;,&quot;;CHAR(34); [.D82];CHAR(34);&quot;]&quot;)" office:value-type="string" office:string-value="[&quot;A. 10&quot;,&quot;B. 11&quot;,&quot;C. 9&quot;,&quot;D. 8&quot;]" calcext:value-type="string">
            <text:p>["A. 10","B. 11","C. 9","D. 8"]</text:p>
          </table:table-cell>
        </table:table-row>
        <table:table-row table:style-name="ro1">
          <table:table-cell office:value-type="string" calcext:value-type="string">
            <text:p>A. Bishop</text:p>
          </table:table-cell>
          <table:table-cell office:value-type="string" calcext:value-type="string">
            <text:p>B. Knight</text:p>
          </table:table-cell>
          <table:table-cell office:value-type="string" calcext:value-type="string">
            <text:p>C. Pawn</text:p>
          </table:table-cell>
          <table:table-cell office:value-type="string" calcext:value-type="string">
            <text:p>D. Rook</text:p>
          </table:table-cell>
          <table:table-cell table:formula="of:=CONCATENATE(&quot;[&quot;;CHAR(34); [.A83];CHAR(34);&quot;,&quot;;CHAR(34); [.B83];CHAR(34);&quot;,&quot;;CHAR(34); [.C83];CHAR(34);&quot;,&quot;;CHAR(34); [.D83];CHAR(34);&quot;]&quot;)" office:value-type="string" office:string-value="[&quot;A. Bishop&quot;,&quot;B. Knight&quot;,&quot;C. Pawn&quot;,&quot;D. Rook&quot;]" calcext:value-type="string">
            <text:p>["A. Bishop","B. Knight","C. Pawn","D. Rook"]</text:p>
          </table:table-cell>
        </table:table-row>
        <table:table-row table:style-name="ro2">
          <table:table-cell office:value-type="string" calcext:value-type="string">
            <text:p>A. California</text:p>
          </table:table-cell>
          <table:table-cell office:value-type="string" calcext:value-type="string">
            <text:p>B. New York</text:p>
          </table:table-cell>
          <table:table-cell office:value-type="string" calcext:value-type="string">
            <text:p>C. Washington</text:p>
          </table:table-cell>
          <table:table-cell office:value-type="string" calcext:value-type="string">
            <text:p>D. Paris</text:p>
          </table:table-cell>
          <table:table-cell table:formula="of:=CONCATENATE(&quot;[&quot;;CHAR(34); [.A84];CHAR(34);&quot;,&quot;;CHAR(34); [.B84];CHAR(34);&quot;,&quot;;CHAR(34); [.C84];CHAR(34);&quot;,&quot;;CHAR(34); [.D84];CHAR(34);&quot;]&quot;)" office:value-type="string" office:string-value="[&quot;A. California&quot;,&quot;B. New York&quot;,&quot;C. Washington&quot;,&quot;D. Paris&quot;]" calcext:value-type="string">
            <text:p>["A. California","B. New York","C. Washington","D. Paris"]</text:p>
          </table:table-cell>
        </table:table-row>
        <table:table-row table:style-name="ro2">
          <table:table-cell office:value-type="string" calcext:value-type="string">
            <text:p>A. Andrew Bogut</text:p>
          </table:table-cell>
          <table:table-cell office:value-type="string" calcext:value-type="string">
            <text:p>B. Kobe Bryant</text:p>
          </table:table-cell>
          <table:table-cell office:value-type="string" calcext:value-type="string">
            <text:p>C. Leandro Barbosa</text:p>
          </table:table-cell>
          <table:table-cell office:value-type="string" calcext:value-type="string">
            <text:p>D. Robert Sacre</text:p>
          </table:table-cell>
          <table:table-cell table:formula="of:=CONCATENATE(&quot;[&quot;;CHAR(34); [.A85];CHAR(34);&quot;,&quot;;CHAR(34); [.B85];CHAR(34);&quot;,&quot;;CHAR(34); [.C85];CHAR(34);&quot;,&quot;;CHAR(34); [.D85];CHAR(34);&quot;]&quot;)" office:value-type="string" office:string-value="[&quot;A. Andrew Bogut&quot;,&quot;B. Kobe Bryant&quot;,&quot;C. Leandro Barbosa&quot;,&quot;D. Robert Sacre&quot;]" calcext:value-type="string">
            <text:p>["A. Andrew Bogut","B. Kobe Bryant","C. Leandro Barbosa","D. Robert Sacre"]</text:p>
          </table:table-cell>
        </table:table-row>
        <table:table-row table:style-name="ro1">
          <table:table-cell office:value-type="string" calcext:value-type="string">
            <text:p>A. 1989</text:p>
          </table:table-cell>
          <table:table-cell office:value-type="string" calcext:value-type="string">
            <text:p>B. 2000</text:p>
          </table:table-cell>
          <table:table-cell office:value-type="string" calcext:value-type="string">
            <text:p>C. 1979</text:p>
          </table:table-cell>
          <table:table-cell office:value-type="string" calcext:value-type="string">
            <text:p>D. 1950</text:p>
          </table:table-cell>
          <table:table-cell table:formula="of:=CONCATENATE(&quot;[&quot;;CHAR(34); [.A86];CHAR(34);&quot;,&quot;;CHAR(34); [.B86];CHAR(34);&quot;,&quot;;CHAR(34); [.C86];CHAR(34);&quot;,&quot;;CHAR(34); [.D86];CHAR(34);&quot;]&quot;)" office:value-type="string" office:string-value="[&quot;A. 1989&quot;,&quot;B. 2000&quot;,&quot;C. 1979&quot;,&quot;D. 1950&quot;]" calcext:value-type="string">
            <text:p>["A. 1989","B. 2000","C. 1979","D. 1950"]</text:p>
          </table:table-cell>
        </table:table-row>
        <table:table-row table:style-name="ro3">
          <table:table-cell office:value-type="string" calcext:value-type="string">
            <text:p>A. Inspire a generation</text:p>
          </table:table-cell>
          <table:table-cell office:value-type="string" calcext:value-type="string">
            <text:p>B. Passion lives here</text:p>
          </table:table-cell>
          <table:table-cell office:value-type="string" calcext:value-type="string">
            <text:p>C. Light the fire within</text:p>
          </table:table-cell>
          <table:table-cell office:value-type="string" calcext:value-type="string">
            <text:p>D. With glowing hearts</text:p>
          </table:table-cell>
          <table:table-cell table:formula="of:=CONCATENATE(&quot;[&quot;;CHAR(34); [.A87];CHAR(34);&quot;,&quot;;CHAR(34); [.B87];CHAR(34);&quot;,&quot;;CHAR(34); [.C87];CHAR(34);&quot;,&quot;;CHAR(34); [.D87];CHAR(34);&quot;]&quot;)" office:value-type="string" office:string-value="[&quot;A. Inspire a generation&quot;,&quot;B. Passion lives here&quot;,&quot;C. Light the fire within&quot;,&quot;D. With glowing hearts&quot;]" calcext:value-type="string">
            <text:p>["A. Inspire a generation","B. Passion lives here","C. Light the fire within","D. With glowing hearts"]</text:p>
          </table:table-cell>
        </table:table-row>
        <table:table-row table:style-name="ro2">
          <table:table-cell office:value-type="string" calcext:value-type="string">
            <text:p>A. Trinidad and Tobago</text:p>
          </table:table-cell>
          <table:table-cell office:value-type="string" calcext:value-type="string">
            <text:p>B. Chennai Super Kings</text:p>
          </table:table-cell>
          <table:table-cell office:value-type="string" calcext:value-type="string">
            <text:p>C. Sydney Sixers</text:p>
          </table:table-cell>
          <table:table-cell office:value-type="string" calcext:value-type="string">
            <text:p>D. Highveld Lions</text:p>
          </table:table-cell>
          <table:table-cell table:formula="of:=CONCATENATE(&quot;[&quot;;CHAR(34); [.A88];CHAR(34);&quot;,&quot;;CHAR(34); [.B88];CHAR(34);&quot;,&quot;;CHAR(34); [.C88];CHAR(34);&quot;,&quot;;CHAR(34); [.D88];CHAR(34);&quot;]&quot;)" office:value-type="string" office:string-value="[&quot;A. Trinidad and Tobago&quot;,&quot;B. Chennai Super Kings&quot;,&quot;C. Sydney Sixers&quot;,&quot;D. Highveld Lions&quot;]" calcext:value-type="string">
            <text:p>["A. Trinidad and Tobago","B. Chennai Super Kings","C. Sydney Sixers","D. Highveld Lions"]</text:p>
          </table:table-cell>
        </table:table-row>
        <table:table-row table:style-name="ro2">
          <table:table-cell office:value-type="string" calcext:value-type="string">
            <text:p>A. Saina Nehwal</text:p>
          </table:table-cell>
          <table:table-cell office:value-type="string" calcext:value-type="string">
            <text:p>B. Parupalli Kashyap</text:p>
          </table:table-cell>
          <table:table-cell office:value-type="string" calcext:value-type="string">
            <text:p>C. Ashwini Ponappa</text:p>
          </table:table-cell>
          <table:table-cell office:value-type="string" calcext:value-type="string">
            <text:p>D. Anup Sridhar</text:p>
          </table:table-cell>
          <table:table-cell table:formula="of:=CONCATENATE(&quot;[&quot;;CHAR(34); [.A89];CHAR(34);&quot;,&quot;;CHAR(34); [.B89];CHAR(34);&quot;,&quot;;CHAR(34); [.C89];CHAR(34);&quot;,&quot;;CHAR(34); [.D89];CHAR(34);&quot;]&quot;)" office:value-type="string" office:string-value="[&quot;A. Saina Nehwal&quot;,&quot;B. Parupalli Kashyap&quot;,&quot;C. Ashwini Ponappa&quot;,&quot;D. Anup Sridhar&quot;]" calcext:value-type="string">
            <text:p>["A. Saina Nehwal","B. Parupalli Kashyap","C. Ashwini Ponappa","D. Anup Sridhar"]</text:p>
          </table:table-cell>
        </table:table-row>
        <table:table-row table:style-name="ro3">
          <table:table-cell office:value-type="string" calcext:value-type="string">
            <text:p>A. Mary Kom</text:p>
          </table:table-cell>
          <table:table-cell office:value-type="string" calcext:value-type="string">
            <text:p>B. Yuvraj Singh</text:p>
          </table:table-cell>
          <table:table-cell office:value-type="string" calcext:value-type="string">
            <text:p>C. Vijay Kumar</text:p>
          </table:table-cell>
          <table:table-cell office:value-type="string" calcext:value-type="string">
            <text:p>D. Vishwanathan Anand</text:p>
          </table:table-cell>
          <table:table-cell table:formula="of:=CONCATENATE(&quot;[&quot;;CHAR(34); [.A90];CHAR(34);&quot;,&quot;;CHAR(34); [.B90];CHAR(34);&quot;,&quot;;CHAR(34); [.C90];CHAR(34);&quot;,&quot;;CHAR(34); [.D90];CHAR(34);&quot;]&quot;)" office:value-type="string" office:string-value="[&quot;A. Mary Kom&quot;,&quot;B. Yuvraj Singh&quot;,&quot;C. Vijay Kumar&quot;,&quot;D. Vishwanathan Anand&quot;]" calcext:value-type="string">
            <text:p>["A. Mary Kom","B. Yuvraj Singh","C. Vijay Kumar","D. Vishwanathan Anand"]</text:p>
          </table:table-cell>
        </table:table-row>
        <table:table-row table:style-name="ro2">
          <table:table-cell office:value-type="string" calcext:value-type="string">
            <text:p>A. Ricky Ponting</text:p>
          </table:table-cell>
          <table:table-cell office:value-type="string" calcext:value-type="string">
            <text:p>B. Steve Waugh</text:p>
          </table:table-cell>
          <table:table-cell office:value-type="string" calcext:value-type="string">
            <text:p>C. Glenn McGrath</text:p>
          </table:table-cell>
          <table:table-cell office:value-type="string" calcext:value-type="string">
            <text:p>D. Mark Waugh</text:p>
          </table:table-cell>
          <table:table-cell table:formula="of:=CONCATENATE(&quot;[&quot;;CHAR(34); [.A91];CHAR(34);&quot;,&quot;;CHAR(34); [.B91];CHAR(34);&quot;,&quot;;CHAR(34); [.C91];CHAR(34);&quot;,&quot;;CHAR(34); [.D91];CHAR(34);&quot;]&quot;)" office:value-type="string" office:string-value="[&quot;A. Ricky Ponting&quot;,&quot;B. Steve Waugh&quot;,&quot;C. Glenn McGrath&quot;,&quot;D. Mark Waugh&quot;]" calcext:value-type="string">
            <text:p>["A. Ricky Ponting","B. Steve Waugh","C. Glenn McGrath","D. Mark Waugh"]</text:p>
          </table:table-cell>
        </table:table-row>
        <table:table-row table:style-name="ro2">
          <table:table-cell office:value-type="string" calcext:value-type="string">
            <text:p>A. Cadal Evans</text:p>
          </table:table-cell>
          <table:table-cell office:value-type="string" calcext:value-type="string">
            <text:p>B. Lance Armstrong</text:p>
          </table:table-cell>
          <table:table-cell office:value-type="string" calcext:value-type="string">
            <text:p>C. Lance Kluesner</text:p>
          </table:table-cell>
          <table:table-cell office:value-type="string" calcext:value-type="string">
            <text:p>D. Steve Waugh</text:p>
          </table:table-cell>
          <table:table-cell table:formula="of:=CONCATENATE(&quot;[&quot;;CHAR(34); [.A92];CHAR(34);&quot;,&quot;;CHAR(34); [.B92];CHAR(34);&quot;,&quot;;CHAR(34); [.C92];CHAR(34);&quot;,&quot;;CHAR(34); [.D92];CHAR(34);&quot;]&quot;)" office:value-type="string" office:string-value="[&quot;A. Cadal Evans&quot;,&quot;B. Lance Armstrong&quot;,&quot;C. Lance Kluesner&quot;,&quot;D. Steve Waugh&quot;]" calcext:value-type="string">
            <text:p>["A. Cadal Evans","B. Lance Armstrong","C. Lance Kluesner","D. Steve Waugh"]</text:p>
          </table:table-cell>
        </table:table-row>
        <table:table-row table:style-name="ro2">
          <table:table-cell office:value-type="string" calcext:value-type="string">
            <text:p>A. Larry Joe Bird</text:p>
          </table:table-cell>
          <table:table-cell office:value-type="string" calcext:value-type="string">
            <text:p>B. Allen Iverson</text:p>
          </table:table-cell>
          <table:table-cell office:value-type="string" calcext:value-type="string">
            <text:p>C. Michael Jordan</text:p>
          </table:table-cell>
          <table:table-cell office:value-type="string" calcext:value-type="string">
            <text:p>D. Vince Carter</text:p>
          </table:table-cell>
          <table:table-cell table:formula="of:=CONCATENATE(&quot;[&quot;;CHAR(34); [.A93];CHAR(34);&quot;,&quot;;CHAR(34); [.B93];CHAR(34);&quot;,&quot;;CHAR(34); [.C93];CHAR(34);&quot;,&quot;;CHAR(34); [.D93];CHAR(34);&quot;]&quot;)" office:value-type="string" office:string-value="[&quot;A. Larry Joe Bird&quot;,&quot;B. Allen Iverson&quot;,&quot;C. Michael Jordan&quot;,&quot;D. Vince Carter&quot;]" calcext:value-type="string">
            <text:p>["A. Larry Joe Bird","B. Allen Iverson","C. Michael Jordan","D. Vince Carter"]</text:p>
          </table:table-cell>
        </table:table-row>
        <table:table-row table:style-name="ro2">
          <table:table-cell office:value-type="string" calcext:value-type="string">
            <text:p>A. Cassius Clay</text:p>
          </table:table-cell>
          <table:table-cell office:value-type="string" calcext:value-type="string">
            <text:p>B. Jim Thorpe</text:p>
          </table:table-cell>
          <table:table-cell office:value-type="string" calcext:value-type="string">
            <text:p>C. Jesse Owens</text:p>
          </table:table-cell>
          <table:table-cell office:value-type="string" calcext:value-type="string">
            <text:p>D. Michael Phelps</text:p>
          </table:table-cell>
          <table:table-cell table:formula="of:=CONCATENATE(&quot;[&quot;;CHAR(34); [.A94];CHAR(34);&quot;,&quot;;CHAR(34); [.B94];CHAR(34);&quot;,&quot;;CHAR(34); [.C94];CHAR(34);&quot;,&quot;;CHAR(34); [.D94];CHAR(34);&quot;]&quot;)" office:value-type="string" office:string-value="[&quot;A. Cassius Clay&quot;,&quot;B. Jim Thorpe&quot;,&quot;C. Jesse Owens&quot;,&quot;D. Michael Phelps&quot;]" calcext:value-type="string">
            <text:p>["A. Cassius Clay","B. Jim Thorpe","C. Jesse Owens","D. Michael Phelps"]</text:p>
          </table:table-cell>
        </table:table-row>
        <table:table-row table:style-name="ro2">
          <table:table-cell office:value-type="string" calcext:value-type="string">
            <text:p>A. Neil O'Brien</text:p>
          </table:table-cell>
          <table:table-cell office:value-type="string" calcext:value-type="string">
            <text:p>B. Kevin O'Brien</text:p>
          </table:table-cell>
          <table:table-cell office:value-type="string" calcext:value-type="string">
            <text:p>C. Kevin Pieterson</text:p>
          </table:table-cell>
          <table:table-cell office:value-type="string" calcext:value-type="string">
            <text:p>D. Michael Vaughan</text:p>
          </table:table-cell>
          <table:table-cell table:formula="of:=CONCATENATE(&quot;[&quot;;CHAR(34); [.A95];CHAR(34);&quot;,&quot;;CHAR(34); [.B95];CHAR(34);&quot;,&quot;;CHAR(34); [.C95];CHAR(34);&quot;,&quot;;CHAR(34); [.D95];CHAR(34);&quot;]&quot;)" office:value-type="string" office:string-value="[&quot;A. Neil O'Brien&quot;,&quot;B. Kevin O'Brien&quot;,&quot;C. Kevin Pieterson&quot;,&quot;D. Michael Vaughan&quot;]" calcext:value-type="string">
            <text:p>["A. Neil O'Brien","B. Kevin O'Brien","C. Kevin Pieterson","D. Michael Vaughan"]</text:p>
          </table:table-cell>
        </table:table-row>
        <table:table-row table:style-name="ro2">
          <table:table-cell office:value-type="string" calcext:value-type="string">
            <text:p>A. Usain Bolt</text:p>
          </table:table-cell>
          <table:table-cell office:value-type="string" calcext:value-type="string">
            <text:p>B. Lusapho April</text:p>
          </table:table-cell>
          <table:table-cell office:value-type="string" calcext:value-type="string">
            <text:p>C. Matthew Brittain</text:p>
          </table:table-cell>
          <table:table-cell office:value-type="string" calcext:value-type="string">
            <text:p>D. Yohan Blake</text:p>
          </table:table-cell>
          <table:table-cell table:formula="of:=CONCATENATE(&quot;[&quot;;CHAR(34); [.A96];CHAR(34);&quot;,&quot;;CHAR(34); [.B96];CHAR(34);&quot;,&quot;;CHAR(34); [.C96];CHAR(34);&quot;,&quot;;CHAR(34); [.D96];CHAR(34);&quot;]&quot;)" office:value-type="string" office:string-value="[&quot;A. Usain Bolt&quot;,&quot;B. Lusapho April&quot;,&quot;C. Matthew Brittain&quot;,&quot;D. Yohan Blake&quot;]" calcext:value-type="string">
            <text:p>["A. Usain Bolt","B. Lusapho April","C. Matthew Brittain","D. Yohan Blake"]</text:p>
          </table:table-cell>
        </table:table-row>
        <table:table-row table:style-name="ro3">
          <table:table-cell office:value-type="string" calcext:value-type="string">
            <text:p>A. Andy Murray</text:p>
          </table:table-cell>
          <table:table-cell office:value-type="string" calcext:value-type="string">
            <text:p>B. James Blake</text:p>
          </table:table-cell>
          <table:table-cell office:value-type="string" calcext:value-type="string">
            <text:p>C. Jo-Wilfried Tsonga</text:p>
          </table:table-cell>
          <table:table-cell office:value-type="string" calcext:value-type="string">
            <text:p>D. Juan Martin del Potro</text:p>
          </table:table-cell>
          <table:table-cell table:formula="of:=CONCATENATE(&quot;[&quot;;CHAR(34); [.A97];CHAR(34);&quot;,&quot;;CHAR(34); [.B97];CHAR(34);&quot;,&quot;;CHAR(34); [.C97];CHAR(34);&quot;,&quot;;CHAR(34); [.D97];CHAR(34);&quot;]&quot;)" office:value-type="string" office:string-value="[&quot;A. Andy Murray&quot;,&quot;B. James Blake&quot;,&quot;C. Jo-Wilfried Tsonga&quot;,&quot;D. Juan Martin del Potro&quot;]" calcext:value-type="string">
            <text:p>["A. Andy Murray","B. James Blake","C. Jo-Wilfried Tsonga","D. Juan Martin del Potro"]</text:p>
          </table:table-cell>
        </table:table-row>
        <table:table-row table:style-name="ro3">
          <table:table-cell office:value-type="string" calcext:value-type="string">
            <text:p>A. Bastian Schweinsteiger</text:p>
          </table:table-cell>
          <table:table-cell office:value-type="string" calcext:value-type="string">
            <text:p>B. Thomas Muller</text:p>
          </table:table-cell>
          <table:table-cell office:value-type="string" calcext:value-type="string">
            <text:p>C. Lukas Podolski</text:p>
          </table:table-cell>
          <table:table-cell office:value-type="string" calcext:value-type="string">
            <text:p>D. Miroslav Klose</text:p>
          </table:table-cell>
          <table:table-cell table:formula="of:=CONCATENATE(&quot;[&quot;;CHAR(34); [.A98];CHAR(34);&quot;,&quot;;CHAR(34); [.B98];CHAR(34);&quot;,&quot;;CHAR(34); [.C98];CHAR(34);&quot;,&quot;;CHAR(34); [.D98];CHAR(34);&quot;]&quot;)" office:value-type="string" office:string-value="[&quot;A. Bastian Schweinsteiger&quot;,&quot;B. Thomas Muller&quot;,&quot;C. Lukas Podolski&quot;,&quot;D. Miroslav Klose&quot;]" calcext:value-type="string">
            <text:p>["A. Bastian Schweinsteiger","B. Thomas Muller","C. Lukas Podolski","D. Miroslav Klose"]</text:p>
          </table:table-cell>
        </table:table-row>
        <table:table-row table:style-name="ro2">
          <table:table-cell office:value-type="string" calcext:value-type="string">
            <text:p>A. Fernando Alonso</text:p>
          </table:table-cell>
          <table:table-cell office:value-type="string" calcext:value-type="string">
            <text:p>B. Mark Webber</text:p>
          </table:table-cell>
          <table:table-cell office:value-type="string" calcext:value-type="string">
            <text:p>C. Jenson Button</text:p>
          </table:table-cell>
          <table:table-cell office:value-type="string" calcext:value-type="string">
            <text:p>D. Sebastian Vettel</text:p>
          </table:table-cell>
          <table:table-cell table:formula="of:=CONCATENATE(&quot;[&quot;;CHAR(34); [.A99];CHAR(34);&quot;,&quot;;CHAR(34); [.B99];CHAR(34);&quot;,&quot;;CHAR(34); [.C99];CHAR(34);&quot;,&quot;;CHAR(34); [.D99];CHAR(34);&quot;]&quot;)" office:value-type="string" office:string-value="[&quot;A. Fernando Alonso&quot;,&quot;B. Mark Webber&quot;,&quot;C. Jenson Button&quot;,&quot;D. Sebastian Vettel&quot;]" calcext:value-type="string">
            <text:p>["A. Fernando Alonso","B. Mark Webber","C. Jenson Button","D. Sebastian Vettel"]</text:p>
          </table:table-cell>
        </table:table-row>
        <table:table-row table:style-name="ro2">
          <table:table-cell office:value-type="string" calcext:value-type="string">
            <text:p>A. Matt Prior</text:p>
          </table:table-cell>
          <table:table-cell office:value-type="string" calcext:value-type="string">
            <text:p>B. Eoin Morgan</text:p>
          </table:table-cell>
          <table:table-cell office:value-type="string" calcext:value-type="string">
            <text:p>C. Craig Kieswetter</text:p>
          </table:table-cell>
          <table:table-cell office:value-type="string" calcext:value-type="string">
            <text:p>D. Jonathan Trott</text:p>
          </table:table-cell>
          <table:table-cell table:formula="of:=CONCATENATE(&quot;[&quot;;CHAR(34); [.A100];CHAR(34);&quot;,&quot;;CHAR(34); [.B100];CHAR(34);&quot;,&quot;;CHAR(34); [.C100];CHAR(34);&quot;,&quot;;CHAR(34); [.D100];CHAR(34);&quot;]&quot;)" office:value-type="string" office:string-value="[&quot;A. Matt Prior&quot;,&quot;B. Eoin Morgan&quot;,&quot;C. Craig Kieswetter&quot;,&quot;D. Jonathan Trott&quot;]" calcext:value-type="string">
            <text:p>["A. Matt Prior","B. Eoin Morgan","C. Craig Kieswetter","D. Jonathan Trott"]</text:p>
          </table:table-cell>
        </table:table-row>
        <table:table-row table:style-name="ro2">
          <table:table-cell office:value-type="string" calcext:value-type="string">
            <text:p>A. Viv Richards</text:p>
          </table:table-cell>
          <table:table-cell office:value-type="string" calcext:value-type="string">
            <text:p>B. Everton Weekes</text:p>
          </table:table-cell>
          <table:table-cell office:value-type="string" calcext:value-type="string">
            <text:p>C. Phil Simmons</text:p>
          </table:table-cell>
          <table:table-cell office:value-type="string" calcext:value-type="string">
            <text:p>D. Curtly Ambrose</text:p>
          </table:table-cell>
          <table:table-cell table:formula="of:=CONCATENATE(&quot;[&quot;;CHAR(34); [.A101];CHAR(34);&quot;,&quot;;CHAR(34); [.B101];CHAR(34);&quot;,&quot;;CHAR(34); [.C101];CHAR(34);&quot;,&quot;;CHAR(34); [.D101];CHAR(34);&quot;]&quot;)" office:value-type="string" office:string-value="[&quot;A. Viv Richards&quot;,&quot;B. Everton Weekes&quot;,&quot;C. Phil Simmons&quot;,&quot;D. Curtly Ambrose&quot;]" calcext:value-type="string">
            <text:p>["A. Viv Richards","B. Everton Weekes","C. Phil Simmons","D. Curtly Ambrose"]</text:p>
          </table:table-cell>
        </table:table-row>
        <table:table-row table:style-name="ro1" table:number-rows-repeated="20">
          <table:table-cell table:number-columns-repeated="5"/>
        </table:table-row>
        <table:table-row table:style-name="ro1">
          <table:table-cell table:number-columns-repeated="5"/>
        </table:table-row>
      </table:table>
      <table:table table:name="Sheet1" table:style-name="ta1">
        <table:table-column table:style-name="co1" table:default-cell-style-name="Default"/>
        <table:table-column table:style-name="co2" table:default-cell-style-name="Default"/>
        <table:table-column table:style-name="co3" table:default-cell-style-name="ce1"/>
        <table:table-column table:style-name="co1" table:number-columns-repeated="2" table:default-cell-style-name="Default"/>
        <table:table-column table:style-name="co4" table:default-cell-style-name="Default"/>
        <table:table-column table:style-name="co5" table:default-cell-style-name="ce1"/>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 table:default-cell-style-name="Default"/>
        <table:table-row table:style-name="ro1">
          <table:table-cell office:value-type="string" calcext:value-type="string">
            <text:p>question_id</text:p>
          </table:table-cell>
          <table:table-cell office:value-type="string" calcext:value-type="string">
            <text:p>question_options</text:p>
          </table:table-cell>
          <table:table-cell table:style-name="Default" office:value-type="string" calcext:value-type="string">
            <text:p>correct_answer_index</text:p>
          </table:table-cell>
          <table:table-cell office:value-type="string" calcext:value-type="string">
            <text:p>category_id</text:p>
          </table:table-cell>
          <table:table-cell office:value-type="string" calcext:value-type="string">
            <text:p>is_active</text:p>
          </table:table-cell>
          <table:table-cell office:value-type="string" calcext:value-type="string">
            <text:p>question_created_at</text:p>
          </table:table-cell>
          <table:table-cell table:style-name="Default" office:value-type="string" calcext:value-type="string">
            <text:p>question</text:p>
          </table:table-cell>
          <table:table-cell office:value-type="string" calcext:value-type="string">
            <text:p>question_updated_at</text:p>
          </table:table-cell>
          <table:table-cell office:value-type="string" calcext:value-type="string">
            <text:p>image</text:p>
          </table:table-cell>
          <table:table-cell office:value-type="string" calcext:value-type="string">
            <text:p>TEENAGER</text:p>
          </table:table-cell>
          <table:table-cell office:value-type="string" calcext:value-type="string">
            <text:p>CHILDREN</text:p>
          </table:table-cell>
          <table:table-cell office:value-type="string" calcext:value-type="string">
            <text:p>ADULT</text:p>
          </table:table-cell>
          <table:table-cell office:value-type="string" calcext:value-type="string">
            <text:p>GRAND_ADULT</text:p>
          </table:table-cell>
          <table:table-cell/>
        </table:table-row>
        <table:table-row table:style-name="ro6">
          <table:table-cell office:value-type="float" office:value="1" calcext:value-type="float">
            <text:p>1</text:p>
          </table:table-cell>
          <table:table-cell office:value-type="string" calcext:value-type="string">
            <text:p>["Kunti","Gandhari","Devaki","Madri"]</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57" calcext:value-type="float">
            <text:p>882226357</text:p>
          </table:table-cell>
          <table:table-cell office:value-type="string" calcext:value-type="string">
            <text:p>In Mahabharata who was the mother of Nakula and Sahadeva?</text:p>
          </table:table-cell>
          <table:table-cell office:value-type="float" office:value="882226357" calcext:value-type="float">
            <text:p>882226357</text:p>
          </table:table-cell>
          <table:table-cell/>
          <table:table-cell table:number-columns-repeated="4" office:value-type="float" office:value="2" calcext:value-type="float">
            <text:p>2</text:p>
          </table:table-cell>
          <table:table-cell/>
        </table:table-row>
        <table:table-row table:style-name="ro1">
          <table:table-cell office:value-type="float" office:value="2" calcext:value-type="float">
            <text:p>2</text:p>
          </table:table-cell>
          <table:table-cell office:value-type="string" calcext:value-type="string">
            <text:p>["Kathopanishad","Chandogya Upanishad","Mundaka Upanishad","Satya Upanishad"]</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57" calcext:value-type="float">
            <text:p>882226357</text:p>
          </table:table-cell>
          <table:table-cell office:value-type="string" calcext:value-type="string">
            <text:p>From which Upanishad is "Satyameva Jayate" taken?</text:p>
          </table:table-cell>
          <table:table-cell office:value-type="float" office:value="882226358" calcext:value-type="float">
            <text:p>882226358</text:p>
          </table:table-cell>
          <table:table-cell/>
          <table:table-cell table:number-columns-repeated="4" office:value-type="float" office:value="2" calcext:value-type="float">
            <text:p>2</text:p>
          </table:table-cell>
          <table:table-cell/>
        </table:table-row>
        <table:table-row table:style-name="ro1">
          <table:table-cell office:value-type="float" office:value="3" calcext:value-type="float">
            <text:p>3</text:p>
          </table:table-cell>
          <table:table-cell office:value-type="string" calcext:value-type="string">
            <text:p>["Ramanujacharya","Shankaracharya","Lord Shiva","Basavann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58" calcext:value-type="float">
            <text:p>882226358</text:p>
          </table:table-cell>
          <table:table-cell office:value-type="string" calcext:value-type="string">
            <text:p>Veerashaiva Dharma was established by ___________</text:p>
          </table:table-cell>
          <table:table-cell office:value-type="float" office:value="882226359" calcext:value-type="float">
            <text:p>882226359</text:p>
          </table:table-cell>
          <table:table-cell/>
          <table:table-cell table:number-columns-repeated="4" office:value-type="float" office:value="2" calcext:value-type="float">
            <text:p>2</text:p>
          </table:table-cell>
          <table:table-cell/>
        </table:table-row>
        <table:table-row table:style-name="ro1">
          <table:table-cell office:value-type="float" office:value="4" calcext:value-type="float">
            <text:p>4</text:p>
          </table:table-cell>
          <table:table-cell office:value-type="string" calcext:value-type="string">
            <text:p>["Delhi","Kapilavastu","Lumbini","Pataliputr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59" calcext:value-type="float">
            <text:p>882226359</text:p>
          </table:table-cell>
          <table:table-cell office:value-type="string" calcext:value-type="string">
            <text:p>Gauthama Buddha was born at _____________</text:p>
          </table:table-cell>
          <table:table-cell office:value-type="float" office:value="88222636" calcext:value-type="float">
            <text:p>88222636</text:p>
          </table:table-cell>
          <table:table-cell/>
          <table:table-cell table:number-columns-repeated="4" office:value-type="float" office:value="2" calcext:value-type="float">
            <text:p>2</text:p>
          </table:table-cell>
          <table:table-cell/>
        </table:table-row>
        <table:table-row table:style-name="ro1">
          <table:table-cell office:value-type="float" office:value="5" calcext:value-type="float">
            <text:p>5</text:p>
          </table:table-cell>
          <table:table-cell office:value-type="string" calcext:value-type="string">
            <text:p>["Kousalaya","Sumitra","Urmila","Kaikeyi"]</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36" calcext:value-type="float">
            <text:p>88222636</text:p>
          </table:table-cell>
          <table:table-cell office:value-type="string" calcext:value-type="string">
            <text:p>In Ramayana, who was the mother of Lakshmana?</text:p>
          </table:table-cell>
          <table:table-cell office:value-type="float" office:value="882226361" calcext:value-type="float">
            <text:p>882226361</text:p>
          </table:table-cell>
          <table:table-cell/>
          <table:table-cell table:number-columns-repeated="4" office:value-type="float" office:value="2" calcext:value-type="float">
            <text:p>2</text:p>
          </table:table-cell>
          <table:table-cell/>
        </table:table-row>
        <table:table-row table:style-name="ro6">
          <table:table-cell office:value-type="float" office:value="6" calcext:value-type="float">
            <text:p>6</text:p>
          </table:table-cell>
          <table:table-cell office:value-type="string" calcext:value-type="string">
            <text:p>["Khara and Dushana","Shishupala &amp; Dantavakra","Maricha &amp; Subahu","None of these"]</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61" calcext:value-type="float">
            <text:p>882226361</text:p>
          </table:table-cell>
          <table:table-cell office:value-type="string" calcext:value-type="string">
            <text:p>Which demons were killed by Rama and Lakshmana during the yagas conducted by Vishwamitra?</text:p>
          </table:table-cell>
          <table:table-cell office:value-type="float" office:value="882226362" calcext:value-type="float">
            <text:p>882226362</text:p>
          </table:table-cell>
          <table:table-cell/>
          <table:table-cell table:number-columns-repeated="4" office:value-type="float" office:value="2" calcext:value-type="float">
            <text:p>2</text:p>
          </table:table-cell>
          <table:table-cell/>
        </table:table-row>
        <table:table-row table:style-name="ro1">
          <table:table-cell office:value-type="float" office:value="7" calcext:value-type="float">
            <text:p>7</text:p>
          </table:table-cell>
          <table:table-cell office:value-type="string" calcext:value-type="string">
            <text:p>["Vasishta","Valmiki","Vishwamitra","Agasty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62" calcext:value-type="float">
            <text:p>882226362</text:p>
          </table:table-cell>
          <table:table-cell office:value-type="string" calcext:value-type="string">
            <text:p>Which Rishi expounded the sacred Gayatri Mantra?</text:p>
          </table:table-cell>
          <table:table-cell office:value-type="float" office:value="882226363" calcext:value-type="float">
            <text:p>882226363</text:p>
          </table:table-cell>
          <table:table-cell/>
          <table:table-cell table:number-columns-repeated="4" office:value-type="float" office:value="2" calcext:value-type="float">
            <text:p>2</text:p>
          </table:table-cell>
          <table:table-cell/>
        </table:table-row>
        <table:table-row table:style-name="ro6">
          <table:table-cell office:value-type="float" office:value="8" calcext:value-type="float">
            <text:p>8</text:p>
          </table:table-cell>
          <table:table-cell office:value-type="string" calcext:value-type="string">
            <text:p>["Mt. Everest","Mt. Sahyadri","Mt. Meru","Mt. Kailas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63" calcext:value-type="float">
            <text:p>882226363</text:p>
          </table:table-cell>
          <table:table-cell office:value-type="string" calcext:value-type="string">
            <text:p>According to Hindu Mythology, which is the abode of Lord Shiva ?</text:p>
          </table:table-cell>
          <table:table-cell office:value-type="float" office:value="882226364" calcext:value-type="float">
            <text:p>882226364</text:p>
          </table:table-cell>
          <table:table-cell/>
          <table:table-cell table:number-columns-repeated="4" office:value-type="float" office:value="2" calcext:value-type="float">
            <text:p>2</text:p>
          </table:table-cell>
          <table:table-cell/>
        </table:table-row>
        <table:table-row table:style-name="ro6">
          <table:table-cell office:value-type="float" office:value="9" calcext:value-type="float">
            <text:p>9</text:p>
          </table:table-cell>
          <table:table-cell office:value-type="string" calcext:value-type="string">
            <text:p>["Pataala","Samudra","Vaikuntha","Narak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64" calcext:value-type="float">
            <text:p>882226364</text:p>
          </table:table-cell>
          <table:table-cell office:value-type="string" calcext:value-type="string">
            <text:p>According Hindu Mythology, the abode of Lord Vishnu is?</text:p>
          </table:table-cell>
          <table:table-cell office:value-type="float" office:value="882226365" calcext:value-type="float">
            <text:p>882226365</text:p>
          </table:table-cell>
          <table:table-cell/>
          <table:table-cell table:number-columns-repeated="4" office:value-type="float" office:value="2" calcext:value-type="float">
            <text:p>2</text:p>
          </table:table-cell>
          <table:table-cell/>
        </table:table-row>
        <table:table-row table:style-name="ro1">
          <table:table-cell office:value-type="float" office:value="10" calcext:value-type="float">
            <text:p>10</text:p>
          </table:table-cell>
          <table:table-cell office:value-type="string" calcext:value-type="string">
            <text:p>["Kamakshi","Tripurasundari","Bhagyalakshmi","Meenakshi"]</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65" calcext:value-type="float">
            <text:p>882226365</text:p>
          </table:table-cell>
          <table:table-cell office:value-type="string" calcext:value-type="string">
            <text:p>Which Goddess is worshipped in Madurai?</text:p>
          </table:table-cell>
          <table:table-cell office:value-type="float" office:value="882226366" calcext:value-type="float">
            <text:p>882226366</text:p>
          </table:table-cell>
          <table:table-cell/>
          <table:table-cell table:number-columns-repeated="4" office:value-type="float" office:value="2" calcext:value-type="float">
            <text:p>2</text:p>
          </table:table-cell>
          <table:table-cell/>
        </table:table-row>
        <table:table-row table:style-name="ro6">
          <table:table-cell office:value-type="float" office:value="11" calcext:value-type="float">
            <text:p>11</text:p>
          </table:table-cell>
          <table:table-cell office:value-type="string" calcext:value-type="string">
            <text:p>["Tanjore","Chidambaram","Srisailam","Rameshwaram"]</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66" calcext:value-type="float">
            <text:p>882226366</text:p>
          </table:table-cell>
          <table:table-cell office:value-type="string" calcext:value-type="string">
            <text:p>Which famous South Indian temple did the Holy Mother visit?</text:p>
          </table:table-cell>
          <table:table-cell office:value-type="float" office:value="882226367" calcext:value-type="float">
            <text:p>882226367</text:p>
          </table:table-cell>
          <table:table-cell/>
          <table:table-cell table:number-columns-repeated="4" office:value-type="float" office:value="2" calcext:value-type="float">
            <text:p>2</text:p>
          </table:table-cell>
          <table:table-cell/>
        </table:table-row>
        <table:table-row table:style-name="ro6">
          <table:table-cell office:value-type="float" office:value="12" calcext:value-type="float">
            <text:p>12</text:p>
          </table:table-cell>
          <table:table-cell office:value-type="string" calcext:value-type="string">
            <text:p>["Tungabhadra","Bheema","Krishna","Cauvery"]</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367" calcext:value-type="float">
            <text:p>882226367</text:p>
          </table:table-cell>
          <table:table-cell office:value-type="string" calcext:value-type="string">
            <text:p>The pilgrimage centre Pandrapura is located on the banks of which river?</text:p>
          </table:table-cell>
          <table:table-cell office:value-type="float" office:value="882226368" calcext:value-type="float">
            <text:p>882226368</text:p>
          </table:table-cell>
          <table:table-cell/>
          <table:table-cell table:number-columns-repeated="4" office:value-type="float" office:value="2" calcext:value-type="float">
            <text:p>2</text:p>
          </table:table-cell>
          <table:table-cell/>
        </table:table-row>
        <table:table-row table:style-name="ro1">
          <table:table-cell office:value-type="float" office:value="13" calcext:value-type="float">
            <text:p>13</text:p>
          </table:table-cell>
          <table:table-cell office:value-type="string" calcext:value-type="string">
            <text:p>["Neelakantha","Mallikarjuna","Kiratarjuna","Chandrashekhara"]</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368" calcext:value-type="float">
            <text:p>882226368</text:p>
          </table:table-cell>
          <table:table-cell office:value-type="string" calcext:value-type="string">
            <text:p>Who is the presiding Diety of Srisailam?</text:p>
          </table:table-cell>
          <table:table-cell office:value-type="float" office:value="882226369" calcext:value-type="float">
            <text:p>882226369</text:p>
          </table:table-cell>
          <table:table-cell/>
          <table:table-cell table:number-columns-repeated="4" office:value-type="float" office:value="2" calcext:value-type="float">
            <text:p>2</text:p>
          </table:table-cell>
          <table:table-cell/>
        </table:table-row>
        <table:table-row table:style-name="ro6">
          <table:table-cell office:value-type="float" office:value="14" calcext:value-type="float">
            <text:p>14</text:p>
          </table:table-cell>
          <table:table-cell office:value-type="string" calcext:value-type="string">
            <text:p>["Neem","Bilva","Mango","Tulasi"]</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369" calcext:value-type="float">
            <text:p>882226369</text:p>
          </table:table-cell>
          <table:table-cell office:value-type="string" calcext:value-type="string">
            <text:p>Which of these leaves is considered sacred and is used to worship Shiva?</text:p>
          </table:table-cell>
          <table:table-cell office:value-type="float" office:value="88222637" calcext:value-type="float">
            <text:p>88222637</text:p>
          </table:table-cell>
          <table:table-cell/>
          <table:table-cell table:number-columns-repeated="4" office:value-type="float" office:value="2" calcext:value-type="float">
            <text:p>2</text:p>
          </table:table-cell>
          <table:table-cell/>
        </table:table-row>
        <table:table-row table:style-name="ro1">
          <table:table-cell office:value-type="float" office:value="15" calcext:value-type="float">
            <text:p>15</text:p>
          </table:table-cell>
          <table:table-cell office:value-type="string" calcext:value-type="string">
            <text:p>["Bilva","Lotus","Tulasi","Neem"]</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7" calcext:value-type="float">
            <text:p>88222637</text:p>
          </table:table-cell>
          <table:table-cell office:value-type="string" calcext:value-type="string">
            <text:p>Which sacred plant is used to worship Lord Vishnu?</text:p>
          </table:table-cell>
          <table:table-cell office:value-type="float" office:value="882226371" calcext:value-type="float">
            <text:p>882226371</text:p>
          </table:table-cell>
          <table:table-cell/>
          <table:table-cell table:number-columns-repeated="4" office:value-type="float" office:value="2" calcext:value-type="float">
            <text:p>2</text:p>
          </table:table-cell>
          <table:table-cell/>
        </table:table-row>
        <table:table-row table:style-name="ro1">
          <table:table-cell office:value-type="float" office:value="16" calcext:value-type="float">
            <text:p>16</text:p>
          </table:table-cell>
          <table:table-cell office:value-type="string" calcext:value-type="string">
            <text:p>["Vishwanath Temple, Varanasi","Somanath Temple, Gujarat","Rameshwaram, Tamil Nadu","Brihadeeshwara Temple, Tanjore"]</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71" calcext:value-type="float">
            <text:p>882226371</text:p>
          </table:table-cell>
          <table:table-cell office:value-type="string" calcext:value-type="string">
            <text:p>Which is the largest Shiva temple in India?</text:p>
          </table:table-cell>
          <table:table-cell office:value-type="float" office:value="882226372" calcext:value-type="float">
            <text:p>882226372</text:p>
          </table:table-cell>
          <table:table-cell/>
          <table:table-cell table:number-columns-repeated="4" office:value-type="float" office:value="2" calcext:value-type="float">
            <text:p>2</text:p>
          </table:table-cell>
          <table:table-cell/>
        </table:table-row>
        <table:table-row table:style-name="ro6">
          <table:table-cell office:value-type="float" office:value="17" calcext:value-type="float">
            <text:p>17</text:p>
          </table:table-cell>
          <table:table-cell office:value-type="string" calcext:value-type="string">
            <text:p>["Lord Gopalaswami","Lord Ranaganathaswami","Lord Cheluva Narayanaswami","None of these"]</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372" calcext:value-type="float">
            <text:p>882226372</text:p>
          </table:table-cell>
          <table:table-cell office:value-type="string" calcext:value-type="string">
            <text:p>Which God is worshipped in Srirangam, the famous temple town of Tamil Nadu?</text:p>
          </table:table-cell>
          <table:table-cell office:value-type="float" office:value="882226373" calcext:value-type="float">
            <text:p>882226373</text:p>
          </table:table-cell>
          <table:table-cell/>
          <table:table-cell table:number-columns-repeated="4" office:value-type="float" office:value="2" calcext:value-type="float">
            <text:p>2</text:p>
          </table:table-cell>
          <table:table-cell/>
        </table:table-row>
        <table:table-row table:style-name="ro1">
          <table:table-cell office:value-type="float" office:value="18" calcext:value-type="float">
            <text:p>18</text:p>
          </table:table-cell>
          <table:table-cell office:value-type="string" calcext:value-type="string">
            <text:p>["Kapila","Godavari","Mahanadi","Tungabhadr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73" calcext:value-type="float">
            <text:p>882226373</text:p>
          </table:table-cell>
          <table:table-cell office:value-type="string" calcext:value-type="string">
            <text:p>On the banks of which river is Mantralayam located?</text:p>
          </table:table-cell>
          <table:table-cell office:value-type="float" office:value="882226374" calcext:value-type="float">
            <text:p>882226374</text:p>
          </table:table-cell>
          <table:table-cell/>
          <table:table-cell table:number-columns-repeated="4" office:value-type="float" office:value="2" calcext:value-type="float">
            <text:p>2</text:p>
          </table:table-cell>
          <table:table-cell/>
        </table:table-row>
        <table:table-row table:style-name="ro6">
          <table:table-cell office:value-type="float" office:value="19" calcext:value-type="float">
            <text:p>19</text:p>
          </table:table-cell>
          <table:table-cell office:value-type="string" calcext:value-type="string">
            <text:p>["Cauvery","Bhadra","Kapila","Hemavathi"]</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74" calcext:value-type="float">
            <text:p>882226374</text:p>
          </table:table-cell>
          <table:table-cell office:value-type="string" calcext:value-type="string">
            <text:p>On the banks of which river is the sacred piligrimage centre Nanjanagud situated?</text:p>
          </table:table-cell>
          <table:table-cell office:value-type="float" office:value="882226375" calcext:value-type="float">
            <text:p>882226375</text:p>
          </table:table-cell>
          <table:table-cell/>
          <table:table-cell table:number-columns-repeated="4" office:value-type="float" office:value="2" calcext:value-type="float">
            <text:p>2</text:p>
          </table:table-cell>
          <table:table-cell/>
        </table:table-row>
        <table:table-row table:style-name="ro1">
          <table:table-cell office:value-type="float" office:value="20" calcext:value-type="float">
            <text:p>20</text:p>
          </table:table-cell>
          <table:table-cell office:value-type="string" calcext:value-type="string">
            <text:p>["Lakshmana","Hanuman","Rama","Meghanad"]</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75" calcext:value-type="float">
            <text:p>882226375</text:p>
          </table:table-cell>
          <table:table-cell office:value-type="string" calcext:value-type="string">
            <text:p>In Ramayana who was also known as Indrajit?</text:p>
          </table:table-cell>
          <table:table-cell office:value-type="float" office:value="882226376" calcext:value-type="float">
            <text:p>882226376</text:p>
          </table:table-cell>
          <table:table-cell/>
          <table:table-cell table:number-columns-repeated="4" office:value-type="float" office:value="2" calcext:value-type="float">
            <text:p>2</text:p>
          </table:table-cell>
          <table:table-cell/>
        </table:table-row>
        <table:table-row table:style-name="ro6">
          <table:table-cell office:value-type="float" office:value="21" calcext:value-type="float">
            <text:p>21</text:p>
          </table:table-cell>
          <table:table-cell office:value-type="string" calcext:value-type="string">
            <text:p>["Hanuman","Rama","Lashmana","None of these"]</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76" calcext:value-type="float">
            <text:p>882226376</text:p>
          </table:table-cell>
          <table:table-cell office:value-type="string" calcext:value-type="string">
            <text:p>According to <text:s/>The Ramayana, who defeated Meghanad, the son of Ravana?</text:p>
          </table:table-cell>
          <table:table-cell office:value-type="float" office:value="882226377" calcext:value-type="float">
            <text:p>882226377</text:p>
          </table:table-cell>
          <table:table-cell/>
          <table:table-cell table:number-columns-repeated="4" office:value-type="float" office:value="2" calcext:value-type="float">
            <text:p>2</text:p>
          </table:table-cell>
          <table:table-cell/>
        </table:table-row>
        <table:table-row table:style-name="ro6">
          <table:table-cell office:value-type="float" office:value="22" calcext:value-type="float">
            <text:p>22</text:p>
          </table:table-cell>
          <table:table-cell office:value-type="string" calcext:value-type="string">
            <text:p>["Vali","Hanuman","Sugreeva","Ram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77" calcext:value-type="float">
            <text:p>882226377</text:p>
          </table:table-cell>
          <table:table-cell office:value-type="string" calcext:value-type="string">
            <text:p>Who was the Supreme Commander of the Vanara Army in the war against Ravana?</text:p>
          </table:table-cell>
          <table:table-cell office:value-type="float" office:value="882226378" calcext:value-type="float">
            <text:p>882226378</text:p>
          </table:table-cell>
          <table:table-cell/>
          <table:table-cell table:number-columns-repeated="4" office:value-type="float" office:value="2" calcext:value-type="float">
            <text:p>2</text:p>
          </table:table-cell>
          <table:table-cell/>
        </table:table-row>
        <table:table-row table:style-name="ro1">
          <table:table-cell office:value-type="float" office:value="23" calcext:value-type="float">
            <text:p>23</text:p>
          </table:table-cell>
          <table:table-cell office:value-type="string" calcext:value-type="string">
            <text:p>["Jambavantha","Subahu","Sampathi","Hanuman"]</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78" calcext:value-type="float">
            <text:p>882226378</text:p>
          </table:table-cell>
          <table:table-cell office:value-type="string" calcext:value-type="string">
            <text:p>In Ramayana, who was the brother of Jatayau?</text:p>
          </table:table-cell>
          <table:table-cell office:value-type="float" office:value="882226379" calcext:value-type="float">
            <text:p>882226379</text:p>
          </table:table-cell>
          <table:table-cell/>
          <table:table-cell table:number-columns-repeated="4" office:value-type="float" office:value="2" calcext:value-type="float">
            <text:p>2</text:p>
          </table:table-cell>
          <table:table-cell/>
        </table:table-row>
        <table:table-row table:style-name="ro1">
          <table:table-cell office:value-type="float" office:value="24" calcext:value-type="float">
            <text:p>24</text:p>
          </table:table-cell>
          <table:table-cell office:value-type="string" calcext:value-type="string">
            <text:p>["Aja Maharaja","Raghu","Janaka","None of these"]</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379" calcext:value-type="float">
            <text:p>882226379</text:p>
          </table:table-cell>
          <table:table-cell office:value-type="string" calcext:value-type="string">
            <text:p>In Ramayana, who was the father of Dasharatha?</text:p>
          </table:table-cell>
          <table:table-cell office:value-type="float" office:value="88222638" calcext:value-type="float">
            <text:p>88222638</text:p>
          </table:table-cell>
          <table:table-cell/>
          <table:table-cell table:number-columns-repeated="4" office:value-type="float" office:value="2" calcext:value-type="float">
            <text:p>2</text:p>
          </table:table-cell>
          <table:table-cell/>
        </table:table-row>
        <table:table-row table:style-name="ro6">
          <table:table-cell office:value-type="float" office:value="25" calcext:value-type="float">
            <text:p>25</text:p>
          </table:table-cell>
          <table:table-cell office:value-type="string" calcext:value-type="string">
            <text:p>["Akshaya kumara","Pandu kumara","Sharavana kumara","Lohitha kumar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8" calcext:value-type="float">
            <text:p>88222638</text:p>
          </table:table-cell>
          <table:table-cell office:value-type="string" calcext:value-type="string">
            <text:p>In Ramayana, Dasharata was cursed by <text:s/>_______'s parents because he killed their son.</text:p>
          </table:table-cell>
          <table:table-cell office:value-type="float" office:value="882226381" calcext:value-type="float">
            <text:p>882226381</text:p>
          </table:table-cell>
          <table:table-cell/>
          <table:table-cell table:number-columns-repeated="4" office:value-type="float" office:value="2" calcext:value-type="float">
            <text:p>2</text:p>
          </table:table-cell>
          <table:table-cell/>
        </table:table-row>
        <table:table-row table:style-name="ro6">
          <table:table-cell office:value-type="float" office:value="26" calcext:value-type="float">
            <text:p>26</text:p>
          </table:table-cell>
          <table:table-cell office:value-type="string" calcext:value-type="string">
            <text:p>["Hanuman","Lakshmana","Ravana","Ram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81" calcext:value-type="float">
            <text:p>882226381</text:p>
          </table:table-cell>
          <table:table-cell office:value-type="string" calcext:value-type="string">
            <text:p>In Ramayana, who vanquished the Rakshasa brothers Khara and Dhushana?</text:p>
          </table:table-cell>
          <table:table-cell office:value-type="float" office:value="882226382" calcext:value-type="float">
            <text:p>882226382</text:p>
          </table:table-cell>
          <table:table-cell/>
          <table:table-cell table:number-columns-repeated="4" office:value-type="float" office:value="2" calcext:value-type="float">
            <text:p>2</text:p>
          </table:table-cell>
          <table:table-cell/>
        </table:table-row>
        <table:table-row table:style-name="ro1">
          <table:table-cell office:value-type="float" office:value="27" calcext:value-type="float">
            <text:p>27</text:p>
          </table:table-cell>
          <table:table-cell office:value-type="string" calcext:value-type="string">
            <text:p>["Valmiki","Tulasidas","Sooradas","Kabir"]</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382" calcext:value-type="float">
            <text:p>882226382</text:p>
          </table:table-cell>
          <table:table-cell office:value-type="string" calcext:value-type="string">
            <text:p>Who wrote "Ram Charita Manas" ?</text:p>
          </table:table-cell>
          <table:table-cell office:value-type="float" office:value="882226383" calcext:value-type="float">
            <text:p>882226383</text:p>
          </table:table-cell>
          <table:table-cell/>
          <table:table-cell table:number-columns-repeated="4" office:value-type="float" office:value="2" calcext:value-type="float">
            <text:p>2</text:p>
          </table:table-cell>
          <table:table-cell/>
        </table:table-row>
        <table:table-row table:style-name="ro1">
          <table:table-cell office:value-type="float" office:value="28" calcext:value-type="float">
            <text:p>28</text:p>
          </table:table-cell>
          <table:table-cell office:value-type="string" calcext:value-type="string">
            <text:p>["Mandodari","Sita","Shoorpanakha","None of these"]</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83" calcext:value-type="float">
            <text:p>882226383</text:p>
          </table:table-cell>
          <table:table-cell office:value-type="string" calcext:value-type="string">
            <text:p>In Ramayana, who was the sister of Ravana?</text:p>
          </table:table-cell>
          <table:table-cell office:value-type="float" office:value="882226384" calcext:value-type="float">
            <text:p>882226384</text:p>
          </table:table-cell>
          <table:table-cell/>
          <table:table-cell table:number-columns-repeated="4" office:value-type="float" office:value="2" calcext:value-type="float">
            <text:p>2</text:p>
          </table:table-cell>
          <table:table-cell/>
        </table:table-row>
        <table:table-row table:style-name="ro7">
          <table:table-cell office:value-type="float" office:value="29" calcext:value-type="float">
            <text:p>29</text:p>
          </table:table-cell>
          <table:table-cell office:value-type="string" calcext:value-type="string">
            <text:p>["Hanuman","Sugreeva","Jambavanta","Angad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84" calcext:value-type="float">
            <text:p>882226384</text:p>
          </table:table-cell>
          <table:table-cell office:value-type="string" calcext:value-type="string">
            <text:p>In Ramayana,before the commencement of battle, whom did Rama send as a messenger to the court of Ravana asking him to return Sita to him?</text:p>
          </table:table-cell>
          <table:table-cell office:value-type="float" office:value="882226385" calcext:value-type="float">
            <text:p>882226385</text:p>
          </table:table-cell>
          <table:table-cell/>
          <table:table-cell table:number-columns-repeated="4" office:value-type="float" office:value="2" calcext:value-type="float">
            <text:p>2</text:p>
          </table:table-cell>
          <table:table-cell/>
        </table:table-row>
        <table:table-row table:style-name="ro1">
          <table:table-cell office:value-type="float" office:value="30" calcext:value-type="float">
            <text:p>30</text:p>
          </table:table-cell>
          <table:table-cell office:value-type="string" calcext:value-type="string">
            <text:p>["Garuda","Nandi","Airavata","Hamsa"]</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385" calcext:value-type="float">
            <text:p>882226385</text:p>
          </table:table-cell>
          <table:table-cell office:value-type="string" calcext:value-type="string">
            <text:p>Which is the Vahana of Lord Shiva?</text:p>
          </table:table-cell>
          <table:table-cell office:value-type="float" office:value="882226386" calcext:value-type="float">
            <text:p>882226386</text:p>
          </table:table-cell>
          <table:table-cell/>
          <table:table-cell table:number-columns-repeated="4" office:value-type="float" office:value="2" calcext:value-type="float">
            <text:p>2</text:p>
          </table:table-cell>
          <table:table-cell/>
        </table:table-row>
        <table:table-row table:style-name="ro1">
          <table:table-cell office:value-type="float" office:value="31" calcext:value-type="float">
            <text:p>31</text:p>
          </table:table-cell>
          <table:table-cell office:value-type="string" calcext:value-type="string">
            <text:p>["Hamsa","Garuda","Vainateya","None of these"]</text:p>
          </table:table-cell>
          <table:table-cell/>
          <table:table-cell office:value-type="float" office:value="2" calcext:value-type="float">
            <text:p>2</text:p>
          </table:table-cell>
          <table:table-cell office:value-type="float" office:value="1" calcext:value-type="float">
            <text:p>1</text:p>
          </table:table-cell>
          <table:table-cell office:value-type="float" office:value="882226386" calcext:value-type="float">
            <text:p>882226386</text:p>
          </table:table-cell>
          <table:table-cell office:value-type="string" calcext:value-type="string">
            <text:p>Which is the Vahana of Goddess Saraswati?</text:p>
          </table:table-cell>
          <table:table-cell office:value-type="float" office:value="882226387" calcext:value-type="float">
            <text:p>882226387</text:p>
          </table:table-cell>
          <table:table-cell/>
          <table:table-cell table:number-columns-repeated="4" office:value-type="float" office:value="2" calcext:value-type="float">
            <text:p>2</text:p>
          </table:table-cell>
          <table:table-cell/>
        </table:table-row>
        <table:table-row table:style-name="ro6">
          <table:table-cell office:value-type="float" office:value="32" calcext:value-type="float">
            <text:p>32</text:p>
          </table:table-cell>
          <table:table-cell office:value-type="string" calcext:value-type="string">
            <text:p>["Swan","Peacock","Owl","Parrot"]</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87" calcext:value-type="float">
            <text:p>882226387</text:p>
          </table:table-cell>
          <table:table-cell office:value-type="string" calcext:value-type="string">
            <text:p>Which bird is considered as a symbol of Goddess Lakshmi?</text:p>
          </table:table-cell>
          <table:table-cell office:value-type="float" office:value="882226388" calcext:value-type="float">
            <text:p>882226388</text:p>
          </table:table-cell>
          <table:table-cell/>
          <table:table-cell table:number-columns-repeated="4" office:value-type="float" office:value="2" calcext:value-type="float">
            <text:p>2</text:p>
          </table:table-cell>
          <table:table-cell/>
        </table:table-row>
        <table:table-row table:style-name="ro1">
          <table:table-cell office:value-type="float" office:value="33" calcext:value-type="float">
            <text:p>33</text:p>
          </table:table-cell>
          <table:table-cell office:value-type="string" calcext:value-type="string">
            <text:p>["Lord Vishnu","Lord Brahma","Lord Shiva","Goddess Durg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88" calcext:value-type="float">
            <text:p>882226388</text:p>
          </table:table-cell>
          <table:table-cell office:value-type="string" calcext:value-type="string">
            <text:p>In Hindu Mythology, who is also called as Pinakapani?</text:p>
          </table:table-cell>
          <table:table-cell office:value-type="float" office:value="882226389" calcext:value-type="float">
            <text:p>882226389</text:p>
          </table:table-cell>
          <table:table-cell/>
          <table:table-cell table:number-columns-repeated="4" office:value-type="float" office:value="2" calcext:value-type="float">
            <text:p>2</text:p>
          </table:table-cell>
          <table:table-cell/>
        </table:table-row>
        <table:table-row table:style-name="ro6">
          <table:table-cell office:value-type="float" office:value="34" calcext:value-type="float">
            <text:p>34</text:p>
          </table:table-cell>
          <table:table-cell office:value-type="string" calcext:value-type="string">
            <text:p>["Brahma Rishi","Maha Rishi","Deva Rishi","Raja Rishi"]</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89" calcext:value-type="float">
            <text:p>882226389</text:p>
          </table:table-cell>
          <table:table-cell office:value-type="string" calcext:value-type="string">
            <text:p>In Ramayana, Janaka Raja, the father of Sita, was also called as __________</text:p>
          </table:table-cell>
          <table:table-cell office:value-type="float" office:value="88222639" calcext:value-type="float">
            <text:p>88222639</text:p>
          </table:table-cell>
          <table:table-cell/>
          <table:table-cell table:number-columns-repeated="4" office:value-type="float" office:value="2" calcext:value-type="float">
            <text:p>2</text:p>
          </table:table-cell>
          <table:table-cell/>
        </table:table-row>
        <table:table-row table:style-name="ro6">
          <table:table-cell office:value-type="float" office:value="35" calcext:value-type="float">
            <text:p>35</text:p>
          </table:table-cell>
          <table:table-cell office:value-type="string" calcext:value-type="string">
            <text:p>["Sanaka","Sanatkumara","Sananada","Narad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9" calcext:value-type="float">
            <text:p>88222639</text:p>
          </table:table-cell>
          <table:table-cell office:value-type="string" calcext:value-type="string">
            <text:p>In Hindu Mythology, who is known as the "Manasa Putra of Brahma"?</text:p>
          </table:table-cell>
          <table:table-cell office:value-type="float" office:value="882226391" calcext:value-type="float">
            <text:p>882226391</text:p>
          </table:table-cell>
          <table:table-cell/>
          <table:table-cell table:number-columns-repeated="4" office:value-type="float" office:value="2" calcext:value-type="float">
            <text:p>2</text:p>
          </table:table-cell>
          <table:table-cell/>
        </table:table-row>
        <table:table-row table:style-name="ro1">
          <table:table-cell office:value-type="float" office:value="36" calcext:value-type="float">
            <text:p>36</text:p>
          </table:table-cell>
          <table:table-cell office:value-type="string" calcext:value-type="string">
            <text:p>["Ashwamedha","Bruhat Parva","Mahamela","Kumbha Mel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91" calcext:value-type="float">
            <text:p>882226391</text:p>
          </table:table-cell>
          <table:table-cell office:value-type="string" calcext:value-type="string">
            <text:p>Which Indian festival is celebrated in once in 12 years?</text:p>
          </table:table-cell>
          <table:table-cell office:value-type="float" office:value="882226392" calcext:value-type="float">
            <text:p>882226392</text:p>
          </table:table-cell>
          <table:table-cell/>
          <table:table-cell table:number-columns-repeated="4" office:value-type="float" office:value="2" calcext:value-type="float">
            <text:p>2</text:p>
          </table:table-cell>
          <table:table-cell/>
        </table:table-row>
        <table:table-row table:style-name="ro6">
          <table:table-cell office:value-type="float" office:value="37" calcext:value-type="float">
            <text:p>37</text:p>
          </table:table-cell>
          <table:table-cell office:value-type="string" calcext:value-type="string">
            <text:p>["Koushika","Janaka","Dasharatha","Harishchandr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92" calcext:value-type="float">
            <text:p>882226392</text:p>
          </table:table-cell>
          <table:table-cell office:value-type="string" calcext:value-type="string">
            <text:p>In Hindu Mythology, which King was famous for his truthfulness?</text:p>
          </table:table-cell>
          <table:table-cell office:value-type="float" office:value="882226393" calcext:value-type="float">
            <text:p>882226393</text:p>
          </table:table-cell>
          <table:table-cell/>
          <table:table-cell table:number-columns-repeated="4" office:value-type="float" office:value="2" calcext:value-type="float">
            <text:p>2</text:p>
          </table:table-cell>
          <table:table-cell/>
        </table:table-row>
        <table:table-row table:style-name="ro6">
          <table:table-cell office:value-type="float" office:value="38" calcext:value-type="float">
            <text:p>38</text:p>
          </table:table-cell>
          <table:table-cell office:value-type="string" calcext:value-type="string">
            <text:p>["Ramayana","Bhagavad Gita","Vishnu Purana","Mahabharat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93" calcext:value-type="float">
            <text:p>882226393</text:p>
          </table:table-cell>
          <table:table-cell office:value-type="string" calcext:value-type="string">
            <text:p>From which of these Sanskrit texts has the 'Vishnu Sahasranama' been derived?</text:p>
          </table:table-cell>
          <table:table-cell office:value-type="float" office:value="882226394" calcext:value-type="float">
            <text:p>882226394</text:p>
          </table:table-cell>
          <table:table-cell/>
          <table:table-cell table:number-columns-repeated="4" office:value-type="float" office:value="2" calcext:value-type="float">
            <text:p>2</text:p>
          </table:table-cell>
          <table:table-cell/>
        </table:table-row>
        <table:table-row table:style-name="ro1">
          <table:table-cell office:value-type="float" office:value="39" calcext:value-type="float">
            <text:p>39</text:p>
          </table:table-cell>
          <table:table-cell office:value-type="string" calcext:value-type="string">
            <text:p>["18","18","18","18"]</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94" calcext:value-type="float">
            <text:p>882226394</text:p>
          </table:table-cell>
          <table:table-cell office:value-type="string" calcext:value-type="string">
            <text:p>How many shlokas are there in Vishnu Sahasranama?</text:p>
          </table:table-cell>
          <table:table-cell office:value-type="float" office:value="882226395" calcext:value-type="float">
            <text:p>882226395</text:p>
          </table:table-cell>
          <table:table-cell/>
          <table:table-cell table:number-columns-repeated="4" office:value-type="float" office:value="2" calcext:value-type="float">
            <text:p>2</text:p>
          </table:table-cell>
          <table:table-cell/>
        </table:table-row>
        <table:table-row table:style-name="ro1">
          <table:table-cell office:value-type="float" office:value="40" calcext:value-type="float">
            <text:p>40</text:p>
          </table:table-cell>
          <table:table-cell office:value-type="string" calcext:value-type="string">
            <text:p>["1","17","7","18"]</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395" calcext:value-type="float">
            <text:p>882226395</text:p>
          </table:table-cell>
          <table:table-cell office:value-type="string" calcext:value-type="string">
            <text:p>How many shlokas are there in the Bhagavad Gita?</text:p>
          </table:table-cell>
          <table:table-cell office:value-type="float" office:value="882226396" calcext:value-type="float">
            <text:p>882226396</text:p>
          </table:table-cell>
          <table:table-cell/>
          <table:table-cell table:number-columns-repeated="4" office:value-type="float" office:value="2" calcext:value-type="float">
            <text:p>2</text:p>
          </table:table-cell>
          <table:table-cell/>
        </table:table-row>
        <table:table-row table:style-name="ro6">
          <table:table-cell office:value-type="float" office:value="41" calcext:value-type="float">
            <text:p>41</text:p>
          </table:table-cell>
          <table:table-cell office:value-type="string" calcext:value-type="string">
            <text:p>["4th <text:s/>Chapter","6th Chapter","8th Chapter","12th Chapter"]</text:p>
          </table:table-cell>
          <table:table-cell/>
          <table:table-cell office:value-type="float" office:value="2" calcext:value-type="float">
            <text:p>2</text:p>
          </table:table-cell>
          <table:table-cell office:value-type="float" office:value="1" calcext:value-type="float">
            <text:p>1</text:p>
          </table:table-cell>
          <table:table-cell office:value-type="float" office:value="882226396" calcext:value-type="float">
            <text:p>882226396</text:p>
          </table:table-cell>
          <table:table-cell office:value-type="string" calcext:value-type="string">
            <text:p>In which chapter of the Bhagavad Gita do we find the shloka "Brahmarpanam Brahmahavih..."?</text:p>
          </table:table-cell>
          <table:table-cell office:value-type="float" office:value="882226397" calcext:value-type="float">
            <text:p>882226397</text:p>
          </table:table-cell>
          <table:table-cell/>
          <table:table-cell table:number-columns-repeated="4" office:value-type="float" office:value="2" calcext:value-type="float">
            <text:p>2</text:p>
          </table:table-cell>
          <table:table-cell/>
        </table:table-row>
        <table:table-row table:style-name="ro6">
          <table:table-cell office:value-type="float" office:value="42" calcext:value-type="float">
            <text:p>42</text:p>
          </table:table-cell>
          <table:table-cell office:value-type="string" calcext:value-type="string">
            <text:p>["1st Chapter","2nd Chapter","1th Chapter","11th Chapter"]</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97" calcext:value-type="float">
            <text:p>882226397</text:p>
          </table:table-cell>
          <table:table-cell office:value-type="string" calcext:value-type="string">
            <text:p>Which chapter of the Bhagavad Gita is called "Vishwarupa Darshana"?</text:p>
          </table:table-cell>
          <table:table-cell office:value-type="float" office:value="882226398" calcext:value-type="float">
            <text:p>882226398</text:p>
          </table:table-cell>
          <table:table-cell/>
          <table:table-cell table:number-columns-repeated="4" office:value-type="float" office:value="2" calcext:value-type="float">
            <text:p>2</text:p>
          </table:table-cell>
          <table:table-cell/>
        </table:table-row>
        <table:table-row table:style-name="ro6">
          <table:table-cell office:value-type="float" office:value="43" calcext:value-type="float">
            <text:p>43</text:p>
          </table:table-cell>
          <table:table-cell office:value-type="string" calcext:value-type="string">
            <text:p>["Shalya","Karna","Duryodhana","Jayadrath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398" calcext:value-type="float">
            <text:p>882226398</text:p>
          </table:table-cell>
          <table:table-cell office:value-type="string" calcext:value-type="string">
            <text:p>Who was instrumental in killing Abhimanyu, the illustrious son of Arjuna, in the Mahabharata?</text:p>
          </table:table-cell>
          <table:table-cell office:value-type="float" office:value="882226399" calcext:value-type="float">
            <text:p>882226399</text:p>
          </table:table-cell>
          <table:table-cell/>
          <table:table-cell table:number-columns-repeated="4" office:value-type="float" office:value="2" calcext:value-type="float">
            <text:p>2</text:p>
          </table:table-cell>
          <table:table-cell/>
        </table:table-row>
        <table:table-row table:style-name="ro1">
          <table:table-cell office:value-type="float" office:value="44" calcext:value-type="float">
            <text:p>44</text:p>
          </table:table-cell>
          <table:table-cell office:value-type="string" calcext:value-type="string">
            <text:p>["8","18","12","1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399" calcext:value-type="float">
            <text:p>882226399</text:p>
          </table:table-cell>
          <table:table-cell office:value-type="string" calcext:value-type="string">
            <text:p>The Mahabharata war was fought for ___ days.</text:p>
          </table:table-cell>
          <table:table-cell office:value-type="float" office:value="8822264" calcext:value-type="float">
            <text:p>8822264</text:p>
          </table:table-cell>
          <table:table-cell/>
          <table:table-cell table:number-columns-repeated="4" office:value-type="float" office:value="2" calcext:value-type="float">
            <text:p>2</text:p>
          </table:table-cell>
          <table:table-cell/>
        </table:table-row>
        <table:table-row table:style-name="ro6">
          <table:table-cell office:value-type="float" office:value="45" calcext:value-type="float">
            <text:p>45</text:p>
          </table:table-cell>
          <table:table-cell office:value-type="string" calcext:value-type="string">
            <text:p>["Mundaka Upanishad","Shwethashvatara Upanishad","Katha Upanishad","Ishawasya Upanishad"]</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 calcext:value-type="float">
            <text:p>8822264</text:p>
          </table:table-cell>
          <table:table-cell office:value-type="string" calcext:value-type="string">
            <text:p>The Shanti Mantra, 'Asatoma Sadgamaya..' can be found in which of the following Upanishads?</text:p>
          </table:table-cell>
          <table:table-cell office:value-type="float" office:value="88222641" calcext:value-type="float">
            <text:p>88222641</text:p>
          </table:table-cell>
          <table:table-cell/>
          <table:table-cell table:number-columns-repeated="4" office:value-type="float" office:value="2" calcext:value-type="float">
            <text:p>2</text:p>
          </table:table-cell>
          <table:table-cell/>
        </table:table-row>
        <table:table-row table:style-name="ro1">
          <table:table-cell office:value-type="float" office:value="46" calcext:value-type="float">
            <text:p>46</text:p>
          </table:table-cell>
          <table:table-cell office:value-type="string" calcext:value-type="string">
            <text:p>["Krishna","Arjuna","Veda Vyasa","Balaram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1" calcext:value-type="float">
            <text:p>88222641</text:p>
          </table:table-cell>
          <table:table-cell office:value-type="string" calcext:value-type="string">
            <text:p>Krishna Dwaipayana is another name for _______</text:p>
          </table:table-cell>
          <table:table-cell office:value-type="float" office:value="88222642" calcext:value-type="float">
            <text:p>88222642</text:p>
          </table:table-cell>
          <table:table-cell/>
          <table:table-cell table:number-columns-repeated="4" office:value-type="float" office:value="2" calcext:value-type="float">
            <text:p>2</text:p>
          </table:table-cell>
          <table:table-cell/>
        </table:table-row>
        <table:table-row table:style-name="ro1">
          <table:table-cell office:value-type="float" office:value="47" calcext:value-type="float">
            <text:p>47</text:p>
          </table:table-cell>
          <table:table-cell office:value-type="string" calcext:value-type="string">
            <text:p>["Parashara","Shuka Deva","Narada","Vasishta"]</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2" calcext:value-type="float">
            <text:p>88222642</text:p>
          </table:table-cell>
          <table:table-cell office:value-type="string" calcext:value-type="string">
            <text:p>Who is the son of Veda Vyasa?</text:p>
          </table:table-cell>
          <table:table-cell office:value-type="float" office:value="88222643" calcext:value-type="float">
            <text:p>88222643</text:p>
          </table:table-cell>
          <table:table-cell/>
          <table:table-cell table:number-columns-repeated="4" office:value-type="float" office:value="2" calcext:value-type="float">
            <text:p>2</text:p>
          </table:table-cell>
          <table:table-cell/>
        </table:table-row>
        <table:table-row table:style-name="ro6">
          <table:table-cell office:value-type="float" office:value="48" calcext:value-type="float">
            <text:p>48</text:p>
          </table:table-cell>
          <table:table-cell office:value-type="string" calcext:value-type="string">
            <text:p>["18","18","18","8"]</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3" calcext:value-type="float">
            <text:p>88222643</text:p>
          </table:table-cell>
          <table:table-cell office:value-type="string" calcext:value-type="string">
            <text:p>How many Puranas are there according to the Hindu Mythology?</text:p>
          </table:table-cell>
          <table:table-cell office:value-type="float" office:value="88222644" calcext:value-type="float">
            <text:p>88222644</text:p>
          </table:table-cell>
          <table:table-cell/>
          <table:table-cell table:number-columns-repeated="4" office:value-type="float" office:value="2" calcext:value-type="float">
            <text:p>2</text:p>
          </table:table-cell>
          <table:table-cell/>
        </table:table-row>
        <table:table-row table:style-name="ro1">
          <table:table-cell office:value-type="float" office:value="49" calcext:value-type="float">
            <text:p>49</text:p>
          </table:table-cell>
          <table:table-cell office:value-type="string" calcext:value-type="string">
            <text:p>["Madhvacharya","Shankaracharya","Vallabhacharya","Ramanujacharya"]</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4" calcext:value-type="float">
            <text:p>88222644</text:p>
          </table:table-cell>
          <table:table-cell office:value-type="string" calcext:value-type="string">
            <text:p>Who wrote the shloka 'Bhaja Govindam'?</text:p>
          </table:table-cell>
          <table:table-cell office:value-type="float" office:value="88222645" calcext:value-type="float">
            <text:p>88222645</text:p>
          </table:table-cell>
          <table:table-cell/>
          <table:table-cell table:number-columns-repeated="4" office:value-type="float" office:value="2" calcext:value-type="float">
            <text:p>2</text:p>
          </table:table-cell>
          <table:table-cell/>
        </table:table-row>
        <table:table-row table:style-name="ro6">
          <table:table-cell office:value-type="float" office:value="50" calcext:value-type="float">
            <text:p>50</text:p>
          </table:table-cell>
          <table:table-cell office:value-type="string" calcext:value-type="string">
            <text:p>["Indra","Surya","Kubera","Dhanavantri"]</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5" calcext:value-type="float">
            <text:p>88222645</text:p>
          </table:table-cell>
          <table:table-cell office:value-type="string" calcext:value-type="string">
            <text:p>The God of Wealth acoording to the Hindu scriptures is _______</text:p>
          </table:table-cell>
          <table:table-cell office:value-type="float" office:value="88222646" calcext:value-type="float">
            <text:p>88222646</text:p>
          </table:table-cell>
          <table:table-cell/>
          <table:table-cell table:number-columns-repeated="4" office:value-type="float" office:value="2" calcext:value-type="float">
            <text:p>2</text:p>
          </table:table-cell>
          <table:table-cell/>
        </table:table-row>
        <table:table-row table:style-name="ro6">
          <table:table-cell office:value-type="float" office:value="51" calcext:value-type="float">
            <text:p>51</text:p>
          </table:table-cell>
          <table:table-cell office:value-type="string" calcext:value-type="string">
            <text:p>["Vayu","Meghanad","Varuna","Indr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6" calcext:value-type="float">
            <text:p>88222646</text:p>
          </table:table-cell>
          <table:table-cell office:value-type="string" calcext:value-type="string">
            <text:p>The God of Rains according to the Hindu Scriptures is ________</text:p>
          </table:table-cell>
          <table:table-cell office:value-type="float" office:value="88222647" calcext:value-type="float">
            <text:p>88222647</text:p>
          </table:table-cell>
          <table:table-cell/>
          <table:table-cell table:number-columns-repeated="4" office:value-type="float" office:value="2" calcext:value-type="float">
            <text:p>2</text:p>
          </table:table-cell>
          <table:table-cell/>
        </table:table-row>
        <table:table-row table:style-name="ro1">
          <table:table-cell office:value-type="float" office:value="52" calcext:value-type="float">
            <text:p>52</text:p>
          </table:table-cell>
          <table:table-cell office:value-type="string" calcext:value-type="string">
            <text:p>["Brahma","Indra","Vishnu","Brihaspati"]</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7" calcext:value-type="float">
            <text:p>88222647</text:p>
          </table:table-cell>
          <table:table-cell office:value-type="string" calcext:value-type="string">
            <text:p>According to the Hindus, Who is the King of Heaven?</text:p>
          </table:table-cell>
          <table:table-cell office:value-type="float" office:value="88222648" calcext:value-type="float">
            <text:p>88222648</text:p>
          </table:table-cell>
          <table:table-cell/>
          <table:table-cell table:number-columns-repeated="4" office:value-type="float" office:value="2" calcext:value-type="float">
            <text:p>2</text:p>
          </table:table-cell>
          <table:table-cell/>
        </table:table-row>
        <table:table-row table:style-name="ro1">
          <table:table-cell office:value-type="float" office:value="53" calcext:value-type="float">
            <text:p>53</text:p>
          </table:table-cell>
          <table:table-cell office:value-type="string" calcext:value-type="string">
            <text:p>["Pashupathi","Vachaspathi","Bruhaspathi","Vanaspathi"]</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8" calcext:value-type="float">
            <text:p>88222648</text:p>
          </table:table-cell>
          <table:table-cell office:value-type="string" calcext:value-type="string">
            <text:p>The preceptor of the Devas is ________</text:p>
          </table:table-cell>
          <table:table-cell office:value-type="float" office:value="88222649" calcext:value-type="float">
            <text:p>88222649</text:p>
          </table:table-cell>
          <table:table-cell/>
          <table:table-cell table:number-columns-repeated="4" office:value-type="float" office:value="2" calcext:value-type="float">
            <text:p>2</text:p>
          </table:table-cell>
          <table:table-cell/>
        </table:table-row>
        <table:table-row table:style-name="ro8">
          <table:table-cell office:value-type="float" office:value="54" calcext:value-type="float">
            <text:p>54</text:p>
          </table:table-cell>
          <table:table-cell office:value-type="string" calcext:value-type="string">
            <text:p>["Shakkracharya","Shankaracharya","Shukracharya","Shuklacharya"]</text:p>
          </table:table-cell>
          <table:table-cell table:style-name="ce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88222649" calcext:value-type="float">
            <text:p>88222649</text:p>
          </table:table-cell>
          <table:table-cell table:style-name="ce2" office:value-type="string" calcext:value-type="string">
            <text:p>The preceptor of the Rakshasas is ________</text:p>
          </table:table-cell>
          <table:table-cell office:value-type="float" office:value="88222641" calcext:value-type="float">
            <text:p>88222641</text:p>
          </table:table-cell>
          <table:table-cell/>
          <table:table-cell table:number-columns-repeated="4" office:value-type="float" office:value="2" calcext:value-type="float">
            <text:p>2</text:p>
          </table:table-cell>
          <table:table-cell/>
        </table:table-row>
        <table:table-row table:style-name="ro9">
          <table:table-cell office:value-type="float" office:value="55" calcext:value-type="float">
            <text:p>55</text:p>
          </table:table-cell>
          <table:table-cell office:value-type="string" calcext:value-type="string">
            <text:p>["Bheeshma","Kripacharya","Dronacharya","Dhritarashtra"]</text:p>
          </table:table-cell>
          <table:table-cell table:style-name="ce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88222641" calcext:value-type="float">
            <text:p>88222641</text:p>
          </table:table-cell>
          <table:table-cell table:style-name="ce2" office:value-type="string" calcext:value-type="string">
            <text:p>In Mahabharata Ashwatthama was the son of ____________________</text:p>
          </table:table-cell>
          <table:table-cell office:value-type="float" office:value="882226411" calcext:value-type="float">
            <text:p>882226411</text:p>
          </table:table-cell>
          <table:table-cell/>
          <table:table-cell table:number-columns-repeated="4" office:value-type="float" office:value="2" calcext:value-type="float">
            <text:p>2</text:p>
          </table:table-cell>
          <table:table-cell/>
        </table:table-row>
        <table:table-row table:style-name="ro10">
          <table:table-cell office:value-type="float" office:value="56" calcext:value-type="float">
            <text:p>56</text:p>
          </table:table-cell>
          <table:table-cell office:value-type="string" calcext:value-type="string">
            <text:p>["Shalya","Karna","Drona","Jayadratha"]</text:p>
          </table:table-cell>
          <table:table-cell table:style-name="ce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11" calcext:value-type="float">
            <text:p>882226411</text:p>
          </table:table-cell>
          <table:table-cell table:style-name="ce2" office:value-type="string" calcext:value-type="string">
            <text:p>In the Mahabharata war, Whom did Arjuna kill in order to avenge his son Abhimanyu's death?</text:p>
          </table:table-cell>
          <table:table-cell office:value-type="float" office:value="882226412" calcext:value-type="float">
            <text:p>882226412</text:p>
          </table:table-cell>
          <table:table-cell/>
          <table:table-cell table:number-columns-repeated="4" office:value-type="float" office:value="2" calcext:value-type="float">
            <text:p>2</text:p>
          </table:table-cell>
          <table:table-cell/>
        </table:table-row>
        <table:table-row table:style-name="ro9">
          <table:table-cell office:value-type="float" office:value="57" calcext:value-type="float">
            <text:p>57</text:p>
          </table:table-cell>
          <table:table-cell office:value-type="string" calcext:value-type="string">
            <text:p>["Krishna","Bhima","Arjuna","Bhishma"]</text:p>
          </table:table-cell>
          <table:table-cell table:style-name="ce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882226412" calcext:value-type="float">
            <text:p>882226412</text:p>
          </table:table-cell>
          <table:table-cell table:style-name="ce2" office:value-type="string" calcext:value-type="string">
            <text:p>Who is regarded as the Hero of the Mahabharata War?</text:p>
          </table:table-cell>
          <table:table-cell office:value-type="float" office:value="882226413" calcext:value-type="float">
            <text:p>882226413</text:p>
          </table:table-cell>
          <table:table-cell/>
          <table:table-cell table:number-columns-repeated="4" office:value-type="float" office:value="2" calcext:value-type="float">
            <text:p>2</text:p>
          </table:table-cell>
          <table:table-cell/>
        </table:table-row>
        <table:table-row table:style-name="ro9">
          <table:table-cell office:value-type="float" office:value="58" calcext:value-type="float">
            <text:p>58</text:p>
          </table:table-cell>
          <table:table-cell office:value-type="string" calcext:value-type="string">
            <text:p>["Krishna","Balarama","Dronacharya","Kritavarma"]</text:p>
          </table:table-cell>
          <table:table-cell table:style-name="ce2"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882226413" calcext:value-type="float">
            <text:p>882226413</text:p>
          </table:table-cell>
          <table:table-cell table:style-name="ce2" office:value-type="string" calcext:value-type="string">
            <text:p>Who was the teacher of both the Pandavas and the Kauravas?</text:p>
          </table:table-cell>
          <table:table-cell office:value-type="float" office:value="882226414" calcext:value-type="float">
            <text:p>882226414</text:p>
          </table:table-cell>
          <table:table-cell/>
          <table:table-cell table:number-columns-repeated="4" office:value-type="float" office:value="2" calcext:value-type="float">
            <text:p>2</text:p>
          </table:table-cell>
          <table:table-cell/>
        </table:table-row>
        <table:table-row table:style-name="ro6">
          <table:table-cell office:value-type="float" office:value="59" calcext:value-type="float">
            <text:p>59</text:p>
          </table:table-cell>
          <table:table-cell office:value-type="string" calcext:value-type="string">
            <text:p>["Indra","Yama","Vayu","Agni"]</text:p>
          </table:table-cell>
          <table:table-cell table:style-name="ce2"/>
          <table:table-cell office:value-type="float" office:value="2" calcext:value-type="float">
            <text:p>2</text:p>
          </table:table-cell>
          <table:table-cell office:value-type="float" office:value="1" calcext:value-type="float">
            <text:p>1</text:p>
          </table:table-cell>
          <table:table-cell office:value-type="float" office:value="882226414" calcext:value-type="float">
            <text:p>882226414</text:p>
          </table:table-cell>
          <table:table-cell office:value-type="string" calcext:value-type="string">
            <text:p>Arjuna was born due to the blessings of which heavenly being?</text:p>
          </table:table-cell>
          <table:table-cell office:value-type="float" office:value="882226415" calcext:value-type="float">
            <text:p>882226415</text:p>
          </table:table-cell>
          <table:table-cell/>
          <table:table-cell table:number-columns-repeated="4" office:value-type="float" office:value="2" calcext:value-type="float">
            <text:p>2</text:p>
          </table:table-cell>
          <table:table-cell/>
        </table:table-row>
        <table:table-row table:style-name="ro1">
          <table:table-cell office:value-type="float" office:value="60" calcext:value-type="float">
            <text:p>60</text:p>
          </table:table-cell>
          <table:table-cell office:value-type="string" calcext:value-type="string">
            <text:p>["Dharma","Varuna","Vayu","Agni"]</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15" calcext:value-type="float">
            <text:p>882226415</text:p>
          </table:table-cell>
          <table:table-cell office:value-type="string" calcext:value-type="string">
            <text:p>Bhima is said to be the son of _______</text:p>
          </table:table-cell>
          <table:table-cell office:value-type="float" office:value="882226416" calcext:value-type="float">
            <text:p>882226416</text:p>
          </table:table-cell>
          <table:table-cell/>
          <table:table-cell table:number-columns-repeated="4" office:value-type="float" office:value="2" calcext:value-type="float">
            <text:p>2</text:p>
          </table:table-cell>
          <table:table-cell/>
        </table:table-row>
        <table:table-row table:style-name="ro1">
          <table:table-cell office:value-type="float" office:value="61" calcext:value-type="float">
            <text:p>61</text:p>
          </table:table-cell>
          <table:table-cell office:value-type="string" calcext:value-type="string">
            <text:p>["Dharma","Indra","Brihaspati","Prajapati"]</text:p>
          </table:table-cell>
          <table:table-cell/>
          <table:table-cell office:value-type="float" office:value="2" calcext:value-type="float">
            <text:p>2</text:p>
          </table:table-cell>
          <table:table-cell office:value-type="float" office:value="1" calcext:value-type="float">
            <text:p>1</text:p>
          </table:table-cell>
          <table:table-cell office:value-type="float" office:value="882226416" calcext:value-type="float">
            <text:p>882226416</text:p>
          </table:table-cell>
          <table:table-cell office:value-type="string" calcext:value-type="string">
            <text:p>Yudhishtira is said to be an incarnation of ___________</text:p>
          </table:table-cell>
          <table:table-cell office:value-type="float" office:value="882226417" calcext:value-type="float">
            <text:p>882226417</text:p>
          </table:table-cell>
          <table:table-cell/>
          <table:table-cell table:number-columns-repeated="4" office:value-type="float" office:value="2" calcext:value-type="float">
            <text:p>2</text:p>
          </table:table-cell>
          <table:table-cell/>
        </table:table-row>
        <table:table-row table:style-name="ro6">
          <table:table-cell office:value-type="float" office:value="62" calcext:value-type="float">
            <text:p>62</text:p>
          </table:table-cell>
          <table:table-cell office:value-type="string" calcext:value-type="string">
            <text:p>["Arjuna","Karna","Nakula","Vrikodara"]</text:p>
          </table:table-cell>
          <table:table-cell/>
          <table:table-cell office:value-type="float" office:value="2" calcext:value-type="float">
            <text:p>2</text:p>
          </table:table-cell>
          <table:table-cell office:value-type="float" office:value="1" calcext:value-type="float">
            <text:p>1</text:p>
          </table:table-cell>
          <table:table-cell office:value-type="float" office:value="882226417" calcext:value-type="float">
            <text:p>882226417</text:p>
          </table:table-cell>
          <table:table-cell office:value-type="string" calcext:value-type="string">
            <text:p>In Mahabharata, who was known as <text:s/>the 'Madhyama Pandava'?</text:p>
          </table:table-cell>
          <table:table-cell office:value-type="float" office:value="882226418" calcext:value-type="float">
            <text:p>882226418</text:p>
          </table:table-cell>
          <table:table-cell/>
          <table:table-cell table:number-columns-repeated="4" office:value-type="float" office:value="2" calcext:value-type="float">
            <text:p>2</text:p>
          </table:table-cell>
          <table:table-cell/>
        </table:table-row>
        <table:table-row table:style-name="ro6">
          <table:table-cell office:value-type="float" office:value="63" calcext:value-type="float">
            <text:p>63</text:p>
          </table:table-cell>
          <table:table-cell office:value-type="string" calcext:value-type="string">
            <text:p>["Mundaka Upanishad","Katha Upanishad","Shwethashwatara Upanishad","Mandukya Upanishad"]</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18" calcext:value-type="float">
            <text:p>882226418</text:p>
          </table:table-cell>
          <table:table-cell office:value-type="string" calcext:value-type="string">
            <text:p>From which Upanishad is the famous shloka "Shrunvantu vishwe ________" taken?</text:p>
          </table:table-cell>
          <table:table-cell office:value-type="float" office:value="882226419" calcext:value-type="float">
            <text:p>882226419</text:p>
          </table:table-cell>
          <table:table-cell/>
          <table:table-cell table:number-columns-repeated="4" office:value-type="float" office:value="2" calcext:value-type="float">
            <text:p>2</text:p>
          </table:table-cell>
          <table:table-cell/>
        </table:table-row>
        <table:table-row table:style-name="ro6">
          <table:table-cell office:value-type="float" office:value="64" calcext:value-type="float">
            <text:p>64</text:p>
          </table:table-cell>
          <table:table-cell office:value-type="string" calcext:value-type="string">
            <text:p>["Indra","Brahma","Saraswati","Yam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19" calcext:value-type="float">
            <text:p>882226419</text:p>
          </table:table-cell>
          <table:table-cell office:value-type="string" calcext:value-type="string">
            <text:p>Nachiketa learnt the secret of birth and death from _________</text:p>
          </table:table-cell>
          <table:table-cell office:value-type="float" office:value="88222642" calcext:value-type="float">
            <text:p>88222642</text:p>
          </table:table-cell>
          <table:table-cell/>
          <table:table-cell table:number-columns-repeated="4" office:value-type="float" office:value="2" calcext:value-type="float">
            <text:p>2</text:p>
          </table:table-cell>
          <table:table-cell/>
        </table:table-row>
        <table:table-row table:style-name="ro6">
          <table:table-cell office:value-type="float" office:value="65" calcext:value-type="float">
            <text:p>65</text:p>
          </table:table-cell>
          <table:table-cell office:value-type="string" calcext:value-type="string">
            <text:p>["Mundaka Upanishad","Taittiriya Upanishad","Kena Upanishad","Katha Upanishad"]</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2" calcext:value-type="float">
            <text:p>88222642</text:p>
          </table:table-cell>
          <table:table-cell office:value-type="string" calcext:value-type="string">
            <text:p>From which Upanishad is the phrase "Uttishtata Jagrata..." taken?</text:p>
          </table:table-cell>
          <table:table-cell office:value-type="float" office:value="882226421" calcext:value-type="float">
            <text:p>882226421</text:p>
          </table:table-cell>
          <table:table-cell/>
          <table:table-cell table:number-columns-repeated="4" office:value-type="float" office:value="2" calcext:value-type="float">
            <text:p>2</text:p>
          </table:table-cell>
          <table:table-cell/>
        </table:table-row>
        <table:table-row table:style-name="ro1">
          <table:table-cell office:value-type="float" office:value="66" calcext:value-type="float">
            <text:p>66</text:p>
          </table:table-cell>
          <table:table-cell office:value-type="string" calcext:value-type="string">
            <text:p>["18","12","12","8"]</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21" calcext:value-type="float">
            <text:p>882226421</text:p>
          </table:table-cell>
          <table:table-cell office:value-type="string" calcext:value-type="string">
            <text:p>According to the Puranas, there are <text:s/>___ Jyotirlingas</text:p>
          </table:table-cell>
          <table:table-cell office:value-type="float" office:value="882226422" calcext:value-type="float">
            <text:p>882226422</text:p>
          </table:table-cell>
          <table:table-cell/>
          <table:table-cell table:number-columns-repeated="4" office:value-type="float" office:value="2" calcext:value-type="float">
            <text:p>2</text:p>
          </table:table-cell>
          <table:table-cell/>
        </table:table-row>
        <table:table-row table:style-name="ro6">
          <table:table-cell office:value-type="float" office:value="67" calcext:value-type="float">
            <text:p>67</text:p>
          </table:table-cell>
          <table:table-cell office:value-type="string" calcext:value-type="string">
            <text:p>["Jnana Loka","Brahma Loka","Vidya Loka","Guru Lok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22" calcext:value-type="float">
            <text:p>882226422</text:p>
          </table:table-cell>
          <table:table-cell office:value-type="string" calcext:value-type="string">
            <text:p>The abode of Saraswati, the Goddess of Learning is _________</text:p>
          </table:table-cell>
          <table:table-cell office:value-type="float" office:value="882226423" calcext:value-type="float">
            <text:p>882226423</text:p>
          </table:table-cell>
          <table:table-cell/>
          <table:table-cell table:number-columns-repeated="4" office:value-type="float" office:value="2" calcext:value-type="float">
            <text:p>2</text:p>
          </table:table-cell>
          <table:table-cell/>
        </table:table-row>
        <table:table-row table:style-name="ro1">
          <table:table-cell office:value-type="float" office:value="68" calcext:value-type="float">
            <text:p>68</text:p>
          </table:table-cell>
          <table:table-cell office:value-type="string" calcext:value-type="string">
            <text:p>["Ramanujacharya","Tulasi Das","Chaitanya Mahaprabhu","Adi Shankarachary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23" calcext:value-type="float">
            <text:p>882226423</text:p>
          </table:table-cell>
          <table:table-cell office:value-type="string" calcext:value-type="string">
            <text:p>Saundarya Lahari was composed by _________</text:p>
          </table:table-cell>
          <table:table-cell office:value-type="float" office:value="882226424" calcext:value-type="float">
            <text:p>882226424</text:p>
          </table:table-cell>
          <table:table-cell/>
          <table:table-cell table:number-columns-repeated="4" office:value-type="float" office:value="2" calcext:value-type="float">
            <text:p>2</text:p>
          </table:table-cell>
          <table:table-cell/>
        </table:table-row>
        <table:table-row table:style-name="ro1">
          <table:table-cell office:value-type="float" office:value="69" calcext:value-type="float">
            <text:p>69</text:p>
          </table:table-cell>
          <table:table-cell office:value-type="string" calcext:value-type="string">
            <text:p>["He had no Guru","Lord Shiva","Saraswati","Govinda Bhagavatpad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24" calcext:value-type="float">
            <text:p>882226424</text:p>
          </table:table-cell>
          <table:table-cell office:value-type="string" calcext:value-type="string">
            <text:p>Who was the Guru of Adi Shankaracharya?</text:p>
          </table:table-cell>
          <table:table-cell office:value-type="float" office:value="882226425" calcext:value-type="float">
            <text:p>882226425</text:p>
          </table:table-cell>
          <table:table-cell/>
          <table:table-cell table:number-columns-repeated="4" office:value-type="float" office:value="2" calcext:value-type="float">
            <text:p>2</text:p>
          </table:table-cell>
          <table:table-cell/>
        </table:table-row>
        <table:table-row table:style-name="ro1">
          <table:table-cell office:value-type="float" office:value="70" calcext:value-type="float">
            <text:p>70</text:p>
          </table:table-cell>
          <table:table-cell office:value-type="string" calcext:value-type="string">
            <text:p>["Upanishads","Vedanta","Both of these","None of these"]</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25" calcext:value-type="float">
            <text:p>882226425</text:p>
          </table:table-cell>
          <table:table-cell office:value-type="string" calcext:value-type="string">
            <text:p>Which are the concluding chapters of the Vedas?</text:p>
          </table:table-cell>
          <table:table-cell office:value-type="float" office:value="882226426" calcext:value-type="float">
            <text:p>882226426</text:p>
          </table:table-cell>
          <table:table-cell/>
          <table:table-cell table:number-columns-repeated="4" office:value-type="float" office:value="2" calcext:value-type="float">
            <text:p>2</text:p>
          </table:table-cell>
          <table:table-cell/>
        </table:table-row>
        <table:table-row table:style-name="ro6">
          <table:table-cell office:value-type="float" office:value="71" calcext:value-type="float">
            <text:p>71</text:p>
          </table:table-cell>
          <table:table-cell office:value-type="string" calcext:value-type="string">
            <text:p>["Vishnu Purana","Markandeya Purana","Garuda Purana","Bhagavatha Puran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26" calcext:value-type="float">
            <text:p>882226426</text:p>
          </table:table-cell>
          <table:table-cell office:value-type="string" calcext:value-type="string">
            <text:p>According to Hindu mythology, in which Purana does Ramayana and Mahabharata come?</text:p>
          </table:table-cell>
          <table:table-cell office:value-type="float" office:value="882226427" calcext:value-type="float">
            <text:p>882226427</text:p>
          </table:table-cell>
          <table:table-cell/>
          <table:table-cell table:number-columns-repeated="4" office:value-type="float" office:value="2" calcext:value-type="float">
            <text:p>2</text:p>
          </table:table-cell>
          <table:table-cell/>
        </table:table-row>
        <table:table-row table:style-name="ro1">
          <table:table-cell office:value-type="float" office:value="72" calcext:value-type="float">
            <text:p>72</text:p>
          </table:table-cell>
          <table:table-cell office:value-type="string" calcext:value-type="string">
            <text:p>["Krishna","Arjuna","Vrikodara","Shishupal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27" calcext:value-type="float">
            <text:p>882226427</text:p>
          </table:table-cell>
          <table:table-cell office:value-type="string" calcext:value-type="string">
            <text:p>Who defeated Jarasandha in single combat?</text:p>
          </table:table-cell>
          <table:table-cell office:value-type="float" office:value="882226428" calcext:value-type="float">
            <text:p>882226428</text:p>
          </table:table-cell>
          <table:table-cell/>
          <table:table-cell table:number-columns-repeated="4" office:value-type="float" office:value="2" calcext:value-type="float">
            <text:p>2</text:p>
          </table:table-cell>
          <table:table-cell/>
        </table:table-row>
        <table:table-row table:style-name="ro6">
          <table:table-cell office:value-type="float" office:value="73" calcext:value-type="float">
            <text:p>73</text:p>
          </table:table-cell>
          <table:table-cell office:value-type="string" calcext:value-type="string">
            <text:p>["The Yadavas","Brahma","Kamsa","Vishwakarm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28" calcext:value-type="float">
            <text:p>882226428</text:p>
          </table:table-cell>
          <table:table-cell office:value-type="string" calcext:value-type="string">
            <text:p>The city of Dwaraka, home of Lord Krishna, was built by ________</text:p>
          </table:table-cell>
          <table:table-cell office:value-type="float" office:value="882226429" calcext:value-type="float">
            <text:p>882226429</text:p>
          </table:table-cell>
          <table:table-cell/>
          <table:table-cell table:number-columns-repeated="4" office:value-type="float" office:value="2" calcext:value-type="float">
            <text:p>2</text:p>
          </table:table-cell>
          <table:table-cell/>
        </table:table-row>
        <table:table-row table:style-name="ro6">
          <table:table-cell office:value-type="float" office:value="74" calcext:value-type="float">
            <text:p>74</text:p>
          </table:table-cell>
          <table:table-cell office:value-type="string" calcext:value-type="string">
            <text:p>["Uddhava","Balarama","Arjuna","Sudam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29" calcext:value-type="float">
            <text:p>882226429</text:p>
          </table:table-cell>
          <table:table-cell office:value-type="string" calcext:value-type="string">
            <text:p>Krishna's childhood friend who studied with him in Maharshi Sandipani's Gurukula was ______</text:p>
          </table:table-cell>
          <table:table-cell office:value-type="float" office:value="88222643" calcext:value-type="float">
            <text:p>88222643</text:p>
          </table:table-cell>
          <table:table-cell/>
          <table:table-cell table:number-columns-repeated="4" office:value-type="float" office:value="2" calcext:value-type="float">
            <text:p>2</text:p>
          </table:table-cell>
          <table:table-cell/>
        </table:table-row>
        <table:table-row table:style-name="ro1">
          <table:table-cell office:value-type="float" office:value="75" calcext:value-type="float">
            <text:p>75</text:p>
          </table:table-cell>
          <table:table-cell office:value-type="string" calcext:value-type="string">
            <text:p>["Rig Veda","Yajur Veda","Sama Veda","Atharvana Veda"]</text:p>
          </table:table-cell>
          <table:table-cell/>
          <table:table-cell office:value-type="float" office:value="2" calcext:value-type="float">
            <text:p>2</text:p>
          </table:table-cell>
          <table:table-cell office:value-type="float" office:value="1" calcext:value-type="float">
            <text:p>1</text:p>
          </table:table-cell>
          <table:table-cell office:value-type="float" office:value="88222643" calcext:value-type="float">
            <text:p>88222643</text:p>
          </table:table-cell>
          <table:table-cell office:value-type="string" calcext:value-type="string">
            <text:p>The phrase 'Tattvamasi' can be found in ________</text:p>
          </table:table-cell>
          <table:table-cell office:value-type="float" office:value="882226431" calcext:value-type="float">
            <text:p>882226431</text:p>
          </table:table-cell>
          <table:table-cell/>
          <table:table-cell table:number-columns-repeated="4" office:value-type="float" office:value="2" calcext:value-type="float">
            <text:p>2</text:p>
          </table:table-cell>
          <table:table-cell/>
        </table:table-row>
        <table:table-row table:style-name="ro6">
          <table:table-cell office:value-type="float" office:value="76" calcext:value-type="float">
            <text:p>76</text:p>
          </table:table-cell>
          <table:table-cell office:value-type="string" calcext:value-type="string">
            <text:p>["Rig Veda","Yajur Veda","Sama Veda","Atharvana Ved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31" calcext:value-type="float">
            <text:p>882226431</text:p>
          </table:table-cell>
          <table:table-cell office:value-type="string" calcext:value-type="string">
            <text:p>The famous statement 'Aham Brahmasmi' comes from which of the four Vedas?</text:p>
          </table:table-cell>
          <table:table-cell office:value-type="float" office:value="882226432" calcext:value-type="float">
            <text:p>882226432</text:p>
          </table:table-cell>
          <table:table-cell/>
          <table:table-cell table:number-columns-repeated="4" office:value-type="float" office:value="2" calcext:value-type="float">
            <text:p>2</text:p>
          </table:table-cell>
          <table:table-cell/>
        </table:table-row>
        <table:table-row table:style-name="ro6">
          <table:table-cell office:value-type="float" office:value="77" calcext:value-type="float">
            <text:p>77</text:p>
          </table:table-cell>
          <table:table-cell office:value-type="string" calcext:value-type="string">
            <text:p>["Mushtika","Chaanoora","Ugrasena","Akroor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32" calcext:value-type="float">
            <text:p>882226432</text:p>
          </table:table-cell>
          <table:table-cell office:value-type="string" calcext:value-type="string">
            <text:p>Who was sent by the evil Kamsa to escort Krishna and Sudama to Mathura?</text:p>
          </table:table-cell>
          <table:table-cell office:value-type="float" office:value="882226433" calcext:value-type="float">
            <text:p>882226433</text:p>
          </table:table-cell>
          <table:table-cell/>
          <table:table-cell table:number-columns-repeated="4" office:value-type="float" office:value="2" calcext:value-type="float">
            <text:p>2</text:p>
          </table:table-cell>
          <table:table-cell/>
        </table:table-row>
        <table:table-row table:style-name="ro8">
          <table:table-cell office:value-type="float" office:value="78" calcext:value-type="float">
            <text:p>78</text:p>
          </table:table-cell>
          <table:table-cell office:value-type="string" calcext:value-type="string">
            <text:p>["Bhishma","Vasudeva","Dhritarashtra","Ugrasena"]</text:p>
          </table:table-cell>
          <table:table-cell table:style-name="ce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33" calcext:value-type="float">
            <text:p>882226433</text:p>
          </table:table-cell>
          <table:table-cell office:value-type="string" calcext:value-type="string">
            <text:p>Who was Krishna's Grandfather?</text:p>
          </table:table-cell>
          <table:table-cell office:value-type="float" office:value="882226434" calcext:value-type="float">
            <text:p>882226434</text:p>
          </table:table-cell>
          <table:table-cell/>
          <table:table-cell table:number-columns-repeated="4" office:value-type="float" office:value="2" calcext:value-type="float">
            <text:p>2</text:p>
          </table:table-cell>
          <table:table-cell/>
        </table:table-row>
        <table:table-row table:style-name="ro1">
          <table:table-cell office:value-type="float" office:value="79" calcext:value-type="float">
            <text:p>79</text:p>
          </table:table-cell>
          <table:table-cell office:value-type="string" calcext:value-type="string">
            <text:p>["Gandiva","Sudarshana Chakra","Pinaaka","Kodanda"]</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34" calcext:value-type="float">
            <text:p>882226434</text:p>
          </table:table-cell>
          <table:table-cell office:value-type="string" calcext:value-type="string">
            <text:p>Krishna's famous weapon is called _________</text:p>
          </table:table-cell>
          <table:table-cell office:value-type="float" office:value="882226435" calcext:value-type="float">
            <text:p>882226435</text:p>
          </table:table-cell>
          <table:table-cell/>
          <table:table-cell table:number-columns-repeated="4" office:value-type="float" office:value="2" calcext:value-type="float">
            <text:p>2</text:p>
          </table:table-cell>
          <table:table-cell/>
        </table:table-row>
        <table:table-row table:style-name="ro6">
          <table:table-cell office:value-type="float" office:value="80" calcext:value-type="float">
            <text:p>80</text:p>
          </table:table-cell>
          <table:table-cell office:value-type="string" calcext:value-type="string">
            <text:p>["Sarpastra","Pashupatastra","Varunastra","Brahmastr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35" calcext:value-type="float">
            <text:p>882226435</text:p>
          </table:table-cell>
          <table:table-cell office:value-type="string" calcext:value-type="string">
            <text:p>When Hanuman was destroying the Ashoka Vana, which weapon did Indrajit use to capture him?</text:p>
          </table:table-cell>
          <table:table-cell office:value-type="float" office:value="882226436" calcext:value-type="float">
            <text:p>882226436</text:p>
          </table:table-cell>
          <table:table-cell/>
          <table:table-cell table:number-columns-repeated="4" office:value-type="float" office:value="2" calcext:value-type="float">
            <text:p>2</text:p>
          </table:table-cell>
          <table:table-cell/>
        </table:table-row>
        <table:table-row table:style-name="ro6">
          <table:table-cell office:value-type="float" office:value="81" calcext:value-type="float">
            <text:p>81</text:p>
          </table:table-cell>
          <table:table-cell office:value-type="string" calcext:value-type="string">
            <text:p>["Dhruva","Narada","Nachiketha","Prahlad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36" calcext:value-type="float">
            <text:p>882226436</text:p>
          </table:table-cell>
          <table:table-cell office:value-type="string" calcext:value-type="string">
            <text:p>Who among these is <text:s/>not a famous devotee of Lord Vishnu?</text:p>
          </table:table-cell>
          <table:table-cell office:value-type="float" office:value="882226437" calcext:value-type="float">
            <text:p>882226437</text:p>
          </table:table-cell>
          <table:table-cell/>
          <table:table-cell table:number-columns-repeated="4" office:value-type="float" office:value="2" calcext:value-type="float">
            <text:p>2</text:p>
          </table:table-cell>
          <table:table-cell/>
        </table:table-row>
        <table:table-row table:style-name="ro6">
          <table:table-cell office:value-type="float" office:value="82" calcext:value-type="float">
            <text:p>82</text:p>
          </table:table-cell>
          <table:table-cell office:value-type="string" calcext:value-type="string">
            <text:p>["Trishanku","Vasishta","Indra","Vishwamitr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37" calcext:value-type="float">
            <text:p>882226437</text:p>
          </table:table-cell>
          <table:table-cell office:value-type="string" calcext:value-type="string">
            <text:p>'Trishanku Swarga', an alternate dimension between Heaven and Earth was created by ________</text:p>
          </table:table-cell>
          <table:table-cell office:value-type="float" office:value="882226438" calcext:value-type="float">
            <text:p>882226438</text:p>
          </table:table-cell>
          <table:table-cell/>
          <table:table-cell table:number-columns-repeated="4" office:value-type="float" office:value="2" calcext:value-type="float">
            <text:p>2</text:p>
          </table:table-cell>
          <table:table-cell/>
        </table:table-row>
        <table:table-row table:style-name="ro6">
          <table:table-cell office:value-type="float" office:value="83" calcext:value-type="float">
            <text:p>83</text:p>
          </table:table-cell>
          <table:table-cell office:value-type="string" calcext:value-type="string">
            <text:p>["Gautama","Vasishtha","Bharadwaja","Vishwamitra"]</text:p>
          </table:table-cell>
          <table:table-cell table:style-name="ce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38" calcext:value-type="float">
            <text:p>882226438</text:p>
          </table:table-cell>
          <table:table-cell office:value-type="string" calcext:value-type="string">
            <text:p>In Hindu mythology, which Brahma Rishi was formerly known as King Kaushika?</text:p>
          </table:table-cell>
          <table:table-cell office:value-type="float" office:value="882226439" calcext:value-type="float">
            <text:p>882226439</text:p>
          </table:table-cell>
          <table:table-cell/>
          <table:table-cell table:number-columns-repeated="4" office:value-type="float" office:value="2" calcext:value-type="float">
            <text:p>2</text:p>
          </table:table-cell>
          <table:table-cell/>
        </table:table-row>
        <table:table-row table:style-name="ro6">
          <table:table-cell office:value-type="float" office:value="84" calcext:value-type="float">
            <text:p>84</text:p>
          </table:table-cell>
          <table:table-cell office:value-type="string" calcext:value-type="string">
            <text:p>["Moksha Dhenu","Gaumukhi","Nandini","Vaidehi"]</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39" calcext:value-type="float">
            <text:p>882226439</text:p>
          </table:table-cell>
          <table:table-cell office:value-type="string" calcext:value-type="string">
            <text:p>The daughter of Kamadhenu, the wish-fulfilling cow, is ________</text:p>
          </table:table-cell>
          <table:table-cell office:value-type="float" office:value="88222644" calcext:value-type="float">
            <text:p>88222644</text:p>
          </table:table-cell>
          <table:table-cell/>
          <table:table-cell table:number-columns-repeated="4" office:value-type="float" office:value="2" calcext:value-type="float">
            <text:p>2</text:p>
          </table:table-cell>
          <table:table-cell/>
        </table:table-row>
        <table:table-row table:style-name="ro6">
          <table:table-cell office:value-type="float" office:value="85" calcext:value-type="float">
            <text:p>85</text:p>
          </table:table-cell>
          <table:table-cell office:value-type="string" calcext:value-type="string">
            <text:p>["Krishna","Drona","Kripa","Balaram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4" calcext:value-type="float">
            <text:p>88222644</text:p>
          </table:table-cell>
          <table:table-cell office:value-type="string" calcext:value-type="string">
            <text:p>Bhima and Duryodhana learnt the art of Gadha-Yuddha or Mace-fighting from _________ <text:s text:c="4"/></text:p>
          </table:table-cell>
          <table:table-cell office:value-type="float" office:value="882226441" calcext:value-type="float">
            <text:p>882226441</text:p>
          </table:table-cell>
          <table:table-cell/>
          <table:table-cell table:number-columns-repeated="4" office:value-type="float" office:value="2" calcext:value-type="float">
            <text:p>2</text:p>
          </table:table-cell>
          <table:table-cell/>
        </table:table-row>
        <table:table-row table:style-name="ro6">
          <table:table-cell office:value-type="float" office:value="86" calcext:value-type="float">
            <text:p>86</text:p>
          </table:table-cell>
          <table:table-cell office:value-type="string" calcext:value-type="string">
            <text:p>["Tabala","Damaru","Mridanga","Veen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41" calcext:value-type="float">
            <text:p>882226441</text:p>
          </table:table-cell>
          <table:table-cell office:value-type="string" calcext:value-type="string">
            <text:p>Which musical instrument is associated with Lord Ganesha</text:p>
          </table:table-cell>
          <table:table-cell office:value-type="float" office:value="882226442" calcext:value-type="float">
            <text:p>882226442</text:p>
          </table:table-cell>
          <table:table-cell/>
          <table:table-cell table:number-columns-repeated="4" office:value-type="float" office:value="2" calcext:value-type="float">
            <text:p>2</text:p>
          </table:table-cell>
          <table:table-cell/>
        </table:table-row>
        <table:table-row table:style-name="ro1">
          <table:table-cell office:value-type="float" office:value="87" calcext:value-type="float">
            <text:p>87</text:p>
          </table:table-cell>
          <table:table-cell office:value-type="string" calcext:value-type="string">
            <text:p>["Veena","Mridanga","Damaru","None of these"]</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42" calcext:value-type="float">
            <text:p>882226442</text:p>
          </table:table-cell>
          <table:table-cell office:value-type="string" calcext:value-type="string">
            <text:p>With which musical instrument is Lord Shiva associated?</text:p>
          </table:table-cell>
          <table:table-cell office:value-type="float" office:value="882226443" calcext:value-type="float">
            <text:p>882226443</text:p>
          </table:table-cell>
          <table:table-cell/>
          <table:table-cell table:number-columns-repeated="4" office:value-type="float" office:value="2" calcext:value-type="float">
            <text:p>2</text:p>
          </table:table-cell>
          <table:table-cell/>
        </table:table-row>
        <table:table-row table:style-name="ro6">
          <table:table-cell office:value-type="float" office:value="88" calcext:value-type="float">
            <text:p>88</text:p>
          </table:table-cell>
          <table:table-cell office:value-type="string" calcext:value-type="string">
            <text:p>["Mount Kailasa","Mount Mahati","Mount Meru","Mount Rishya Shring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43" calcext:value-type="float">
            <text:p>882226443</text:p>
          </table:table-cell>
          <table:table-cell office:value-type="string" calcext:value-type="string">
            <text:p>In Hindu Mythology, on the top of which mountain is Brahma Loka situated?</text:p>
          </table:table-cell>
          <table:table-cell office:value-type="float" office:value="882226444" calcext:value-type="float">
            <text:p>882226444</text:p>
          </table:table-cell>
          <table:table-cell/>
          <table:table-cell table:number-columns-repeated="4" office:value-type="float" office:value="2" calcext:value-type="float">
            <text:p>2</text:p>
          </table:table-cell>
          <table:table-cell/>
        </table:table-row>
        <table:table-row table:style-name="ro1">
          <table:table-cell office:value-type="float" office:value="89" calcext:value-type="float">
            <text:p>89</text:p>
          </table:table-cell>
          <table:table-cell office:value-type="string" calcext:value-type="string">
            <text:p>["Yajur Veda","Rig Veda","Sama Veda","Atharvana Ved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44" calcext:value-type="float">
            <text:p>882226444</text:p>
          </table:table-cell>
          <table:table-cell office:value-type="string" calcext:value-type="string">
            <text:p>Indian Classical Music is derived from __________</text:p>
          </table:table-cell>
          <table:table-cell office:value-type="float" office:value="882226445" calcext:value-type="float">
            <text:p>882226445</text:p>
          </table:table-cell>
          <table:table-cell/>
          <table:table-cell table:number-columns-repeated="4" office:value-type="float" office:value="2" calcext:value-type="float">
            <text:p>2</text:p>
          </table:table-cell>
          <table:table-cell/>
        </table:table-row>
        <table:table-row table:style-name="ro6">
          <table:table-cell office:value-type="float" office:value="90" calcext:value-type="float">
            <text:p>90</text:p>
          </table:table-cell>
          <table:table-cell office:value-type="string" calcext:value-type="string">
            <text:p>["Narasimha","Rama","Parashurama","Kalki"]</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45" calcext:value-type="float">
            <text:p>882226445</text:p>
          </table:table-cell>
          <table:table-cell office:value-type="string" calcext:value-type="string">
            <text:p>Which incarnation of Lord Vishnu is regarded as the destroyer of Kshatriyas?</text:p>
          </table:table-cell>
          <table:table-cell office:value-type="float" office:value="882226446" calcext:value-type="float">
            <text:p>882226446</text:p>
          </table:table-cell>
          <table:table-cell/>
          <table:table-cell table:number-columns-repeated="4" office:value-type="float" office:value="2" calcext:value-type="float">
            <text:p>2</text:p>
          </table:table-cell>
          <table:table-cell/>
        </table:table-row>
        <table:table-row table:style-name="ro6">
          <table:table-cell office:value-type="float" office:value="91" calcext:value-type="float">
            <text:p>91</text:p>
          </table:table-cell>
          <table:table-cell office:value-type="string" calcext:value-type="string">
            <text:p>["Vajradanti","Airavata","Gajendra","Supratika"]</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46" calcext:value-type="float">
            <text:p>882226446</text:p>
          </table:table-cell>
          <table:table-cell office:value-type="string" calcext:value-type="string">
            <text:p>The vahana of Indra, King of the Heavens,is called __________</text:p>
          </table:table-cell>
          <table:table-cell office:value-type="float" office:value="882226447" calcext:value-type="float">
            <text:p>882226447</text:p>
          </table:table-cell>
          <table:table-cell/>
          <table:table-cell table:number-columns-repeated="4" office:value-type="float" office:value="2" calcext:value-type="float">
            <text:p>2</text:p>
          </table:table-cell>
          <table:table-cell/>
        </table:table-row>
        <table:table-row table:style-name="ro1">
          <table:table-cell office:value-type="float" office:value="92" calcext:value-type="float">
            <text:p>92</text:p>
          </table:table-cell>
          <table:table-cell office:value-type="string" calcext:value-type="string">
            <text:p>["Trishanku Swaraga","Alaka Puri","Naimisharanya","Amaravati"]</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47" calcext:value-type="float">
            <text:p>882226447</text:p>
          </table:table-cell>
          <table:table-cell office:value-type="string" calcext:value-type="string">
            <text:p>The Capital city of Swarga Loka is called __________</text:p>
          </table:table-cell>
          <table:table-cell office:value-type="float" office:value="882226448" calcext:value-type="float">
            <text:p>882226448</text:p>
          </table:table-cell>
          <table:table-cell/>
          <table:table-cell table:number-columns-repeated="4" office:value-type="float" office:value="2" calcext:value-type="float">
            <text:p>2</text:p>
          </table:table-cell>
          <table:table-cell/>
        </table:table-row>
        <table:table-row table:style-name="ro1">
          <table:table-cell office:value-type="float" office:value="93" calcext:value-type="float">
            <text:p>93</text:p>
          </table:table-cell>
          <table:table-cell office:value-type="string" calcext:value-type="string">
            <text:p>["18","1","1","18"]</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48" calcext:value-type="float">
            <text:p>882226448</text:p>
          </table:table-cell>
          <table:table-cell office:value-type="string" calcext:value-type="string">
            <text:p>How many shlokas are there in the Mahabharata?</text:p>
          </table:table-cell>
          <table:table-cell office:value-type="float" office:value="882226449" calcext:value-type="float">
            <text:p>882226449</text:p>
          </table:table-cell>
          <table:table-cell/>
          <table:table-cell table:number-columns-repeated="4" office:value-type="float" office:value="2" calcext:value-type="float">
            <text:p>2</text:p>
          </table:table-cell>
          <table:table-cell/>
        </table:table-row>
        <table:table-row table:style-name="ro6">
          <table:table-cell office:value-type="float" office:value="94" calcext:value-type="float">
            <text:p>94</text:p>
          </table:table-cell>
          <table:table-cell office:value-type="string" calcext:value-type="string">
            <text:p>["Chitrakoota","Kishkinda","Dandakaranya","Kamakhy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49" calcext:value-type="float">
            <text:p>882226449</text:p>
          </table:table-cell>
          <table:table-cell office:value-type="string" calcext:value-type="string">
            <text:p>Where were Rama,Lakshmana and Sita staying when Sita was abducted by Ravana?</text:p>
          </table:table-cell>
          <table:table-cell office:value-type="float" office:value="88222645" calcext:value-type="float">
            <text:p>88222645</text:p>
          </table:table-cell>
          <table:table-cell/>
          <table:table-cell table:number-columns-repeated="4" office:value-type="float" office:value="2" calcext:value-type="float">
            <text:p>2</text:p>
          </table:table-cell>
          <table:table-cell/>
        </table:table-row>
        <table:table-row table:style-name="ro6">
          <table:table-cell office:value-type="float" office:value="95" calcext:value-type="float">
            <text:p>95</text:p>
          </table:table-cell>
          <table:table-cell office:value-type="string" calcext:value-type="string">
            <text:p>["Kumbhakarna","Mahiravana","Meghanad","Akshaya Kumar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5" calcext:value-type="float">
            <text:p>88222645</text:p>
          </table:table-cell>
          <table:table-cell table:style-name="ce4" office:value-type="string" calcext:value-type="string">
            <text:p>One of Ravanas sons, ___________ was killed by Hanuman when he went to Lanka in search of Sita</text:p>
          </table:table-cell>
          <table:table-cell office:value-type="float" office:value="882226451" calcext:value-type="float">
            <text:p>882226451</text:p>
          </table:table-cell>
          <table:table-cell/>
          <table:table-cell table:number-columns-repeated="4" office:value-type="float" office:value="2" calcext:value-type="float">
            <text:p>2</text:p>
          </table:table-cell>
          <table:table-cell/>
        </table:table-row>
        <table:table-row table:style-name="ro1">
          <table:table-cell office:value-type="float" office:value="96" calcext:value-type="float">
            <text:p>96</text:p>
          </table:table-cell>
          <table:table-cell office:value-type="string" calcext:value-type="string">
            <text:p>["Amaravati","Kurukshethra","Hastinapura","Indraprastha"]</text:p>
          </table:table-cell>
          <table:table-cell table:style-name="ce4"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882226451" calcext:value-type="float">
            <text:p>882226451</text:p>
          </table:table-cell>
          <table:table-cell table:style-name="ce4" office:value-type="string" calcext:value-type="string">
            <text:p>The capital of the Kuru kingom was _________</text:p>
          </table:table-cell>
          <table:table-cell office:value-type="float" office:value="882226452" calcext:value-type="float">
            <text:p>882226452</text:p>
          </table:table-cell>
          <table:table-cell/>
          <table:table-cell table:number-columns-repeated="4" office:value-type="float" office:value="2" calcext:value-type="float">
            <text:p>2</text:p>
          </table:table-cell>
          <table:table-cell/>
        </table:table-row>
        <table:table-row table:style-name="ro1">
          <table:table-cell office:value-type="float" office:value="97" calcext:value-type="float">
            <text:p>97</text:p>
          </table:table-cell>
          <table:table-cell office:value-type="string" calcext:value-type="string">
            <text:p>["Amaravati","Hastinapura","Indraprastha","Kurukshetra"]</text:p>
          </table:table-cell>
          <table:table-cell table:style-name="ce4"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882226452" calcext:value-type="float">
            <text:p>882226452</text:p>
          </table:table-cell>
          <table:table-cell office:value-type="string" calcext:value-type="string">
            <text:p>Which city was built by the Pandavas?</text:p>
          </table:table-cell>
          <table:table-cell office:value-type="float" office:value="882226453" calcext:value-type="float">
            <text:p>882226453</text:p>
          </table:table-cell>
          <table:table-cell/>
          <table:table-cell table:number-columns-repeated="4" office:value-type="float" office:value="2" calcext:value-type="float">
            <text:p>2</text:p>
          </table:table-cell>
          <table:table-cell/>
        </table:table-row>
        <table:table-row table:style-name="ro1">
          <table:table-cell office:value-type="float" office:value="98" calcext:value-type="float">
            <text:p>98</text:p>
          </table:table-cell>
          <table:table-cell office:value-type="string" calcext:value-type="string">
            <text:p>["Shalya","Jayadratha","Sanjaya","Duryodhan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53" calcext:value-type="float">
            <text:p>882226453</text:p>
          </table:table-cell>
          <table:table-cell office:value-type="string" calcext:value-type="string">
            <text:p>In Mahabharata, who was the charioteer of Dhritarashtra?</text:p>
          </table:table-cell>
          <table:table-cell office:value-type="float" office:value="882226454" calcext:value-type="float">
            <text:p>882226454</text:p>
          </table:table-cell>
          <table:table-cell/>
          <table:table-cell table:number-columns-repeated="4" office:value-type="float" office:value="2" calcext:value-type="float">
            <text:p>2</text:p>
          </table:table-cell>
          <table:table-cell/>
        </table:table-row>
        <table:table-row table:style-name="ro6">
          <table:table-cell office:value-type="float" office:value="99" calcext:value-type="float">
            <text:p>99</text:p>
          </table:table-cell>
          <table:table-cell office:value-type="string" calcext:value-type="string">
            <text:p>["Vishnu","Durga","Shiva","Ganesha"]</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54" calcext:value-type="float">
            <text:p>882226454</text:p>
          </table:table-cell>
          <table:table-cell office:value-type="string" calcext:value-type="string">
            <text:p>Kalidasa became a great poet after receiving the blessings of ________</text:p>
          </table:table-cell>
          <table:table-cell office:value-type="float" office:value="882226455" calcext:value-type="float">
            <text:p>882226455</text:p>
          </table:table-cell>
          <table:table-cell/>
          <table:table-cell table:number-columns-repeated="4" office:value-type="float" office:value="2" calcext:value-type="float">
            <text:p>2</text:p>
          </table:table-cell>
          <table:table-cell/>
        </table:table-row>
        <table:table-row table:style-name="ro1">
          <table:table-cell office:value-type="float" office:value="100" calcext:value-type="float">
            <text:p>100</text:p>
          </table:table-cell>
          <table:table-cell office:value-type="string" calcext:value-type="string">
            <text:p>["Rig Veda","Yajur Veda","Atharvana Veda","Saama Veda"]</text:p>
          </table:table-cell>
          <table:table-cell/>
          <table:table-cell office:value-type="float" office:value="2" calcext:value-type="float">
            <text:p>2</text:p>
          </table:table-cell>
          <table:table-cell office:value-type="float" office:value="1" calcext:value-type="float">
            <text:p>1</text:p>
          </table:table-cell>
          <table:table-cell office:value-type="float" office:value="882226455" calcext:value-type="float">
            <text:p>882226455</text:p>
          </table:table-cell>
          <table:table-cell office:value-type="string" calcext:value-type="string">
            <text:p>Purusha Sukta can be found in _________</text:p>
          </table:table-cell>
          <table:table-cell office:value-type="float" office:value="882226456" calcext:value-type="float">
            <text:p>882226456</text:p>
          </table:table-cell>
          <table:table-cell/>
          <table:table-cell table:number-columns-repeated="4" office:value-type="float" office:value="2" calcext:value-type="float">
            <text:p>2</text:p>
          </table:table-cell>
          <table:table-cell/>
        </table:table-row>
        <table:table-row table:style-name="ro1">
          <table:table-cell office:value-type="float" office:value="101" calcext:value-type="float">
            <text:p>101</text:p>
          </table:table-cell>
          <table:table-cell office:value-type="string" calcext:value-type="string">
            <text:p>["chandoggya","kathavatthu","vijay-pithaka","jayanama-ithihas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56" calcext:value-type="float">
            <text:p>882226456</text:p>
          </table:table-cell>
          <table:table-cell office:value-type="string" calcext:value-type="string">
            <text:p>Mahabharata is also known as?</text:p>
          </table:table-cell>
          <table:table-cell office:value-type="float" office:value="882226457" calcext:value-type="float">
            <text:p>882226457</text:p>
          </table:table-cell>
          <table:table-cell/>
          <table:table-cell table:number-columns-repeated="4" office:value-type="float" office:value="2" calcext:value-type="float">
            <text:p>2</text:p>
          </table:table-cell>
          <table:table-cell/>
        </table:table-row>
        <table:table-row table:style-name="ro6">
          <table:table-cell office:value-type="float" office:value="102" calcext:value-type="float">
            <text:p>102</text:p>
          </table:table-cell>
          <table:table-cell office:value-type="string" calcext:value-type="string">
            <text:p>["Beebathsa","Raudra","Shringara","Karuna"]</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57" calcext:value-type="float">
            <text:p>882226457</text:p>
          </table:table-cell>
          <table:table-cell office:value-type="string" calcext:value-type="string">
            <text:p>Which of the following 'Rasas' in Indian classical music is used to convey anger?</text:p>
          </table:table-cell>
          <table:table-cell office:value-type="float" office:value="882226458" calcext:value-type="float">
            <text:p>882226458</text:p>
          </table:table-cell>
          <table:table-cell/>
          <table:table-cell table:number-columns-repeated="4" office:value-type="float" office:value="2" calcext:value-type="float">
            <text:p>2</text:p>
          </table:table-cell>
          <table:table-cell/>
        </table:table-row>
        <table:table-row table:style-name="ro7">
          <table:table-cell office:value-type="float" office:value="103" calcext:value-type="float">
            <text:p>103</text:p>
          </table:table-cell>
          <table:table-cell office:value-type="string" calcext:value-type="string">
            <text:p>["Pondicherry","Panaji","Bombay","Madras"]</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58" calcext:value-type="float">
            <text:p>882226458</text:p>
          </table:table-cell>
          <table:table-cell office:value-type="string" calcext:value-type="string">
            <text:p>Which Indian city was gifted by the Portuguese as dowry to Charles II, the King of England, when he got married to the sister of the King of Portugal in 1662?</text:p>
          </table:table-cell>
          <table:table-cell office:value-type="float" office:value="882226459" calcext:value-type="float">
            <text:p>882226459</text:p>
          </table:table-cell>
          <table:table-cell/>
          <table:table-cell table:number-columns-repeated="4" office:value-type="float" office:value="2" calcext:value-type="float">
            <text:p>2</text:p>
          </table:table-cell>
          <table:table-cell/>
        </table:table-row>
        <table:table-row table:style-name="ro6">
          <table:table-cell office:value-type="float" office:value="104" calcext:value-type="float">
            <text:p>104</text:p>
          </table:table-cell>
          <table:table-cell office:value-type="string" calcext:value-type="string">
            <text:p>["BalagangadharnathTilak","Mahatma Gandhi","Tansen","Amir Khusro"]</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59" calcext:value-type="float">
            <text:p>882226459</text:p>
          </table:table-cell>
          <table:table-cell office:value-type="string" calcext:value-type="string">
            <text:p>Pandit Ravi Shankar composed Raga Mohankauns in honour of</text:p>
          </table:table-cell>
          <table:table-cell office:value-type="float" office:value="88222646" calcext:value-type="float">
            <text:p>88222646</text:p>
          </table:table-cell>
          <table:table-cell/>
          <table:table-cell table:number-columns-repeated="4" office:value-type="float" office:value="2" calcext:value-type="float">
            <text:p>2</text:p>
          </table:table-cell>
          <table:table-cell/>
        </table:table-row>
        <table:table-row table:style-name="ro6">
          <table:table-cell office:value-type="float" office:value="105" calcext:value-type="float">
            <text:p>105</text:p>
          </table:table-cell>
          <table:table-cell office:value-type="string" calcext:value-type="string">
            <text:p>["Film actor","Photographer","Cinematographer","Film producer"]</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6" calcext:value-type="float">
            <text:p>88222646</text:p>
          </table:table-cell>
          <table:table-cell office:value-type="string" calcext:value-type="string">
            <text:p>Raja Deendayal is described as the first ___________ of India</text:p>
          </table:table-cell>
          <table:table-cell office:value-type="float" office:value="882226461" calcext:value-type="float">
            <text:p>882226461</text:p>
          </table:table-cell>
          <table:table-cell/>
          <table:table-cell table:number-columns-repeated="4" office:value-type="float" office:value="2" calcext:value-type="float">
            <text:p>2</text:p>
          </table:table-cell>
          <table:table-cell/>
        </table:table-row>
        <table:table-row table:style-name="ro1">
          <table:table-cell office:value-type="float" office:value="106" calcext:value-type="float">
            <text:p>106</text:p>
          </table:table-cell>
          <table:table-cell office:value-type="string" calcext:value-type="string">
            <text:p>["Tirumalai Nayak","Raja Raja Chola","Kulasekara Pandya","Narasimha II"]</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61" calcext:value-type="float">
            <text:p>882226461</text:p>
          </table:table-cell>
          <table:table-cell office:value-type="string" calcext:value-type="string">
            <text:p>The Meenakshi Temple was originally built by</text:p>
          </table:table-cell>
          <table:table-cell office:value-type="float" office:value="882226462" calcext:value-type="float">
            <text:p>882226462</text:p>
          </table:table-cell>
          <table:table-cell/>
          <table:table-cell table:number-columns-repeated="4" office:value-type="float" office:value="2" calcext:value-type="float">
            <text:p>2</text:p>
          </table:table-cell>
          <table:table-cell/>
        </table:table-row>
        <table:table-row table:style-name="ro1">
          <table:table-cell office:value-type="float" office:value="107" calcext:value-type="float">
            <text:p>107</text:p>
          </table:table-cell>
          <table:table-cell office:value-type="string" calcext:value-type="string">
            <text:p>["Kozhikode, Kerala","Chidambaram, Tamil Nadu","Khajuraho, Madhya Pradesh","Baroda, Gujarat"]</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62" calcext:value-type="float">
            <text:p>882226462</text:p>
          </table:table-cell>
          <table:table-cell office:value-type="string" calcext:value-type="string">
            <text:p>The Natyanjali Dance Festival is held at</text:p>
          </table:table-cell>
          <table:table-cell office:value-type="float" office:value="882226463" calcext:value-type="float">
            <text:p>882226463</text:p>
          </table:table-cell>
          <table:table-cell/>
          <table:table-cell table:number-columns-repeated="4" office:value-type="float" office:value="2" calcext:value-type="float">
            <text:p>2</text:p>
          </table:table-cell>
          <table:table-cell/>
        </table:table-row>
        <table:table-row table:style-name="ro6">
          <table:table-cell office:value-type="float" office:value="108" calcext:value-type="float">
            <text:p>108</text:p>
          </table:table-cell>
          <table:table-cell office:value-type="string" calcext:value-type="string">
            <text:p>["Thanjavur, Tamil nadu","Chidambaram, Tamil Nadu","Shivam, Andhra Pradesh","Vaishno Devi, Jammu and Kashmir"]</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63" calcext:value-type="float">
            <text:p>882226463</text:p>
          </table:table-cell>
          <table:table-cell office:value-type="string" calcext:value-type="string">
            <text:p>Which of the following is believed to be the site of "Akashalinga" (Invisible Linga) of Lord Shiva?</text:p>
          </table:table-cell>
          <table:table-cell office:value-type="float" office:value="882226464" calcext:value-type="float">
            <text:p>882226464</text:p>
          </table:table-cell>
          <table:table-cell/>
          <table:table-cell table:number-columns-repeated="4" office:value-type="float" office:value="2" calcext:value-type="float">
            <text:p>2</text:p>
          </table:table-cell>
          <table:table-cell/>
        </table:table-row>
        <table:table-row table:style-name="ro1">
          <table:table-cell office:value-type="float" office:value="109" calcext:value-type="float">
            <text:p>109</text:p>
          </table:table-cell>
          <table:table-cell office:value-type="string" calcext:value-type="string">
            <text:p>["Rigveda","Yajurveda","Atharvaveda","Samaveda"]</text:p>
          </table:table-cell>
          <table:table-cell/>
          <table:table-cell office:value-type="float" office:value="2" calcext:value-type="float">
            <text:p>2</text:p>
          </table:table-cell>
          <table:table-cell office:value-type="float" office:value="1" calcext:value-type="float">
            <text:p>1</text:p>
          </table:table-cell>
          <table:table-cell office:value-type="float" office:value="882226464" calcext:value-type="float">
            <text:p>882226464</text:p>
          </table:table-cell>
          <table:table-cell office:value-type="string" calcext:value-type="string">
            <text:p>The Aitareya Upanishad belongs to the</text:p>
          </table:table-cell>
          <table:table-cell office:value-type="float" office:value="882226465" calcext:value-type="float">
            <text:p>882226465</text:p>
          </table:table-cell>
          <table:table-cell/>
          <table:table-cell table:number-columns-repeated="4" office:value-type="float" office:value="2" calcext:value-type="float">
            <text:p>2</text:p>
          </table:table-cell>
          <table:table-cell/>
        </table:table-row>
        <table:table-row table:style-name="ro6">
          <table:table-cell office:value-type="float" office:value="110" calcext:value-type="float">
            <text:p>110</text:p>
          </table:table-cell>
          <table:table-cell office:value-type="string" calcext:value-type="string">
            <text:p>["Vishnu","Brahma","Indra","Shiva"]</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65" calcext:value-type="float">
            <text:p>882226465</text:p>
          </table:table-cell>
          <table:table-cell office:value-type="string" calcext:value-type="string">
            <text:p>According to Hindu mythology, who among the following is considered as the Creator of the Universe?</text:p>
          </table:table-cell>
          <table:table-cell office:value-type="float" office:value="882226466" calcext:value-type="float">
            <text:p>882226466</text:p>
          </table:table-cell>
          <table:table-cell/>
          <table:table-cell table:number-columns-repeated="4" office:value-type="float" office:value="2" calcext:value-type="float">
            <text:p>2</text:p>
          </table:table-cell>
          <table:table-cell/>
        </table:table-row>
        <table:table-row table:style-name="ro1">
          <table:table-cell office:value-type="float" office:value="111" calcext:value-type="float">
            <text:p>111</text:p>
          </table:table-cell>
          <table:table-cell office:value-type="string" calcext:value-type="string">
            <text:p>["Kurma avatara","Matsya avatara","Parashurama avatara","Rama avatara"]</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66" calcext:value-type="float">
            <text:p>882226466</text:p>
          </table:table-cell>
          <table:table-cell office:value-type="string" calcext:value-type="string">
            <text:p>The earliest avatara of Lord Vishnu was</text:p>
          </table:table-cell>
          <table:table-cell office:value-type="float" office:value="882226467" calcext:value-type="float">
            <text:p>882226467</text:p>
          </table:table-cell>
          <table:table-cell/>
          <table:table-cell table:number-columns-repeated="4" office:value-type="float" office:value="2" calcext:value-type="float">
            <text:p>2</text:p>
          </table:table-cell>
          <table:table-cell/>
        </table:table-row>
        <table:table-row table:style-name="ro6">
          <table:table-cell office:value-type="float" office:value="112" calcext:value-type="float">
            <text:p>112</text:p>
          </table:table-cell>
          <table:table-cell office:value-type="string" calcext:value-type="string">
            <text:p>["Vishwamitra","Vyasa","Bhagiratha","Narad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67" calcext:value-type="float">
            <text:p>882226467</text:p>
          </table:table-cell>
          <table:table-cell office:value-type="string" calcext:value-type="string">
            <text:p>Who was the sage who brought Ganga to earth from the heavens?</text:p>
          </table:table-cell>
          <table:table-cell office:value-type="float" office:value="882226468" calcext:value-type="float">
            <text:p>882226468</text:p>
          </table:table-cell>
          <table:table-cell/>
          <table:table-cell table:number-columns-repeated="4" office:value-type="float" office:value="2" calcext:value-type="float">
            <text:p>2</text:p>
          </table:table-cell>
          <table:table-cell/>
        </table:table-row>
        <table:table-row table:style-name="ro1">
          <table:table-cell office:value-type="float" office:value="113" calcext:value-type="float">
            <text:p>113</text:p>
          </table:table-cell>
          <table:table-cell office:value-type="string" calcext:value-type="string">
            <text:p>["Balarama","Bheema","Surya","Indra"]</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882226468" calcext:value-type="float">
            <text:p>882226468</text:p>
          </table:table-cell>
          <table:table-cell office:value-type="string" calcext:value-type="string">
            <text:p>In Hindu mythology who is also called 'Mihira'?</text:p>
          </table:table-cell>
          <table:table-cell office:value-type="float" office:value="882226469" calcext:value-type="float">
            <text:p>882226469</text:p>
          </table:table-cell>
          <table:table-cell/>
          <table:table-cell table:number-columns-repeated="4" office:value-type="float" office:value="2" calcext:value-type="float">
            <text:p>2</text:p>
          </table:table-cell>
          <table:table-cell/>
        </table:table-row>
        <table:table-row table:style-name="ro6">
          <table:table-cell office:value-type="float" office:value="114" calcext:value-type="float">
            <text:p>114</text:p>
          </table:table-cell>
          <table:table-cell office:value-type="string" calcext:value-type="string">
            <text:p>["Pancha Rathna","Sudarshana Chakra","Garuda","Vajranaabha - The Discuss"]</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69" calcext:value-type="float">
            <text:p>882226469</text:p>
          </table:table-cell>
          <table:table-cell office:value-type="string" calcext:value-type="string">
            <text:p>What gift was given by Agni to Krishna for assisting him in defeating Indra and burning the Khaandava forest?</text:p>
          </table:table-cell>
          <table:table-cell office:value-type="float" office:value="88222647" calcext:value-type="float">
            <text:p>88222647</text:p>
          </table:table-cell>
          <table:table-cell/>
          <table:table-cell table:number-columns-repeated="4" office:value-type="float" office:value="2" calcext:value-type="float">
            <text:p>2</text:p>
          </table:table-cell>
          <table:table-cell/>
        </table:table-row>
        <table:table-row table:style-name="ro6">
          <table:table-cell office:value-type="float" office:value="115" calcext:value-type="float">
            <text:p>115</text:p>
          </table:table-cell>
          <table:table-cell office:value-type="string" calcext:value-type="string">
            <text:p>["Savitri","Satyavati","Gargi","Maitreyi"]</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7" calcext:value-type="float">
            <text:p>88222647</text:p>
          </table:table-cell>
          <table:table-cell office:value-type="string" calcext:value-type="string">
            <text:p>Who among the following was the mother of sage Veda Vyasa?</text:p>
          </table:table-cell>
          <table:table-cell office:value-type="float" office:value="882226471" calcext:value-type="float">
            <text:p>882226471</text:p>
          </table:table-cell>
          <table:table-cell/>
          <table:table-cell table:number-columns-repeated="4" office:value-type="float" office:value="2" calcext:value-type="float">
            <text:p>2</text:p>
          </table:table-cell>
          <table:table-cell/>
        </table:table-row>
        <table:table-row table:style-name="ro6">
          <table:table-cell office:value-type="float" office:value="116" calcext:value-type="float">
            <text:p>116</text:p>
          </table:table-cell>
          <table:table-cell office:value-type="string" calcext:value-type="string">
            <text:p>["Arjuna","Krishna","Yudhishtira","Dhrishtadhyumn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71" calcext:value-type="float">
            <text:p>882226471</text:p>
          </table:table-cell>
          <table:table-cell office:value-type="string" calcext:value-type="string">
            <text:p>In the Battle of Kuruksetra who was appointed as the Supreme Commander of the Pandava Army?</text:p>
          </table:table-cell>
          <table:table-cell office:value-type="float" office:value="882226472" calcext:value-type="float">
            <text:p>882226472</text:p>
          </table:table-cell>
          <table:table-cell/>
          <table:table-cell table:number-columns-repeated="4" office:value-type="float" office:value="2" calcext:value-type="float">
            <text:p>2</text:p>
          </table:table-cell>
          <table:table-cell/>
        </table:table-row>
        <table:table-row table:style-name="ro6">
          <table:table-cell office:value-type="float" office:value="117" calcext:value-type="float">
            <text:p>117</text:p>
          </table:table-cell>
          <table:table-cell office:value-type="string" calcext:value-type="string">
            <text:p>["Duryodhana","Ravana","Ashoka","Karna"]</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72" calcext:value-type="float">
            <text:p>882226472</text:p>
          </table:table-cell>
          <table:table-cell office:value-type="string" calcext:value-type="string">
            <text:p>The flag of which Warrior King carried the symbol of Veena?</text:p>
          </table:table-cell>
          <table:table-cell office:value-type="float" office:value="882226473" calcext:value-type="float">
            <text:p>882226473</text:p>
          </table:table-cell>
          <table:table-cell/>
          <table:table-cell table:number-columns-repeated="4" office:value-type="float" office:value="2" calcext:value-type="float">
            <text:p>2</text:p>
          </table:table-cell>
          <table:table-cell/>
        </table:table-row>
        <table:table-row table:style-name="ro6">
          <table:table-cell office:value-type="float" office:value="118" calcext:value-type="float">
            <text:p>118</text:p>
          </table:table-cell>
          <table:table-cell office:value-type="string" calcext:value-type="string">
            <text:p>["Lakshmi","Saraswati","Savitri","Gayatri"]</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73" calcext:value-type="float">
            <text:p>882226473</text:p>
          </table:table-cell>
          <table:table-cell office:value-type="string" calcext:value-type="string">
            <text:p>According to Hindu Mythology which Goddess is refered to as Vedamata?</text:p>
          </table:table-cell>
          <table:table-cell office:value-type="float" office:value="882226474" calcext:value-type="float">
            <text:p>882226474</text:p>
          </table:table-cell>
          <table:table-cell/>
          <table:table-cell table:number-columns-repeated="4" office:value-type="float" office:value="2" calcext:value-type="float">
            <text:p>2</text:p>
          </table:table-cell>
          <table:table-cell/>
        </table:table-row>
        <table:table-row table:style-name="ro1">
          <table:table-cell office:value-type="float" office:value="119" calcext:value-type="float">
            <text:p>119</text:p>
          </table:table-cell>
          <table:table-cell office:value-type="string" calcext:value-type="string">
            <text:p>["Indra","Varuna","Vishwanatha","Vishwakarma"]</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82226474" calcext:value-type="float">
            <text:p>882226474</text:p>
          </table:table-cell>
          <table:table-cell office:value-type="string" calcext:value-type="string">
            <text:p>Who is the God of engineering and architecture?</text:p>
          </table:table-cell>
          <table:table-cell office:value-type="float" office:value="882226475" calcext:value-type="float">
            <text:p>882226475</text:p>
          </table:table-cell>
          <table:table-cell/>
          <table:table-cell table:number-columns-repeated="4" office:value-type="float" office:value="2" calcext:value-type="float">
            <text:p>2</text:p>
          </table:table-cell>
          <table:table-cell/>
        </table:table-row>
        <table:table-row table:style-name="ro6">
          <table:table-cell office:value-type="float" office:value="120" calcext:value-type="float">
            <text:p>120</text:p>
          </table:table-cell>
          <table:table-cell office:value-type="string" calcext:value-type="string">
            <text:p>["Ikshvaku","Vishwakarma","Brihaspati","Bharatha"]</text:p>
          </table:table-cell>
          <table:table-cell/>
          <table:table-cell office:value-type="float" office:value="2" calcext:value-type="float">
            <text:p>2</text:p>
          </table:table-cell>
          <table:table-cell office:value-type="float" office:value="1" calcext:value-type="float">
            <text:p>1</text:p>
          </table:table-cell>
          <table:table-cell office:value-type="float" office:value="882226475" calcext:value-type="float">
            <text:p>882226475</text:p>
          </table:table-cell>
          <table:table-cell office:value-type="string" calcext:value-type="string">
            <text:p>Who among the following was the son of Manu, the first mortal man, according to the Hindu mythology?</text:p>
          </table:table-cell>
          <table:table-cell office:value-type="float" office:value="882226476" calcext:value-type="float">
            <text:p>882226476</text:p>
          </table:table-cell>
          <table:table-cell/>
          <table:table-cell table:number-columns-repeated="4" office:value-type="float" office:value="2" calcext:value-type="float">
            <text:p>2</text:p>
          </table:table-cell>
          <table:table-cell/>
        </table:table-row>
        <table:table-row table:style-name="ro6">
          <table:table-cell office:value-type="float" office:value="121" calcext:value-type="float">
            <text:p>121</text:p>
          </table:table-cell>
          <table:table-cell office:value-type="string" calcext:value-type="string">
            <text:p>["Pashupati","Prajapati","Brahma","Indra"]</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882226476" calcext:value-type="float">
            <text:p>882226476</text:p>
          </table:table-cell>
          <table:table-cell office:value-type="string" calcext:value-type="string">
            <text:p>The Rig Veda tells the story of _________ , the first God who created the world.</text:p>
          </table:table-cell>
          <table:table-cell office:value-type="float" office:value="882226477" calcext:value-type="float">
            <text:p>882226477</text:p>
          </table:table-cell>
          <table:table-cell/>
          <table:table-cell table:number-columns-repeated="4" office:value-type="float" office:value="2" calcext:value-type="float">
            <text:p>2</text:p>
          </table:table-cell>
          <table:table-cell/>
        </table:table-row>
        <table:table-row table:style-name="ro6">
          <table:table-cell office:value-type="float" office:value="122" calcext:value-type="float">
            <text:p>122</text:p>
          </table:table-cell>
          <table:table-cell office:value-type="string" calcext:value-type="string">
            <text:p>["A. Ganga","B. Cauvery","C. Narmada","D. Godavari"]</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477" calcext:value-type="float">
            <text:p>882226477</text:p>
          </table:table-cell>
          <table:table-cell office:value-type="string" calcext:value-type="string">
            <text:p>Panchavati, the place where Sri Rama lived during his exile is on the banks of which river?</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23" calcext:value-type="float">
            <text:p>123</text:p>
          </table:table-cell>
          <table:table-cell office:value-type="string" calcext:value-type="string">
            <text:p>["A. Vishvamitra","B. Vasishta","C. Brihaspati","D. Shukracharya"]</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478" calcext:value-type="float">
            <text:p>882226478</text:p>
          </table:table-cell>
          <table:table-cell office:value-type="string" calcext:value-type="string">
            <text:p>The preceptor or the guru of Dasharatha was?</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24" calcext:value-type="float">
            <text:p>124</text:p>
          </table:table-cell>
          <table:table-cell office:value-type="string" calcext:value-type="string">
            <text:p>["A. Mareecha","B. Vibhishana","C. Kumbhakarna","D. None of the above"]</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479" calcext:value-type="float">
            <text:p>882226479</text:p>
          </table:table-cell>
          <table:table-cell office:value-type="string" calcext:value-type="string">
            <text:p>____________ is not Ravana's brother.</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25" calcext:value-type="float">
            <text:p>125</text:p>
          </table:table-cell>
          <table:table-cell office:value-type="string" calcext:value-type="string">
            <text:p>["A. Agastya","B. Vishwamitra","C. Vashishta","D. Veda Vyasa"]</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480" calcext:value-type="float">
            <text:p>882226480</text:p>
          </table:table-cell>
          <table:table-cell office:value-type="string" calcext:value-type="string">
            <text:p>Who among these taught Rama and Lakshmana the use of divine weapons?</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26" calcext:value-type="float">
            <text:p>126</text:p>
          </table:table-cell>
          <table:table-cell office:value-type="string" calcext:value-type="string">
            <text:p>["A. Indra","B. Shiva","C. Adishesha - Vishnu's serpent","D. None of these."]</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481" calcext:value-type="float">
            <text:p>882226481</text:p>
          </table:table-cell>
          <table:table-cell office:value-type="string" calcext:value-type="string">
            <text:p>Sri Rama is said to be an incarnation of Lord Vishnu. Who is Lakshmana said to be an incarnation of?</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27" calcext:value-type="float">
            <text:p>127</text:p>
          </table:table-cell>
          <table:table-cell office:value-type="string" calcext:value-type="string">
            <text:p>["A. Ayodhya","B. Mithila","C. Varanasi","D. Mathura"]</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482" calcext:value-type="float">
            <text:p>882226482</text:p>
          </table:table-cell>
          <table:table-cell office:value-type="string" calcext:value-type="string">
            <text:p>Rama's marriage to Sita took place in</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28" calcext:value-type="float">
            <text:p>128</text:p>
          </table:table-cell>
          <table:table-cell office:value-type="string" calcext:value-type="string">
            <text:p>["A. Commander","B. Brother","C. Friend","D. Son"]</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483" calcext:value-type="float">
            <text:p>882226483</text:p>
          </table:table-cell>
          <table:table-cell office:value-type="string" calcext:value-type="string">
            <text:p>How was Hanuman related to Sugreeva?</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29" calcext:value-type="float">
            <text:p>129</text:p>
          </table:table-cell>
          <table:table-cell office:value-type="string" calcext:value-type="string">
            <text:p>["A. Mandodari","B. Urmila","C. Bhanumati","D. He was not married"]</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484" calcext:value-type="float">
            <text:p>882226484</text:p>
          </table:table-cell>
          <table:table-cell office:value-type="string" calcext:value-type="string">
            <text:p>What is the name of Laskhmana's wife?</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30" calcext:value-type="float">
            <text:p>130</text:p>
          </table:table-cell>
          <table:table-cell office:value-type="string" calcext:value-type="string">
            <text:p>["A. Jatayu","B. Sampati","C. Garuda","D. None of these"]</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485" calcext:value-type="float">
            <text:p>882226485</text:p>
          </table:table-cell>
          <table:table-cell office:value-type="string" calcext:value-type="string">
            <text:p>Which bird helped the Vanaras to find Sita?</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31" calcext:value-type="float">
            <text:p>131</text:p>
          </table:table-cell>
          <table:table-cell office:value-type="string" calcext:value-type="string">
            <text:p>["A. Kodanda","B. Gandiva","C. Pinaaka","D. Shiva Dhanush"]</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486" calcext:value-type="float">
            <text:p>882226486</text:p>
          </table:table-cell>
          <table:table-cell office:value-type="string" calcext:value-type="string">
            <text:p>What was the name of Rama's bow?</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32" calcext:value-type="float">
            <text:p>132</text:p>
          </table:table-cell>
          <table:table-cell office:value-type="string" calcext:value-type="string">
            <text:p>["A. Ekachakra","B. Panchavati","C. Chitrakoota","D. Gangadwara"]</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487" calcext:value-type="float">
            <text:p>882226487</text:p>
          </table:table-cell>
          <table:table-cell office:value-type="string" calcext:value-type="string">
            <text:p>Which was the place where Bharata met Rama and begged him to return to Ayodhya?</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33" calcext:value-type="float">
            <text:p>133</text:p>
          </table:table-cell>
          <table:table-cell office:value-type="string" calcext:value-type="string">
            <text:p>["A. Ashwamedha","B. Rajasuya","C. Putra-Kameshti","D. Vishwajit"]</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488" calcext:value-type="float">
            <text:p>882226488</text:p>
          </table:table-cell>
          <table:table-cell office:value-type="string" calcext:value-type="string">
            <text:p>Which fire-sacrifice did Dasharatha perform in order to obtain sons?</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34" calcext:value-type="float">
            <text:p>134</text:p>
          </table:table-cell>
          <table:table-cell office:value-type="string" calcext:value-type="string">
            <text:p>["A. Gautama","B. Atri","C. Agastya","D. Kashyapa"]</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489" calcext:value-type="float">
            <text:p>882226489</text:p>
          </table:table-cell>
          <table:table-cell office:value-type="string" calcext:value-type="string">
            <text:p>Ahalya's curse was removed by Rama. She was the wife of ________.</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35" calcext:value-type="float">
            <text:p>135</text:p>
          </table:table-cell>
          <table:table-cell office:value-type="string" calcext:value-type="string">
            <text:p>["A. Ravana's palace","B. Ashoka Vana","C. Kadali Vana","D. None of these"]</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490" calcext:value-type="float">
            <text:p>882226490</text:p>
          </table:table-cell>
          <table:table-cell office:value-type="string" calcext:value-type="string">
            <text:p>Where was Sita held captive in Lanka?</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36" calcext:value-type="float">
            <text:p>136</text:p>
          </table:table-cell>
          <table:table-cell office:value-type="string" calcext:value-type="string">
            <text:p>["A. Indra","B. Vayu","C. Kubera","D. Varuna"]</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491" calcext:value-type="float">
            <text:p>882226491</text:p>
          </table:table-cell>
          <table:table-cell office:value-type="string" calcext:value-type="string">
            <text:p>Ravana stole the "Pushpaka Vimana" from __________.?</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37" calcext:value-type="float">
            <text:p>137</text:p>
          </table:table-cell>
          <table:table-cell office:value-type="string" calcext:value-type="string">
            <text:p>["A. Maruti","B. Anjaneya","C. Vainateya","D. Bajarangi"]</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492" calcext:value-type="float">
            <text:p>882226492</text:p>
          </table:table-cell>
          <table:table-cell office:value-type="string" calcext:value-type="string">
            <text:p>Which among these is not a name of Hanuman?</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38" calcext:value-type="float">
            <text:p>138</text:p>
          </table:table-cell>
          <table:table-cell office:value-type="string" calcext:value-type="string">
            <text:p>["A. Ikshvaku","B. Kuru","C. Chandra","D. Yadu"]</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493" calcext:value-type="float">
            <text:p>882226493</text:p>
          </table:table-cell>
          <table:table-cell office:value-type="string" calcext:value-type="string">
            <text:p>To which dynasty did Rama belong?</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39" calcext:value-type="float">
            <text:p>139</text:p>
          </table:table-cell>
          <table:table-cell office:value-type="string" calcext:value-type="string">
            <text:p>["A. Shabari","B. Maitreyi","C. Gargi","D. Anasuya"]</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494" calcext:value-type="float">
            <text:p>882226494</text:p>
          </table:table-cell>
          <table:table-cell office:value-type="string" calcext:value-type="string">
            <text:p>Which famous ascetic fed Rama and Lakshmana with fruits and berries?</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40" calcext:value-type="float">
            <text:p>140</text:p>
          </table:table-cell>
          <table:table-cell office:value-type="string" calcext:value-type="string">
            <text:p>["A. Brahmastra","B. Pashupatastra","C. Narayanastra","D. Nagastra"]</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495" calcext:value-type="float">
            <text:p>882226495</text:p>
          </table:table-cell>
          <table:table-cell office:value-type="string" calcext:value-type="string">
            <text:p>Which weapon was used by Rama to kill Ravana?</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41" calcext:value-type="float">
            <text:p>141</text:p>
          </table:table-cell>
          <table:table-cell office:value-type="string" calcext:value-type="string">
            <text:p>["A. Devavrata","B. Suyodhana","C. Soumitri","D. Meghanada"]</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496" calcext:value-type="float">
            <text:p>882226496</text:p>
          </table:table-cell>
          <table:table-cell office:value-type="string" calcext:value-type="string">
            <text:p>Bhishma's real name was _________.</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42" calcext:value-type="float">
            <text:p>142</text:p>
          </table:table-cell>
          <table:table-cell office:value-type="string" calcext:value-type="string">
            <text:p>["A. Yudhishtira","B. Karna","C. Bhima","D. Arjuna"]</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497" calcext:value-type="float">
            <text:p>882226497</text:p>
          </table:table-cell>
          <table:table-cell office:value-type="string" calcext:value-type="string">
            <text:p>Who was Kunti's eldest son?</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43" calcext:value-type="float">
            <text:p>143</text:p>
          </table:table-cell>
          <table:table-cell office:value-type="string" calcext:value-type="string">
            <text:p>["A. He was fighting with Rakshasas","B. When he was getting flowers for Draupadi","C. When he went in search of water","D. None of these"]</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498" calcext:value-type="float">
            <text:p>882226498</text:p>
          </table:table-cell>
          <table:table-cell office:value-type="string" calcext:value-type="string">
            <text:p>Bheema met his brother Hanuman when</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44" calcext:value-type="float">
            <text:p>144</text:p>
          </table:table-cell>
          <table:table-cell office:value-type="string" calcext:value-type="string">
            <text:p>["A. Sage","B. Beggar","C. Hunter","D. Old man"]</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499" calcext:value-type="float">
            <text:p>882226499</text:p>
          </table:table-cell>
          <table:table-cell office:value-type="string" calcext:value-type="string">
            <text:p>Lord Shiva blessed Arjuna in the form of a _________.</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45" calcext:value-type="float">
            <text:p>145</text:p>
          </table:table-cell>
          <table:table-cell office:value-type="string" calcext:value-type="string">
            <text:p>["A. 108 days","B. 21 days","C. 7 days","D. 18 days"]</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00" calcext:value-type="float">
            <text:p>882226500</text:p>
          </table:table-cell>
          <table:table-cell office:value-type="string" calcext:value-type="string">
            <text:p>The Mahabharata war was fought for</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46" calcext:value-type="float">
            <text:p>146</text:p>
          </table:table-cell>
          <table:table-cell office:value-type="string" calcext:value-type="string">
            <text:p>["A. Sanjaya","B. Veda Vyasa","C. Vidura","D. Duryodhana"]</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501" calcext:value-type="float">
            <text:p>882226501</text:p>
          </table:table-cell>
          <table:table-cell office:value-type="string" calcext:value-type="string">
            <text:p>Who narrated the events of the Mahabharata war to the blind king Dritharashtra?</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47" calcext:value-type="float">
            <text:p>147</text:p>
          </table:table-cell>
          <table:table-cell office:value-type="string" calcext:value-type="string">
            <text:p>["A. Bala Kanda","B. Adi Parva","C. Adi Kanda","D. BalaParva"]</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02" calcext:value-type="float">
            <text:p>882226502</text:p>
          </table:table-cell>
          <table:table-cell office:value-type="string" calcext:value-type="string">
            <text:p>The first chapter of The Mahabharata is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48" calcext:value-type="float">
            <text:p>148</text:p>
          </table:table-cell>
          <table:table-cell office:value-type="string" calcext:value-type="string">
            <text:p>["A. Gandhari's brother","B. Duryodhana's cousin","C. Dritharashtra's adopted son","D. Kamsa's son"]</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503" calcext:value-type="float">
            <text:p>882226503</text:p>
          </table:table-cell>
          <table:table-cell office:value-type="string" calcext:value-type="string">
            <text:p>Shakuni who played dice on Duryodhana's behalf was</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49" calcext:value-type="float">
            <text:p>149</text:p>
          </table:table-cell>
          <table:table-cell office:value-type="string" calcext:value-type="string">
            <text:p>["A. Balarama","B. Krishna","C. Dronacharya","D. Jarasandha"]</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504" calcext:value-type="float">
            <text:p>882226504</text:p>
          </table:table-cell>
          <table:table-cell office:value-type="string" calcext:value-type="string">
            <text:p>Who taught the art of Gadha-Yuddha to Bhima and Duryodhana?</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50" calcext:value-type="float">
            <text:p>150</text:p>
          </table:table-cell>
          <table:table-cell office:value-type="string" calcext:value-type="string">
            <text:p>["A. Drupada's kingdom","B. Virata's kingdom","C. Krishna's kingdom","D. They lived in the forest itself"]</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05" calcext:value-type="float">
            <text:p>882226505</text:p>
          </table:table-cell>
          <table:table-cell office:value-type="string" calcext:value-type="string">
            <text:p>In which kingdom did the Pandavas live in disguise during their one year of exile?</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51" calcext:value-type="float">
            <text:p>151</text:p>
          </table:table-cell>
          <table:table-cell office:value-type="string" calcext:value-type="string">
            <text:p>["A. Indra","B. Surya","C. Varuna","D. Vayu"]</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06" calcext:value-type="float">
            <text:p>882226506</text:p>
          </table:table-cell>
          <table:table-cell office:value-type="string" calcext:value-type="string">
            <text:p>'Akshaya Patra' the vessel that provided plentiful food for the Pandavas was a gift from __________.</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52" calcext:value-type="float">
            <text:p>152</text:p>
          </table:table-cell>
          <table:table-cell office:value-type="string" calcext:value-type="string">
            <text:p>["A. Hastinapura","B. Indraprastha","C. Dwaraka","D. Ekachakra Nagara"]</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07" calcext:value-type="float">
            <text:p>882226507</text:p>
          </table:table-cell>
          <table:table-cell office:value-type="string" calcext:value-type="string">
            <text:p>Bakasura was terrorizing the citizens of</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53" calcext:value-type="float">
            <text:p>153</text:p>
          </table:table-cell>
          <table:table-cell office:value-type="string" calcext:value-type="string">
            <text:p>["A. By boat","B. On Horses","C. On a Flying Chariot","D. By an underground tunnel."]</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08" calcext:value-type="float">
            <text:p>882226508</text:p>
          </table:table-cell>
          <table:table-cell office:value-type="string" calcext:value-type="string">
            <text:p>How did the Pandavas escape the Wax Palace?</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54" calcext:value-type="float">
            <text:p>154</text:p>
          </table:table-cell>
          <table:table-cell office:value-type="string" calcext:value-type="string">
            <text:p>["A. Abhimanyu","B. Babruvahana","C. Ghatotkacha","D. Parikshit"]</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09" calcext:value-type="float">
            <text:p>882226509</text:p>
          </table:table-cell>
          <table:table-cell office:value-type="string" calcext:value-type="string">
            <text:p>Who among these was the grandson of the Pandavas?</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55" calcext:value-type="float">
            <text:p>155</text:p>
          </table:table-cell>
          <table:table-cell office:value-type="string" calcext:value-type="string">
            <text:p>["A. Partha","B. Savyasaachi","C. Vrikodara","D. Phalguna"]</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10" calcext:value-type="float">
            <text:p>882226510</text:p>
          </table:table-cell>
          <table:table-cell office:value-type="string" calcext:value-type="string">
            <text:p>Which among these is another name for Bhima</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56" calcext:value-type="float">
            <text:p>156</text:p>
          </table:table-cell>
          <table:table-cell office:value-type="string" calcext:value-type="string">
            <text:p>["A. Karna","B. Duryodhana","C. Dushyasana","D. Ashwattama"]</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11" calcext:value-type="float">
            <text:p>882226511</text:p>
          </table:table-cell>
          <table:table-cell office:value-type="string" calcext:value-type="string">
            <text:p>Who killed Ghatotkacha?</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57" calcext:value-type="float">
            <text:p>157</text:p>
          </table:table-cell>
          <table:table-cell office:value-type="string" calcext:value-type="string">
            <text:p>["A. Sahadeva","B. Arjuna","C. Nakula","D. Yudhishtira"]</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12" calcext:value-type="float">
            <text:p>882226512</text:p>
          </table:table-cell>
          <table:table-cell office:value-type="string" calcext:value-type="string">
            <text:p>Who was the last Pandava to enter Heaven?</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58" calcext:value-type="float">
            <text:p>158</text:p>
          </table:table-cell>
          <table:table-cell office:value-type="string" calcext:value-type="string">
            <text:p>["A. Arjuna-Vishada Yoga","B. Jnana Yoga","C. Bhakti Yoga","D. Karma Yoga"]</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513" calcext:value-type="float">
            <text:p>882226513</text:p>
          </table:table-cell>
          <table:table-cell office:value-type="string" calcext:value-type="string">
            <text:p>Which is the first chapter of the Bhagavad Gita?</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59" calcext:value-type="float">
            <text:p>159</text:p>
          </table:table-cell>
          <table:table-cell office:value-type="string" calcext:value-type="string">
            <text:p>["A. 1500","B. 1685","C. 700","D. 1008"]</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14" calcext:value-type="float">
            <text:p>882226514</text:p>
          </table:table-cell>
          <table:table-cell office:value-type="string" calcext:value-type="string">
            <text:p>How many Shlokas are there in the Gita?</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60" calcext:value-type="float">
            <text:p>160</text:p>
          </table:table-cell>
          <table:table-cell office:value-type="string" calcext:value-type="string">
            <text:p>["A. River Ganga","B. River Narmada","C. River Saraswati","D. River Brahmaputra."]</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15" calcext:value-type="float">
            <text:p>882226515</text:p>
          </table:table-cell>
          <table:table-cell office:value-type="string" calcext:value-type="string">
            <text:p>Kurukshetra was on the banks of</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61" calcext:value-type="float">
            <text:p>161</text:p>
          </table:table-cell>
          <table:table-cell office:value-type="string" calcext:value-type="string">
            <text:p>["Swami Brahmanand","Swami Shivanand","Swami Ramanand","Swami Chidanand"]</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16" calcext:value-type="float">
            <text:p>882226516</text:p>
          </table:table-cell>
          <table:table-cell office:value-type="string" calcext:value-type="string">
            <text:p>Who founded the world famous ‘Divine Life Society’ at Rishikesh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62" calcext:value-type="float">
            <text:p>162</text:p>
          </table:table-cell>
          <table:table-cell office:value-type="string" calcext:value-type="string">
            <text:p>["Kabir","Tulsidas","Ramdas","Ramprasad"]</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17" calcext:value-type="float">
            <text:p>882226517</text:p>
          </table:table-cell>
          <table:table-cell office:value-type="string" calcext:value-type="string">
            <text:p>Which saint wrote ‘Vinaya Patrika’ in Hindi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63" calcext:value-type="float">
            <text:p>163</text:p>
          </table:table-cell>
          <table:table-cell office:value-type="string" calcext:value-type="string">
            <text:p>["Kabir","Tulsidas","Ramdas","Ramprasad"]</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18" calcext:value-type="float">
            <text:p>882226518</text:p>
          </table:table-cell>
          <table:table-cell office:value-type="string" calcext:value-type="string">
            <text:p>Which saint wrote ‘Kavithavali’ in Hindi ?</text:p>
          </table:table-cell>
          <table:table-cell table:number-columns-repeated="2"/>
          <table:table-cell table:number-columns-repeated="4" office:value-type="float" office:value="2" calcext:value-type="float">
            <text:p>2</text:p>
          </table:table-cell>
          <table:table-cell/>
        </table:table-row>
        <table:table-row table:style-name="ro7">
          <table:table-cell office:value-type="float" office:value="164" calcext:value-type="float">
            <text:p>164</text:p>
          </table:table-cell>
          <table:table-cell office:value-type="string" calcext:value-type="string">
            <text:p>["Tiruvallur","Thyagaraja","M S Subbalakshmi","Subramany Bharathi"]</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19" calcext:value-type="float">
            <text:p>882226519</text:p>
          </table:table-cell>
          <table:table-cell office:value-type="string" calcext:value-type="string">
            <text:p>Who was the great saint of South India who was popularly known as “Vaggeyakara”(one who sings as well as writes)</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65" calcext:value-type="float">
            <text:p>165</text:p>
          </table:table-cell>
          <table:table-cell office:value-type="string" calcext:value-type="string">
            <text:p>["Basavana Bagewadi","Anubhava Mantapa","Koodala Sangama","Hampi"]</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520" calcext:value-type="float">
            <text:p>882226520</text:p>
          </table:table-cell>
          <table:table-cell office:value-type="string" calcext:value-type="string">
            <text:p>Basaveshwara was born in __________</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66" calcext:value-type="float">
            <text:p>166</text:p>
          </table:table-cell>
          <table:table-cell office:value-type="string" calcext:value-type="string">
            <text:p>["Jangamas","Veerashaivas","Vachanakaras","Lingayats"]</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521" calcext:value-type="float">
            <text:p>882226521</text:p>
          </table:table-cell>
          <table:table-cell office:value-type="string" calcext:value-type="string">
            <text:p>The followers of Basavanna were popularly known as_________.</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67" calcext:value-type="float">
            <text:p>167</text:p>
          </table:table-cell>
          <table:table-cell office:value-type="string" calcext:value-type="string">
            <text:p>["Purity","Devotion","Patience","All of these"]</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22" calcext:value-type="float">
            <text:p>882226522</text:p>
          </table:table-cell>
          <table:table-cell office:value-type="string" calcext:value-type="string">
            <text:p>Sant Ekanath was papoularly regarded for his immense __________</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68" calcext:value-type="float">
            <text:p>168</text:p>
          </table:table-cell>
          <table:table-cell office:value-type="string" calcext:value-type="string">
            <text:p>["Sant Kabir","Sant soordas","Sant Ravidas","Sant Tulasidas"]</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23" calcext:value-type="float">
            <text:p>882226523</text:p>
          </table:table-cell>
          <table:table-cell office:value-type="string" calcext:value-type="string">
            <text:p>Which Hindi Saint would often write in his literature as “Maruta Suta”?</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69" calcext:value-type="float">
            <text:p>169</text:p>
          </table:table-cell>
          <table:table-cell office:value-type="string" calcext:value-type="string">
            <text:p>["Pandharapura","Paithanpura","Alandi","Pune"]</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24" calcext:value-type="float">
            <text:p>882226524</text:p>
          </table:table-cell>
          <table:table-cell office:value-type="string" calcext:value-type="string">
            <text:p>Sant Jnaneshwar’s Mahasamadhi is at ________in Maharashtra.</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70" calcext:value-type="float">
            <text:p>170</text:p>
          </table:table-cell>
          <table:table-cell office:value-type="string" calcext:value-type="string">
            <text:p>["Andal","Meera Bai","Sakku Bai","None of these"]</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525" calcext:value-type="float">
            <text:p>882226525</text:p>
          </table:table-cell>
          <table:table-cell office:value-type="string" calcext:value-type="string">
            <text:p>Who was an ancient poetess of Tamil Nadu and also a devotee of Lord Vishnu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71" calcext:value-type="float">
            <text:p>171</text:p>
          </table:table-cell>
          <table:table-cell office:value-type="string" calcext:value-type="string">
            <text:p>["Lord Shiva","Lord Vishwanatha","Lord Channamallikarjuna","Lord Kudalasangamadeva"]</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26" calcext:value-type="float">
            <text:p>882226526</text:p>
          </table:table-cell>
          <table:table-cell office:value-type="string" calcext:value-type="string">
            <text:p>Akkamahadevi was the devotee of _______________.</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72" calcext:value-type="float">
            <text:p>172</text:p>
          </table:table-cell>
          <table:table-cell office:value-type="string" calcext:value-type="string">
            <text:p>["Venkateshwara","Cheluvanarayanaswami","Ranganathaswami","Chennakeshava"]</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527" calcext:value-type="float">
            <text:p>882226527</text:p>
          </table:table-cell>
          <table:table-cell office:value-type="string" calcext:value-type="string">
            <text:p>The famous saint Annamacharya was the devotee of Lord __________.</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73" calcext:value-type="float">
            <text:p>173</text:p>
          </table:table-cell>
          <table:table-cell office:value-type="string" calcext:value-type="string">
            <text:p>["Karnataka","Andhra Pradesh","Tamil Nadu","Kerala"]</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28" calcext:value-type="float">
            <text:p>882226528</text:p>
          </table:table-cell>
          <table:table-cell office:value-type="string" calcext:value-type="string">
            <text:p>The famous saint Annamacharya hails from______.</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74" calcext:value-type="float">
            <text:p>174</text:p>
          </table:table-cell>
          <table:table-cell office:value-type="string" calcext:value-type="string">
            <text:p>["Orrisa","West Bengal","Assam","Bihar"]</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29" calcext:value-type="float">
            <text:p>882226529</text:p>
          </table:table-cell>
          <table:table-cell office:value-type="string" calcext:value-type="string">
            <text:p>The Saint Aurobindo hails from _________.</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75" calcext:value-type="float">
            <text:p>175</text:p>
          </table:table-cell>
          <table:table-cell office:value-type="string" calcext:value-type="string">
            <text:p>["Jai Hind","Vande Mataram","Kesari","Indian Times"]</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30" calcext:value-type="float">
            <text:p>882226530</text:p>
          </table:table-cell>
          <table:table-cell office:value-type="string" calcext:value-type="string">
            <text:p>Which newspaper was started by Sri Aurobindo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76" calcext:value-type="float">
            <text:p>176</text:p>
          </table:table-cell>
          <table:table-cell office:value-type="string" calcext:value-type="string">
            <text:p>["Chennai","Kolkata","Bombay","Pondicherry"]</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31" calcext:value-type="float">
            <text:p>882226531</text:p>
          </table:table-cell>
          <table:table-cell office:value-type="string" calcext:value-type="string">
            <text:p>Where did Sri Aurobindo started ‘Aurobindo Ashrama’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77" calcext:value-type="float">
            <text:p>177</text:p>
          </table:table-cell>
          <table:table-cell office:value-type="string" calcext:value-type="string">
            <text:p>["Akkamahadevi","Basavanna","Sarvajna","Allamaprabhu"]</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32" calcext:value-type="float">
            <text:p>882226532</text:p>
          </table:table-cell>
          <table:table-cell office:value-type="string" calcext:value-type="string">
            <text:p>Which Vachanakara of Karnataka was a pioneer of spiritual humanism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78" calcext:value-type="float">
            <text:p>178</text:p>
          </table:table-cell>
          <table:table-cell office:value-type="string" calcext:value-type="string">
            <text:p>["Lord Shiva","Lord Vishwanatha","Lord Channamallikarjuna","Lord Kudalasangamadeva"]</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33" calcext:value-type="float">
            <text:p>882226533</text:p>
          </table:table-cell>
          <table:table-cell office:value-type="string" calcext:value-type="string">
            <text:p>Who was the chosen deity of Basavanna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79" calcext:value-type="float">
            <text:p>179</text:p>
          </table:table-cell>
          <table:table-cell office:value-type="string" calcext:value-type="string">
            <text:p>["Bhoja Raja","Pulikeshi","Bijjala","Harshavardhana"]</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34" calcext:value-type="float">
            <text:p>882226534</text:p>
          </table:table-cell>
          <table:table-cell office:value-type="string" calcext:value-type="string">
            <text:p>Basavanna was the Court Minister in the Kingdom of __________.</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80" calcext:value-type="float">
            <text:p>180</text:p>
          </table:table-cell>
          <table:table-cell office:value-type="string" calcext:value-type="string">
            <text:p>["Akkamahadevi","Basavanna","Sarvajna","Allamaprabhu"]</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35" calcext:value-type="float">
            <text:p>882226535</text:p>
          </table:table-cell>
          <table:table-cell office:value-type="string" calcext:value-type="string">
            <text:p>Who built ‘Anubhava Mantapa’, a spiritual Parliament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81" calcext:value-type="float">
            <text:p>181</text:p>
          </table:table-cell>
          <table:table-cell office:value-type="string" calcext:value-type="string">
            <text:p>["Krishna","Radha","Gauranga","Shyama"]</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36" calcext:value-type="float">
            <text:p>882226536</text:p>
          </table:table-cell>
          <table:table-cell office:value-type="string" calcext:value-type="string">
            <text:p>What was the childhood name of Chaitanya Mahaprabhu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82" calcext:value-type="float">
            <text:p>182</text:p>
          </table:table-cell>
          <table:table-cell office:value-type="string" calcext:value-type="string">
            <text:p>["Gujarat","Madhya Pradesh","Rajasthan","Bihar"]</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537" calcext:value-type="float">
            <text:p>882226537</text:p>
          </table:table-cell>
          <table:table-cell office:value-type="string" calcext:value-type="string">
            <text:p>Swami Dayananda Saraswati hails from ________.</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83" calcext:value-type="float">
            <text:p>183</text:p>
          </table:table-cell>
          <table:table-cell office:value-type="string" calcext:value-type="string">
            <text:p>["Prarthana Samaj","Brahmo Samaj","Arya Samaj","None of these"]</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38" calcext:value-type="float">
            <text:p>882226538</text:p>
          </table:table-cell>
          <table:table-cell office:value-type="string" calcext:value-type="string">
            <text:p>Which movement was popularised by Swami Dayananda Saraswati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84" calcext:value-type="float">
            <text:p>184</text:p>
          </table:table-cell>
          <table:table-cell office:value-type="string" calcext:value-type="string">
            <text:p>["Jyothi Baphule","Swami Dayananda Saraswati","Atmaram Pandurang","Aurobindo"]</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39" calcext:value-type="float">
            <text:p>882226539</text:p>
          </table:table-cell>
          <table:table-cell office:value-type="string" calcext:value-type="string">
            <text:p>‘Satyartha Prakasha ‘ was the famous work of ___________.</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85" calcext:value-type="float">
            <text:p>185</text:p>
          </table:table-cell>
          <table:table-cell office:value-type="string" calcext:value-type="string">
            <text:p>["Maharashtra","Uttar Pradesh","Karnataka","Bengal"]</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540" calcext:value-type="float">
            <text:p>882226540</text:p>
          </table:table-cell>
          <table:table-cell office:value-type="string" calcext:value-type="string">
            <text:p>To which state did Sant Ekanath belong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86" calcext:value-type="float">
            <text:p>186</text:p>
          </table:table-cell>
          <table:table-cell office:value-type="string" calcext:value-type="string">
            <text:p>["Dattatreya","Shiva","Nirguni","Krishna"]</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41" calcext:value-type="float">
            <text:p>882226541</text:p>
          </table:table-cell>
          <table:table-cell office:value-type="string" calcext:value-type="string">
            <text:p>Sant Ekanath was the great devotee of Lord __________.</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87" calcext:value-type="float">
            <text:p>187</text:p>
          </table:table-cell>
          <table:table-cell office:value-type="string" calcext:value-type="string">
            <text:p>["Sant Tukaram","Sant Ekanath","Sant Namdev","Sant Jnaneshwar"]</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42" calcext:value-type="float">
            <text:p>882226542</text:p>
          </table:table-cell>
          <table:table-cell office:value-type="string" calcext:value-type="string">
            <text:p>Who wrote ‘Ekanathi Bhagavatha’ in Marathi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88" calcext:value-type="float">
            <text:p>188</text:p>
          </table:table-cell>
          <table:table-cell office:value-type="string" calcext:value-type="string">
            <text:p>["Chaitanya Mahaprabhu","Vijayakrishna Goswami","Jaideva Goswami","Keshab Chandrasen"]</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43" calcext:value-type="float">
            <text:p>882226543</text:p>
          </table:table-cell>
          <table:table-cell office:value-type="string" calcext:value-type="string">
            <text:p>Which saint of Bengal wrote ‘Gita Govinda’ and ‘Chandraloka’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89" calcext:value-type="float">
            <text:p>189</text:p>
          </table:table-cell>
          <table:table-cell office:value-type="string" calcext:value-type="string">
            <text:p>["Sant Tukaram","Sant Ekanath","Sant Namdev","Sant Jnaneshwar"]</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44" calcext:value-type="float">
            <text:p>882226544</text:p>
          </table:table-cell>
          <table:table-cell office:value-type="string" calcext:value-type="string">
            <text:p>Which saint of Maharashtra translated ‘Bhagavat Gita’ to Marathi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90" calcext:value-type="float">
            <text:p>190</text:p>
          </table:table-cell>
          <table:table-cell office:value-type="string" calcext:value-type="string">
            <text:p>["Sant Tukaram","Sant Ekanath","Sant Namdev","Sant Jnaneshwar"]</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45" calcext:value-type="float">
            <text:p>882226545</text:p>
          </table:table-cell>
          <table:table-cell office:value-type="string" calcext:value-type="string">
            <text:p>Which saint of Maharashtra wrote the philosophical work ‘Amritanubhava’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91" calcext:value-type="float">
            <text:p>191</text:p>
          </table:table-cell>
          <table:table-cell office:value-type="string" calcext:value-type="string">
            <text:p>["Lord Shiva","Lord Shri Rama","Lord Vittobha","Lord Dattatreya"]</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46" calcext:value-type="float">
            <text:p>882226546</text:p>
          </table:table-cell>
          <table:table-cell office:value-type="string" calcext:value-type="string">
            <text:p>Who was the chosen deity of Sant Jnaneshwar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92" calcext:value-type="float">
            <text:p>192</text:p>
          </table:table-cell>
          <table:table-cell office:value-type="string" calcext:value-type="string">
            <text:p>["Swami Brahmanand","Swami Shivanand","Swami Ramanand","None of them"]</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47" calcext:value-type="float">
            <text:p>882226547</text:p>
          </table:table-cell>
          <table:table-cell office:value-type="string" calcext:value-type="string">
            <text:p>Who was the spiritual Guru of Kabir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93" calcext:value-type="float">
            <text:p>193</text:p>
          </table:table-cell>
          <table:table-cell office:value-type="string" calcext:value-type="string">
            <text:p>["Vachanas","Dohas","Abhangas","Kirtan"]</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48" calcext:value-type="float">
            <text:p>882226548</text:p>
          </table:table-cell>
          <table:table-cell office:value-type="string" calcext:value-type="string">
            <text:p>The teachings of Kabir are called as __________.</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194" calcext:value-type="float">
            <text:p>194</text:p>
          </table:table-cell>
          <table:table-cell office:value-type="string" calcext:value-type="string">
            <text:p>["Madhvacharya","Shankaracharya","Vallabhacharya","Ramanujacharya"]</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549" calcext:value-type="float">
            <text:p>882226549</text:p>
          </table:table-cell>
          <table:table-cell office:value-type="string" calcext:value-type="string">
            <text:p>Who established Krishna temple at Udupi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95" calcext:value-type="float">
            <text:p>195</text:p>
          </table:table-cell>
          <table:table-cell office:value-type="string" calcext:value-type="string">
            <text:p>["Kabir","Swami Ramanand","Tulasidas","Sant Ravidas"]</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50" calcext:value-type="float">
            <text:p>882226550</text:p>
          </table:table-cell>
          <table:table-cell office:value-type="string" calcext:value-type="string">
            <text:p>Who was the first great saint who inaugurated Bhakti movement in North India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96" calcext:value-type="float">
            <text:p>196</text:p>
          </table:table-cell>
          <table:table-cell office:value-type="string" calcext:value-type="string">
            <text:p>["Rama","Krishna","Shiva","Brahma"]</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51" calcext:value-type="float">
            <text:p>882226551</text:p>
          </table:table-cell>
          <table:table-cell office:value-type="string" calcext:value-type="string">
            <text:p>The great saint of Gujarat Narasi Mehata was a devotee of Lord ________.</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97" calcext:value-type="float">
            <text:p>197</text:p>
          </table:table-cell>
          <table:table-cell office:value-type="string" calcext:value-type="string">
            <text:p>["Kabir","Swami Ramanand","Tulsidas","Narasi Mehtha"]</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52" calcext:value-type="float">
            <text:p>882226552</text:p>
          </table:table-cell>
          <table:table-cell office:value-type="string" calcext:value-type="string">
            <text:p>Which saint wrote the famous bhajan ‘Vaishnava janto tene kahiye’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98" calcext:value-type="float">
            <text:p>198</text:p>
          </table:table-cell>
          <table:table-cell office:value-type="string" calcext:value-type="string">
            <text:p>["Amrutanandamayi","Sri Narayana Guru","Tiruvallur","Sarvajna"]</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53" calcext:value-type="float">
            <text:p>882226553</text:p>
          </table:table-cell>
          <table:table-cell office:value-type="string" calcext:value-type="string">
            <text:p>Which saint of Kerala started the organization ‘Sri Narayana Dharma Paripalayna Yogam’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199" calcext:value-type="float">
            <text:p>199</text:p>
          </table:table-cell>
          <table:table-cell office:value-type="string" calcext:value-type="string">
            <text:p>["Kanakadasa","Purandaradasa","Vijayadasa","Gopaladasa"]</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54" calcext:value-type="float">
            <text:p>882226554</text:p>
          </table:table-cell>
          <table:table-cell office:value-type="string" calcext:value-type="string">
            <text:p>Which Kannada saint is regarded as ‘Sangeeta Pitamaha’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200" calcext:value-type="float">
            <text:p>200</text:p>
          </table:table-cell>
          <table:table-cell office:value-type="string" calcext:value-type="string">
            <text:p>["Kulashekara Alwar","Tiruvallur","Narayana Guru","None of them"]</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882226555" calcext:value-type="float">
            <text:p>882226555</text:p>
          </table:table-cell>
          <table:table-cell office:value-type="string" calcext:value-type="string">
            <text:p>Which saint of Kerala wrote ‘Mukundamala’ in Sanskrit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201" calcext:value-type="float">
            <text:p>201</text:p>
          </table:table-cell>
          <table:table-cell office:value-type="string" calcext:value-type="string">
            <text:p>["Sant Tukaram","Samartha Ramadas","Sant Namdev","Sant Jnaneshwar"]</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882226556" calcext:value-type="float">
            <text:p>882226556</text:p>
          </table:table-cell>
          <table:table-cell office:value-type="string" calcext:value-type="string">
            <text:p>Which saint of Maharashtra started ‘Dharkari Sampradaya’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202" calcext:value-type="float">
            <text:p>202</text:p>
          </table:table-cell>
          <table:table-cell office:value-type="string" calcext:value-type="string">
            <text:p>["Dasageetanjali","Dasavani","Dasabodha","Dasamrutha"]</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57" calcext:value-type="float">
            <text:p>882226557</text:p>
          </table:table-cell>
          <table:table-cell office:value-type="string" calcext:value-type="string">
            <text:p>Which was the famous work of Samartha Ramadas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203" calcext:value-type="float">
            <text:p>203</text:p>
          </table:table-cell>
          <table:table-cell office:value-type="string" calcext:value-type="string">
            <text:p>["Odisha","Gujarat","West Bengal","Maharashtra"]</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882226558" calcext:value-type="float">
            <text:p>882226558</text:p>
          </table:table-cell>
          <table:table-cell office:value-type="string" calcext:value-type="string">
            <text:p>To which state of India Saint Ramprasad belong to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204" calcext:value-type="float">
            <text:p>204</text:p>
          </table:table-cell>
          <table:table-cell office:value-type="string" calcext:value-type="string">
            <text:p>["Ramanujacharya","Madhvacharya","Vallabhacharya","Shankaracharya"]</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59" calcext:value-type="float">
            <text:p>882226559</text:p>
          </table:table-cell>
          <table:table-cell office:value-type="string" calcext:value-type="string">
            <text:p>Which acharya started the ten sampradayas known as ‘Dashanamis’ in Sannyasa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205" calcext:value-type="float">
            <text:p>205</text:p>
          </table:table-cell>
          <table:table-cell office:value-type="string" calcext:value-type="string">
            <text:p>["Ramanujacharya","Madhvacharya","Vallabhacharya","Shankaracharya"]</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60" calcext:value-type="float">
            <text:p>882226560</text:p>
          </table:table-cell>
          <table:table-cell office:value-type="string" calcext:value-type="string">
            <text:p>Who wrote ‘Atma Bodha’ in Sanskrit ?</text:p>
          </table:table-cell>
          <table:table-cell table:number-columns-repeated="2"/>
          <table:table-cell table:number-columns-repeated="4" office:value-type="float" office:value="2" calcext:value-type="float">
            <text:p>2</text:p>
          </table:table-cell>
          <table:table-cell/>
        </table:table-row>
        <table:table-row table:style-name="ro1">
          <table:table-cell office:value-type="float" office:value="206" calcext:value-type="float">
            <text:p>206</text:p>
          </table:table-cell>
          <table:table-cell office:value-type="string" calcext:value-type="string">
            <text:p>["Ramanujacharya","Madhvacharya","Vallabhacharya","Shankaracharya"]</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61" calcext:value-type="float">
            <text:p>882226561</text:p>
          </table:table-cell>
          <table:table-cell office:value-type="string" calcext:value-type="string">
            <text:p>‘Drik – Drishya Viveka’ is the work of which acharya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207" calcext:value-type="float">
            <text:p>207</text:p>
          </table:table-cell>
          <table:table-cell office:value-type="string" calcext:value-type="string">
            <text:p>["Ramanujacharya","Madhvacharya","Vallabhacharya","Shankaracharya"]</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62" calcext:value-type="float">
            <text:p>882226562</text:p>
          </table:table-cell>
          <table:table-cell office:value-type="string" calcext:value-type="string">
            <text:p>Which acharya propounded the famous theory ‘Brahma satya jagath mithya’ ?</text:p>
          </table:table-cell>
          <table:table-cell table:number-columns-repeated="2"/>
          <table:table-cell table:number-columns-repeated="4" office:value-type="float" office:value="2" calcext:value-type="float">
            <text:p>2</text:p>
          </table:table-cell>
          <table:table-cell/>
        </table:table-row>
        <table:table-row table:style-name="ro2">
          <table:table-cell office:value-type="float" office:value="208" calcext:value-type="float">
            <text:p>208</text:p>
          </table:table-cell>
          <table:table-cell office:value-type="string" calcext:value-type="string">
            <text:p>["Ramanujacharya","Madhvacharya","Vallabhacharya","Shankaracharya"]</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882226563" calcext:value-type="float">
            <text:p>882226563</text:p>
          </table:table-cell>
          <table:table-cell office:value-type="string" calcext:value-type="string">
            <text:p>Which acharya propounded ‘Jeevo Brahmaiva na aparaha’ ?</text:p>
          </table:table-cell>
          <table:table-cell table:number-columns-repeated="2"/>
          <table:table-cell table:number-columns-repeated="4" office:value-type="float" office:value="2" calcext:value-type="float">
            <text:p>2</text:p>
          </table:table-cell>
          <table:table-cell/>
        </table:table-row>
        <table:table-row table:style-name="ro6">
          <table:table-cell office:value-type="float" office:value="209" calcext:value-type="float">
            <text:p>209</text:p>
          </table:table-cell>
          <table:table-cell office:value-type="string" calcext:value-type="string">
            <text:p>["Shane Warne","Sachin Tendulkar","Sunil Gavaskar","Ricky Ponting"]</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564" calcext:value-type="float">
            <text:p>882226564</text:p>
          </table:table-cell>
          <table:table-cell office:value-type="string" calcext:value-type="string">
            <text:p>Who among the following cricketers has been declared the "Cricketer of the Twentieth Century" by the ICC?</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10" calcext:value-type="float">
            <text:p>210</text:p>
          </table:table-cell>
          <table:table-cell office:value-type="string" calcext:value-type="string">
            <text:p>["Calcutta","Sydney","Headingley","Lords"]</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565" calcext:value-type="float">
            <text:p>882226565</text:p>
          </table:table-cell>
          <table:table-cell office:value-type="string" calcext:value-type="string">
            <text:p>Where did India play its first one day international match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11" calcext:value-type="float">
            <text:p>211</text:p>
          </table:table-cell>
          <table:table-cell office:value-type="string" calcext:value-type="string">
            <text:p>["Alan Isaac","Jagmohan Dalmiya","Sharad Pawar","Viv Richards"]</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566" calcext:value-type="float">
            <text:p>882226566</text:p>
          </table:table-cell>
          <table:table-cell office:value-type="string" calcext:value-type="string">
            <text:p>Who among this has never been the President of International Cricket Council?</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12" calcext:value-type="float">
            <text:p>212</text:p>
          </table:table-cell>
          <table:table-cell office:value-type="string" calcext:value-type="string">
            <text:p>["Don Bradman","Sachin Tendulkar","Kapil Dev","Imran Khan"]</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567" calcext:value-type="float">
            <text:p>882226567</text:p>
          </table:table-cell>
          <table:table-cell office:value-type="string" calcext:value-type="string">
            <text:p>The first batsman declared run out by a third umpire decision in the history of cricket was ___________</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13" calcext:value-type="float">
            <text:p>213</text:p>
          </table:table-cell>
          <table:table-cell office:value-type="string" calcext:value-type="string">
            <text:p>["Shaun Pollock","Shahid Afridi","Sanath Jayasuriya","MS Dhoni"]</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568" calcext:value-type="float">
            <text:p>882226568</text:p>
          </table:table-cell>
          <table:table-cell office:value-type="string" calcext:value-type="string">
            <text:p>In cricket, which player has got maximum number of one day ducks?</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14" calcext:value-type="float">
            <text:p>214</text:p>
          </table:table-cell>
          <table:table-cell office:value-type="string" calcext:value-type="string">
            <text:p>["Kepler Wessels","ED Joyce","John Traicos","Eoin Morgan"]</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569" calcext:value-type="float">
            <text:p>882226569</text:p>
          </table:table-cell>
          <table:table-cell office:value-type="string" calcext:value-type="string">
            <text:p>In cricket, who among the following have not played for more than one country in International level?</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15" calcext:value-type="float">
            <text:p>215</text:p>
          </table:table-cell>
          <table:table-cell office:value-type="string" calcext:value-type="string">
            <text:p>["Everton Weeks","Rahul Dravid","Viv Richards","Hashim Amla"]</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570" calcext:value-type="float">
            <text:p>882226570</text:p>
          </table:table-cell>
          <table:table-cell office:value-type="string" calcext:value-type="string">
            <text:p>Which batsman has scored five consecutive Test centuries?</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16" calcext:value-type="float">
            <text:p>216</text:p>
          </table:table-cell>
          <table:table-cell office:value-type="string" calcext:value-type="string">
            <text:p>["India","England","Australia","West Indies"]</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571" calcext:value-type="float">
            <text:p>882226571</text:p>
          </table:table-cell>
          <table:table-cell office:value-type="string" calcext:value-type="string">
            <text:p>Which team won the ICC Women's Cricket World Cup in 2009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17" calcext:value-type="float">
            <text:p>217</text:p>
          </table:table-cell>
          <table:table-cell office:value-type="string" calcext:value-type="string">
            <text:p>["David Shepherd","Simon Taufel","Steve Bucknor","Aleem dar"]</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572" calcext:value-type="float">
            <text:p>882226572</text:p>
          </table:table-cell>
          <table:table-cell office:value-type="string" calcext:value-type="string">
            <text:p>Name the umpire who has officiated in both the cricket and football World Cups?</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18" calcext:value-type="float">
            <text:p>218</text:p>
          </table:table-cell>
          <table:table-cell office:value-type="string" calcext:value-type="string">
            <text:p>["Subrato Roy Sahara","Ness Wadia","GMR Group","Reliance Industries"]</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573" calcext:value-type="float">
            <text:p>882226573</text:p>
          </table:table-cell>
          <table:table-cell office:value-type="string" calcext:value-type="string">
            <text:p>Who owns the Pune Warriors India team in IPL?</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19" calcext:value-type="float">
            <text:p>219</text:p>
          </table:table-cell>
          <table:table-cell office:value-type="string" calcext:value-type="string">
            <text:p>["Margaret Court","Steffi Graf","Serena Williams","Martina Navratilova "]</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574" calcext:value-type="float">
            <text:p>882226574</text:p>
          </table:table-cell>
          <table:table-cell office:value-type="string" calcext:value-type="string">
            <text:p>In Tennis,Who among the following have won the most number of Grand slam Titles for women?</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20" calcext:value-type="float">
            <text:p>220</text:p>
          </table:table-cell>
          <table:table-cell office:value-type="string" calcext:value-type="string">
            <text:p>["Pete Samprass","Andre Agassi","Roy Emerson","Roger Federer"]</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575" calcext:value-type="float">
            <text:p>882226575</text:p>
          </table:table-cell>
          <table:table-cell office:value-type="string" calcext:value-type="string">
            <text:p>Who won the maximum number of men’s singles Australian Open grandslam?</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21" calcext:value-type="float">
            <text:p>221</text:p>
          </table:table-cell>
          <table:table-cell office:value-type="string" calcext:value-type="string">
            <text:p>["Vijay Amrit Raj","Leander Paes","Gaus Mohammed","Ramanathan <text:s/>Krishnan"]</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576" calcext:value-type="float">
            <text:p>882226576</text:p>
          </table:table-cell>
          <table:table-cell office:value-type="string" calcext:value-type="string">
            <text:p>Who was the first Indian to reach Wimbeldon Semi-Final?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22" calcext:value-type="float">
            <text:p>222</text:p>
          </table:table-cell>
          <table:table-cell office:value-type="string" calcext:value-type="string">
            <text:p>["Pete Sampras","Rod Laver","Rafael Nadal","Roger Federer"]</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577" calcext:value-type="float">
            <text:p>882226577</text:p>
          </table:table-cell>
          <table:table-cell office:value-type="string" calcext:value-type="string">
            <text:p>Who among the following have reached the maximum number of consecutive grandslam finals?</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23" calcext:value-type="float">
            <text:p>223</text:p>
          </table:table-cell>
          <table:table-cell office:value-type="string" calcext:value-type="string">
            <text:p>["Nicolus Mahut","Roger Federer","John Isner","Novak Djokovic"]</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578" calcext:value-type="float">
            <text:p>882226578</text:p>
          </table:table-cell>
          <table:table-cell office:value-type="string" calcext:value-type="string">
            <text:p>Who won the longest Wimbledon match that lasted for 11 hours 5 minutes?</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24" calcext:value-type="float">
            <text:p>224</text:p>
          </table:table-cell>
          <table:table-cell office:value-type="string" calcext:value-type="string">
            <text:p>["David Villa","Lionel Messi","Thomas Muller","Cristiano Ronaldo"]</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579" calcext:value-type="float">
            <text:p>882226579</text:p>
          </table:table-cell>
          <table:table-cell office:value-type="string" calcext:value-type="string">
            <text:p>Who won the golden boot in FIFA World cup 2010?</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25" calcext:value-type="float">
            <text:p>225</text:p>
          </table:table-cell>
          <table:table-cell office:value-type="string" calcext:value-type="string">
            <text:p>["1930","1955","1830","1986"]</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580" calcext:value-type="float">
            <text:p>882226580</text:p>
          </table:table-cell>
          <table:table-cell office:value-type="string" calcext:value-type="string">
            <text:p>When was the first FIFA world cup played?</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26" calcext:value-type="float">
            <text:p>226</text:p>
          </table:table-cell>
          <table:table-cell office:value-type="string" calcext:value-type="string">
            <text:p>["United States of America","Argentina","Russia","Uraguay"]</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581" calcext:value-type="float">
            <text:p>882226581</text:p>
          </table:table-cell>
          <table:table-cell office:value-type="string" calcext:value-type="string">
            <text:p>Who will be hosting the 2018 FIFA World Cup?</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27" calcext:value-type="float">
            <text:p>227</text:p>
          </table:table-cell>
          <table:table-cell office:value-type="string" calcext:value-type="string">
            <text:p>["Lionel Messi","Ronaldinho","Andres Iniesta","Rivaldo"]</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582" calcext:value-type="float">
            <text:p>882226582</text:p>
          </table:table-cell>
          <table:table-cell office:value-type="string" calcext:value-type="string">
            <text:p>Who has scored the most number of goals for Barcelona in official competitions?</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28" calcext:value-type="float">
            <text:p>228</text:p>
          </table:table-cell>
          <table:table-cell office:value-type="string" calcext:value-type="string">
            <text:p>["Warsaw,Polland","Zurich,Switzerland","Braga, Portugal","Kiev,Ukraine"]</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583" calcext:value-type="float">
            <text:p>882226583</text:p>
          </table:table-cell>
          <table:table-cell office:value-type="string" calcext:value-type="string">
            <text:p>Where was the UEFA Euro 2012 Finals held between Spain and Italy on July 1st?</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29" calcext:value-type="float">
            <text:p>229</text:p>
          </table:table-cell>
          <table:table-cell office:value-type="string" calcext:value-type="string">
            <text:p>["Manchester United","Arsenal","Chelsea","Manchester City"]</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584" calcext:value-type="float">
            <text:p>882226584</text:p>
          </table:table-cell>
          <table:table-cell office:value-type="string" calcext:value-type="string">
            <text:p>Which club has scored the most number of goals in a single EPL season?</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30" calcext:value-type="float">
            <text:p>230</text:p>
          </table:table-cell>
          <table:table-cell office:value-type="string" calcext:value-type="string">
            <text:p>["Atletico Madrid","Chelsea","Liverpool","Barcelona"]</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585" calcext:value-type="float">
            <text:p>882226585</text:p>
          </table:table-cell>
          <table:table-cell office:value-type="string" calcext:value-type="string">
            <text:p>Which among the following teams has Fernando Torres not played for?</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31" calcext:value-type="float">
            <text:p>231</text:p>
          </table:table-cell>
          <table:table-cell office:value-type="string" calcext:value-type="string">
            <text:p>["1986","1999","2000","2006"]</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586" calcext:value-type="float">
            <text:p>882226586</text:p>
          </table:table-cell>
          <table:table-cell office:value-type="string" calcext:value-type="string">
            <text:p>In which year was Alex Ferguson <text:s/>appointed as manager for Manchester United Football Club?</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32" calcext:value-type="float">
            <text:p>232</text:p>
          </table:table-cell>
          <table:table-cell office:value-type="string" calcext:value-type="string">
            <text:p>["India","Syria","Cameroon","Maldives"]</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587" calcext:value-type="float">
            <text:p>882226587</text:p>
          </table:table-cell>
          <table:table-cell office:value-type="string" calcext:value-type="string">
            <text:p>Who was the Runner-Up in 2012 Nehru Cup?</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33" calcext:value-type="float">
            <text:p>233</text:p>
          </table:table-cell>
          <table:table-cell office:value-type="string" calcext:value-type="string">
            <text:p>["Pele","Lionel Messi","Diego Maradona","Wayne Rooney"]</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588" calcext:value-type="float">
            <text:p>882226588</text:p>
          </table:table-cell>
          <table:table-cell office:value-type="string" calcext:value-type="string">
            <text:p>Who holds the guinness world record for scoring most number of goals in one year(club and national team)?</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34" calcext:value-type="float">
            <text:p>234</text:p>
          </table:table-cell>
          <table:table-cell office:value-type="string" calcext:value-type="string">
            <text:p>["St.Louis","Dallas","Los Angeles","Lake Placid"]</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589" calcext:value-type="float">
            <text:p>882226589</text:p>
          </table:table-cell>
          <table:table-cell office:value-type="string" calcext:value-type="string">
            <text:p>Which among the following cities in United States has never hosted Olympics?</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35" calcext:value-type="float">
            <text:p>235</text:p>
          </table:table-cell>
          <table:table-cell office:value-type="string" calcext:value-type="string">
            <text:p>["204","200","150","300"]</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590" calcext:value-type="float">
            <text:p>882226590</text:p>
          </table:table-cell>
          <table:table-cell office:value-type="string" calcext:value-type="string">
            <text:p>How many nations participated in Olympics-2012?</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36" calcext:value-type="float">
            <text:p>236</text:p>
          </table:table-cell>
          <table:table-cell office:value-type="string" calcext:value-type="string">
            <text:p>["1986","1900","1904","1948"]</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591" calcext:value-type="float">
            <text:p>882226591</text:p>
          </table:table-cell>
          <table:table-cell office:value-type="string" calcext:value-type="string">
            <text:p>In which year did India first participated in Olympics?</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37" calcext:value-type="float">
            <text:p>237</text:p>
          </table:table-cell>
          <table:table-cell office:value-type="string" calcext:value-type="string">
            <text:p>["Usain Bolt","David Rudisha","Michael Johnson","Yohan Blake"]</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592" calcext:value-type="float">
            <text:p>882226592</text:p>
          </table:table-cell>
          <table:table-cell office:value-type="string" calcext:value-type="string">
            <text:p>Who holds the Men's Olympics record for 400m dash athletics?</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38" calcext:value-type="float">
            <text:p>238</text:p>
          </table:table-cell>
          <table:table-cell office:value-type="string" calcext:value-type="string">
            <text:p>["Alexander Dityatin","Michael Phelps","Usain Bolt","Alexei Nemov"]</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593" calcext:value-type="float">
            <text:p>882226593</text:p>
          </table:table-cell>
          <table:table-cell office:value-type="string" calcext:value-type="string">
            <text:p>Who has won the most number of gold Medals in Olympics?</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39" calcext:value-type="float">
            <text:p>239</text:p>
          </table:table-cell>
          <table:table-cell office:value-type="string" calcext:value-type="string">
            <text:p>["5 primary colors","5 largest cities","5 countries","5 continents"]</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594" calcext:value-type="float">
            <text:p>882226594</text:p>
          </table:table-cell>
          <table:table-cell office:value-type="string" calcext:value-type="string">
            <text:p>What do the five rings in Olympics symbolize?</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40" calcext:value-type="float">
            <text:p>240</text:p>
          </table:table-cell>
          <table:table-cell office:value-type="string" calcext:value-type="string">
            <text:p>["6","7","5","3"]</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595" calcext:value-type="float">
            <text:p>882226595</text:p>
          </table:table-cell>
          <table:table-cell office:value-type="string" calcext:value-type="string">
            <text:p>How many medals did India win in 2012 Olympics?</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41" calcext:value-type="float">
            <text:p>241</text:p>
          </table:table-cell>
          <table:table-cell office:value-type="string" calcext:value-type="string">
            <text:p>["France","Greece","Country with most number of medals in previous Olympics","Host Nation"]</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596" calcext:value-type="float">
            <text:p>882226596</text:p>
          </table:table-cell>
          <table:table-cell office:value-type="string" calcext:value-type="string">
            <text:p>Which country's team always marches last in the March Past at the Opening Ceremony of the Olympics?</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42" calcext:value-type="float">
            <text:p>242</text:p>
          </table:table-cell>
          <table:table-cell office:value-type="string" calcext:value-type="string">
            <text:p>["Abhinav Bindra","Norman Pritchard","Saina Nehwal","Sushil Kumar"]</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597" calcext:value-type="float">
            <text:p>882226597</text:p>
          </table:table-cell>
          <table:table-cell office:value-type="string" calcext:value-type="string">
            <text:p>Who was the first Indian to win olympic gold medal in individual event?</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43" calcext:value-type="float">
            <text:p>243</text:p>
          </table:table-cell>
          <table:table-cell office:value-type="string" calcext:value-type="string">
            <text:p>["Paris","Los Angeles","Rio de Janeiro","Helsinki"]</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598" calcext:value-type="float">
            <text:p>882226598</text:p>
          </table:table-cell>
          <table:table-cell office:value-type="string" calcext:value-type="string">
            <text:p>Which city would host the 2016 Summer Olympics?</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44" calcext:value-type="float">
            <text:p>244</text:p>
          </table:table-cell>
          <table:table-cell office:value-type="string" calcext:value-type="string">
            <text:p>["Melbourne","Delhi","Singapore","Berlin"]</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599" calcext:value-type="float">
            <text:p>882226599</text:p>
          </table:table-cell>
          <table:table-cell office:value-type="string" calcext:value-type="string">
            <text:p>Where was Mens hockey world cup 2010 held?</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45" calcext:value-type="float">
            <text:p>245</text:p>
          </table:table-cell>
          <table:table-cell office:value-type="string" calcext:value-type="string">
            <text:p>["Indonesia Open","Denmark Open,","French Open","Swiss Open"]</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00" calcext:value-type="float">
            <text:p>882226600</text:p>
          </table:table-cell>
          <table:table-cell office:value-type="string" calcext:value-type="string">
            <text:p>Which among <text:s/>the following tournaments has <text:s/>Saina Nehwal not won?</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46" calcext:value-type="float">
            <text:p>246</text:p>
          </table:table-cell>
          <table:table-cell office:value-type="string" calcext:value-type="string">
            <text:p>["Paul Morphy","Bobby Fischer","Garry Kasparov","Vishwanathan Anand"]</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01" calcext:value-type="float">
            <text:p>882226601</text:p>
          </table:table-cell>
          <table:table-cell office:value-type="string" calcext:value-type="string">
            <text:p>Who is known as chess king?</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47" calcext:value-type="float">
            <text:p>247</text:p>
          </table:table-cell>
          <table:table-cell office:value-type="string" calcext:value-type="string">
            <text:p>["Michael Schumacher","Fernando Alonso","Jenson Button","Sebastian Vettel"]</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02" calcext:value-type="float">
            <text:p>882226602</text:p>
          </table:table-cell>
          <table:table-cell office:value-type="string" calcext:value-type="string">
            <text:p>Who is the youngest driver to drive at a Grand Prix?</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48" calcext:value-type="float">
            <text:p>248</text:p>
          </table:table-cell>
          <table:table-cell office:value-type="string" calcext:value-type="string">
            <text:p>["Masters","Open Championship","PGA Championship","US Open"]</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603" calcext:value-type="float">
            <text:p>882226603</text:p>
          </table:table-cell>
          <table:table-cell office:value-type="string" calcext:value-type="string">
            <text:p>Which was the first major title won by Tiger Woods? </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49" calcext:value-type="float">
            <text:p>249</text:p>
          </table:table-cell>
          <table:table-cell office:value-type="string" calcext:value-type="string">
            <text:p>["Car Racing","Chess","Billiards","Bull fighting"]</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04" calcext:value-type="float">
            <text:p>882226604</text:p>
          </table:table-cell>
          <table:table-cell office:value-type="string" calcext:value-type="string">
            <text:p>Fianchetto is a strategy in the game of </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50" calcext:value-type="float">
            <text:p>250</text:p>
          </table:table-cell>
          <table:table-cell office:value-type="string" calcext:value-type="string">
            <text:p>["Athelete","Weight Lifter","Swimmer","Boxer"]</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05" calcext:value-type="float">
            <text:p>882226605</text:p>
          </table:table-cell>
          <table:table-cell office:value-type="string" calcext:value-type="string">
            <text:p>A pugilist is a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51" calcext:value-type="float">
            <text:p>251</text:p>
          </table:table-cell>
          <table:table-cell office:value-type="string" calcext:value-type="string">
            <text:p>["1955","1958","1965","1970"]</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06" calcext:value-type="float">
            <text:p>882226606</text:p>
          </table:table-cell>
          <table:table-cell office:value-type="string" calcext:value-type="string">
            <text:p>In which year did Milkha Singh <text:s/>receive Padma Shri award?</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52" calcext:value-type="float">
            <text:p>252</text:p>
          </table:table-cell>
          <table:table-cell office:value-type="string" calcext:value-type="string">
            <text:p>["Meghalaya","Rajasthan","Manipur","West Bengal"]</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07" calcext:value-type="float">
            <text:p>882226607</text:p>
          </table:table-cell>
          <table:table-cell office:value-type="string" calcext:value-type="string">
            <text:p>In which Indian State did the game of polo originate?</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53" calcext:value-type="float">
            <text:p>253</text:p>
          </table:table-cell>
          <table:table-cell office:value-type="string" calcext:value-type="string">
            <text:p>["Geet Sethi","Wilson Jones","Manoj Kothari","Michael Ferreira"]</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08" calcext:value-type="float">
            <text:p>882226608</text:p>
          </table:table-cell>
          <table:table-cell office:value-type="string" calcext:value-type="string">
            <text:p>Who was the first Indian to win the World Amateur Billiards Title?</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54" calcext:value-type="float">
            <text:p>254</text:p>
          </table:table-cell>
          <table:table-cell office:value-type="string" calcext:value-type="string">
            <text:p>["12","0","5","8"]</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09" calcext:value-type="float">
            <text:p>882226609</text:p>
          </table:table-cell>
          <table:table-cell office:value-type="string" calcext:value-type="string">
            <text:p>How many times has Indian Hockey Team won gold in Olympics?</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55" calcext:value-type="float">
            <text:p>255</text:p>
          </table:table-cell>
          <table:table-cell office:value-type="string" calcext:value-type="string">
            <text:p>["1948","1980","1996","2012"]</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610" calcext:value-type="float">
            <text:p>882226610</text:p>
          </table:table-cell>
          <table:table-cell office:value-type="string" calcext:value-type="string">
            <text:p>When did Indian Football Team made its first appearance in Olympics?</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56" calcext:value-type="float">
            <text:p>256</text:p>
          </table:table-cell>
          <table:table-cell office:value-type="string" calcext:value-type="string">
            <text:p>["Lala Amarnath","Vinoo Mankad","CK Nayadu","Vijay Hazare"]</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11" calcext:value-type="float">
            <text:p>882226611</text:p>
          </table:table-cell>
          <table:table-cell office:value-type="string" calcext:value-type="string">
            <text:p>Who was the first captain of Men's Indian Cricket Test Team?</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57" calcext:value-type="float">
            <text:p>257</text:p>
          </table:table-cell>
          <table:table-cell office:value-type="string" calcext:value-type="string">
            <text:p>["Karnataka","Gujrath","Delhi","Mumbai"]</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12" calcext:value-type="float">
            <text:p>882226612</text:p>
          </table:table-cell>
          <table:table-cell office:value-type="string" calcext:value-type="string">
            <text:p>Which team has won the Ranji Trophy for maximum number of times? (39 times)</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58" calcext:value-type="float">
            <text:p>258</text:p>
          </table:table-cell>
          <table:table-cell office:value-type="string" calcext:value-type="string">
            <text:p>["Shane Warne","Anil Kumble","Jim Laker","Muttiah Muralitharan"]</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13" calcext:value-type="float">
            <text:p>882226613</text:p>
          </table:table-cell>
          <table:table-cell office:value-type="string" calcext:value-type="string">
            <text:p>Who was the first bowler to take 10 wickets in an single innings of a Test Match?</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59" calcext:value-type="float">
            <text:p>259</text:p>
          </table:table-cell>
          <table:table-cell office:value-type="string" calcext:value-type="string">
            <text:p>["Wasim Akram","Muttiah Muralitharan","Shane Warne","Shaun Pollock"]</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14" calcext:value-type="float">
            <text:p>882226614</text:p>
          </table:table-cell>
          <table:table-cell office:value-type="string" calcext:value-type="string">
            <text:p>Who is the leading wicket-taker in the history of Test Cricket?</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60" calcext:value-type="float">
            <text:p>260</text:p>
          </table:table-cell>
          <table:table-cell office:value-type="string" calcext:value-type="string">
            <text:p>["5","10","3","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15" calcext:value-type="float">
            <text:p>882226615</text:p>
          </table:table-cell>
          <table:table-cell office:value-type="string" calcext:value-type="string">
            <text:p>Number of players in a team of water-polo is ____ </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61" calcext:value-type="float">
            <text:p>261</text:p>
          </table:table-cell>
          <table:table-cell office:value-type="string" calcext:value-type="string">
            <text:p>["Hockey","Cricket","Football","Badminton"]</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16" calcext:value-type="float">
            <text:p>882226616</text:p>
          </table:table-cell>
          <table:table-cell office:value-type="string" calcext:value-type="string">
            <text:p>With which game is Subroto Cup Associated?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62" calcext:value-type="float">
            <text:p>262</text:p>
          </table:table-cell>
          <table:table-cell office:value-type="string" calcext:value-type="string">
            <text:p>["Shahid Afridi","Tim Southee","Yuvraj Singh","Umar Gul"]</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617" calcext:value-type="float">
            <text:p>882226617</text:p>
          </table:table-cell>
          <table:table-cell office:value-type="string" calcext:value-type="string">
            <text:p>Who was the leading wicket-taker in Men's ODI ICC Cricket World Cup 2011?</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63" calcext:value-type="float">
            <text:p>263</text:p>
          </table:table-cell>
          <table:table-cell office:value-type="string" calcext:value-type="string">
            <text:p>["Itabuna","Santos","Colo-Colo","Alegrense"]</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18" calcext:value-type="float">
            <text:p>882226618</text:p>
          </table:table-cell>
          <table:table-cell office:value-type="string" calcext:value-type="string">
            <text:p>For which Brazilian Club did Pele play for?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64" calcext:value-type="float">
            <text:p>264</text:p>
          </table:table-cell>
          <table:table-cell office:value-type="string" calcext:value-type="string">
            <text:p>["1","2","3","10"]</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19" calcext:value-type="float">
            <text:p>882226619</text:p>
          </table:table-cell>
          <table:table-cell office:value-type="string" calcext:value-type="string">
            <text:p>How many weeks ,on average, does the Tour de France last?</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65" calcext:value-type="float">
            <text:p>265</text:p>
          </table:table-cell>
          <table:table-cell office:value-type="string" calcext:value-type="string">
            <text:p>["Boca Juniors","Barcelona","Napoli","Al-Wasl"]</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20" calcext:value-type="float">
            <text:p>882226620</text:p>
          </table:table-cell>
          <table:table-cell office:value-type="string" calcext:value-type="string">
            <text:p>Which among the following club has Maradona not played?</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66" calcext:value-type="float">
            <text:p>266</text:p>
          </table:table-cell>
          <table:table-cell office:value-type="string" calcext:value-type="string">
            <text:p>["England","Newzeland","Australia","South Africa"]</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621" calcext:value-type="float">
            <text:p>882226621</text:p>
          </table:table-cell>
          <table:table-cell office:value-type="string" calcext:value-type="string">
            <text:p>Which nation would be hosting the 2015 Men's Rugby World Cup? </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67" calcext:value-type="float">
            <text:p>267</text:p>
          </table:table-cell>
          <table:table-cell office:value-type="string" calcext:value-type="string">
            <text:p>["England","Australia","South Africa","Newzeland"]</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22" calcext:value-type="float">
            <text:p>882226622</text:p>
          </table:table-cell>
          <table:table-cell office:value-type="string" calcext:value-type="string">
            <text:p>Who won the 2011 Men's Rugby World Cup ? </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68" calcext:value-type="float">
            <text:p>268</text:p>
          </table:table-cell>
          <table:table-cell office:value-type="string" calcext:value-type="string">
            <text:p>["William Webb Ellis","William Richards","Michael Slater","Steve Smith"]</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623" calcext:value-type="float">
            <text:p>882226623</text:p>
          </table:table-cell>
          <table:table-cell office:value-type="string" calcext:value-type="string">
            <text:p>The Rugby world cup is named after _______ </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69" calcext:value-type="float">
            <text:p>269</text:p>
          </table:table-cell>
          <table:table-cell office:value-type="string" calcext:value-type="string">
            <text:p>["Essex","Kent","Lancashire","Somerset"]</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24" calcext:value-type="float">
            <text:p>882226624</text:p>
          </table:table-cell>
          <table:table-cell office:value-type="string" calcext:value-type="string">
            <text:p>Which England county did Sunil Gavaskar play for?</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70" calcext:value-type="float">
            <text:p>270</text:p>
          </table:table-cell>
          <table:table-cell office:value-type="string" calcext:value-type="string">
            <text:p>["USA","Canada","Russia","Norway"]</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25" calcext:value-type="float">
            <text:p>882226625</text:p>
          </table:table-cell>
          <table:table-cell office:value-type="string" calcext:value-type="string">
            <text:p>Which country won the world Ice Hockey Championship 2012?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71" calcext:value-type="float">
            <text:p>271</text:p>
          </table:table-cell>
          <table:table-cell office:value-type="string" calcext:value-type="string">
            <text:p>["Rahul Dravid","Ricky Ponting","Sachin Tendulkar","VVS Laxman"]</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26" calcext:value-type="float">
            <text:p>882226626</text:p>
          </table:table-cell>
          <table:table-cell office:value-type="string" calcext:value-type="string">
            <text:p>Who among the following did not retire from International Test Cricket in 2012?</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72" calcext:value-type="float">
            <text:p>272</text:p>
          </table:table-cell>
          <table:table-cell office:value-type="string" calcext:value-type="string">
            <text:p>["Serena Williams","Petra Kvitova","Kim Clijsters","Maria Sharapova"]</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627" calcext:value-type="float">
            <text:p>882226627</text:p>
          </table:table-cell>
          <table:table-cell office:value-type="string" calcext:value-type="string">
            <text:p>Who has been chosen the WTA Player of the year 2012? </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73" calcext:value-type="float">
            <text:p>273</text:p>
          </table:table-cell>
          <table:table-cell office:value-type="string" calcext:value-type="string">
            <text:p>["Aston Villa","Everton","Langford","Monte Carlo"]</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28" calcext:value-type="float">
            <text:p>882226628</text:p>
          </table:table-cell>
          <table:table-cell office:value-type="string" calcext:value-type="string">
            <text:p>Which among the following is not a English football club?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74" calcext:value-type="float">
            <text:p>274</text:p>
          </table:table-cell>
          <table:table-cell office:value-type="string" calcext:value-type="string">
            <text:p>["Greece","Switzerland","USA","Germany"]</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29" calcext:value-type="float">
            <text:p>882226629</text:p>
          </table:table-cell>
          <table:table-cell office:value-type="string" calcext:value-type="string">
            <text:p>Head Quarters of International Olympic Committee is in <text:s/>________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75" calcext:value-type="float">
            <text:p>275</text:p>
          </table:table-cell>
          <table:table-cell office:value-type="string" calcext:value-type="string">
            <text:p>["Gagan Narang","Sushil Kumar","Abhinav Bindra","Arjun Atwal"]</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630" calcext:value-type="float">
            <text:p>882226630</text:p>
          </table:table-cell>
          <table:table-cell office:value-type="string" calcext:value-type="string">
            <text:p>Indian Shooter who won 4 gold medals in 2010 Commonwealth Games was __________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76" calcext:value-type="float">
            <text:p>276</text:p>
          </table:table-cell>
          <table:table-cell office:value-type="string" calcext:value-type="string">
            <text:p>["Roger Federer","Rafael Nadal","Novak Djokovic","Andy Murray"]</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31" calcext:value-type="float">
            <text:p>882226631</text:p>
          </table:table-cell>
          <table:table-cell office:value-type="string" calcext:value-type="string">
            <text:p>According to ITF, who is designated the "World Champion" in Men's Singles Tennis for the year 2012?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77" calcext:value-type="float">
            <text:p>277</text:p>
          </table:table-cell>
          <table:table-cell office:value-type="string" calcext:value-type="string">
            <text:p>["McLaren","Ferrari","Bugatti","Renault"]</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632" calcext:value-type="float">
            <text:p>882226632</text:p>
          </table:table-cell>
          <table:table-cell office:value-type="string" calcext:value-type="string">
            <text:p>Which Formula One constructor has won Australian Grand Prix for maximum number of times? (12)</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78" calcext:value-type="float">
            <text:p>278</text:p>
          </table:table-cell>
          <table:table-cell office:value-type="string" calcext:value-type="string">
            <text:p>["Indian Racing Circuit","F1 Centre for racing","Buddh International Circuit","Indira Gandhi International circuit"]</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33" calcext:value-type="float">
            <text:p>882226633</text:p>
          </table:table-cell>
          <table:table-cell office:value-type="string" calcext:value-type="string">
            <text:p>Name the Formula 1 motor racing circuit in India. </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79" calcext:value-type="float">
            <text:p>279</text:p>
          </table:table-cell>
          <table:table-cell office:value-type="string" calcext:value-type="string">
            <text:p>["Jenson Button","Mark Webber","Fernando Alonso","Sebestian Vettel"]</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34" calcext:value-type="float">
            <text:p>882226634</text:p>
          </table:table-cell>
          <table:table-cell office:value-type="string" calcext:value-type="string">
            <text:p>Who won the Indian Grand Prix for the year 2012?</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80" calcext:value-type="float">
            <text:p>280</text:p>
          </table:table-cell>
          <table:table-cell office:value-type="string" calcext:value-type="string">
            <text:p>["Vijendra Singh","Manoj Kumar","Vikas Krishnan","Mary Kom"]</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35" calcext:value-type="float">
            <text:p>882226635</text:p>
          </table:table-cell>
          <table:table-cell office:value-type="string" calcext:value-type="string">
            <text:p>Indian boxer who was named as the brand ambassador of Super League Fight in 2012 was ____</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81" calcext:value-type="float">
            <text:p>281</text:p>
          </table:table-cell>
          <table:table-cell office:value-type="string" calcext:value-type="string">
            <text:p>["10kms","39 kms","42.195kms","44.195kms"]</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36" calcext:value-type="float">
            <text:p>882226636</text:p>
          </table:table-cell>
          <table:table-cell office:value-type="string" calcext:value-type="string">
            <text:p>What is the standard distance of Marathon Race?</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82" calcext:value-type="float">
            <text:p>282</text:p>
          </table:table-cell>
          <table:table-cell office:value-type="string" calcext:value-type="string">
            <text:p>["PT Usha","Shayni Abrahm","Kamaljith Sandhu","Anju <text:s/>Boby George"]</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37" calcext:value-type="float">
            <text:p>882226637</text:p>
          </table:table-cell>
          <table:table-cell office:value-type="string" calcext:value-type="string">
            <text:p>First Indian women to win gold in Asian Games was _______</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83" calcext:value-type="float">
            <text:p>283</text:p>
          </table:table-cell>
          <table:table-cell office:value-type="string" calcext:value-type="string">
            <text:p>["Argentina","Brazil","South Africa","Ukraine"]</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38" calcext:value-type="float">
            <text:p>882226638</text:p>
          </table:table-cell>
          <table:table-cell office:value-type="string" calcext:value-type="string">
            <text:p>Which is the only country to have played in every Football World Cup since it started in 1930 ?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84" calcext:value-type="float">
            <text:p>284</text:p>
          </table:table-cell>
          <table:table-cell office:value-type="string" calcext:value-type="string">
            <text:p>["11","9","14","6"]</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639" calcext:value-type="float">
            <text:p>882226639</text:p>
          </table:table-cell>
          <table:table-cell office:value-type="string" calcext:value-type="string">
            <text:p>How many individual bets make up a Yankee in Horse Racing? </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85" calcext:value-type="float">
            <text:p>285</text:p>
          </table:table-cell>
          <table:table-cell office:value-type="string" calcext:value-type="string">
            <text:p>["Singapore","China","Hong kong","Japan"]</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40" calcext:value-type="float">
            <text:p>882226640</text:p>
          </table:table-cell>
          <table:table-cell office:value-type="string" calcext:value-type="string">
            <text:p>Where is the Happy Valley Race Course located?</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86" calcext:value-type="float">
            <text:p>286</text:p>
          </table:table-cell>
          <table:table-cell office:value-type="string" calcext:value-type="string">
            <text:p>["Puma","Nike","Adidas","Reebok"]</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41" calcext:value-type="float">
            <text:p>882226641</text:p>
          </table:table-cell>
          <table:table-cell office:value-type="string" calcext:value-type="string">
            <text:p>Which company supplied the Euro 2012 Match ball?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87" calcext:value-type="float">
            <text:p>287</text:p>
          </table:table-cell>
          <table:table-cell office:value-type="string" calcext:value-type="string">
            <text:p>["Brown","Yellow","Red","Green"]</text:p>
          </table:table-cell>
          <table:table-cell table:style-name="ce3"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642" calcext:value-type="float">
            <text:p>882226642</text:p>
          </table:table-cell>
          <table:table-cell office:value-type="string" calcext:value-type="string">
            <text:p>In Judo,Black Belt is the highest, what color is the second highest?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88" calcext:value-type="float">
            <text:p>288</text:p>
          </table:table-cell>
          <table:table-cell office:value-type="string" calcext:value-type="string">
            <text:p>["India","China","Hong Kong","Japan"]</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43" calcext:value-type="float">
            <text:p>882226643</text:p>
          </table:table-cell>
          <table:table-cell office:value-type="string" calcext:value-type="string">
            <text:p>Which was the first Asian country to hold a F1 Grand Prix? </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89" calcext:value-type="float">
            <text:p>289</text:p>
          </table:table-cell>
          <table:table-cell office:value-type="string" calcext:value-type="string">
            <text:p>["10","11","9","8"]</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44" calcext:value-type="float">
            <text:p>882226644</text:p>
          </table:table-cell>
          <table:table-cell office:value-type="string" calcext:value-type="string">
            <text:p>How many players are there in a baseball team? </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90" calcext:value-type="float">
            <text:p>290</text:p>
          </table:table-cell>
          <table:table-cell office:value-type="string" calcext:value-type="string">
            <text:p>["Bishop","Knight","Pawn","Rook"]</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45" calcext:value-type="float">
            <text:p>882226645</text:p>
          </table:table-cell>
          <table:table-cell office:value-type="string" calcext:value-type="string">
            <text:p>In chess, what is the other name for castle? </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91" calcext:value-type="float">
            <text:p>291</text:p>
          </table:table-cell>
          <table:table-cell office:value-type="string" calcext:value-type="string">
            <text:p>["California","New York","Washington","Paris"]</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46" calcext:value-type="float">
            <text:p>882226646</text:p>
          </table:table-cell>
          <table:table-cell office:value-type="string" calcext:value-type="string">
            <text:p>The famous "Arthur Ashe Stadium" is located at ____________ </text:p>
          </table:table-cell>
          <table:table-cell table:number-columns-repeated="2"/>
          <table:table-cell table:number-columns-repeated="4" office:value-type="float" office:value="2" calcext:value-type="float">
            <text:p>2</text:p>
          </table:table-cell>
          <table:table-cell table:style-name="ce1"/>
        </table:table-row>
        <table:table-row table:style-name="ro7">
          <table:table-cell office:value-type="float" office:value="292" calcext:value-type="float">
            <text:p>292</text:p>
          </table:table-cell>
          <table:table-cell office:value-type="string" calcext:value-type="string">
            <text:p>["Andrew Bogut","Kobe Bryant","Leandro Barbosa","Robert Sacre"]</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47" calcext:value-type="float">
            <text:p>882226647</text:p>
          </table:table-cell>
          <table:table-cell office:value-type="string" calcext:value-type="string">
            <text:p>Basketball player who became the youngest player in the history of NBA to reach 30000 career points was _______</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93" calcext:value-type="float">
            <text:p>293</text:p>
          </table:table-cell>
          <table:table-cell office:value-type="string" calcext:value-type="string">
            <text:p>["1989","2000","1979","1950"]</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48" calcext:value-type="float">
            <text:p>882226648</text:p>
          </table:table-cell>
          <table:table-cell office:value-type="string" calcext:value-type="string">
            <text:p>In which year was ESPN Channel launched? </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94" calcext:value-type="float">
            <text:p>294</text:p>
          </table:table-cell>
          <table:table-cell office:value-type="string" calcext:value-type="string">
            <text:p>["Inspire a generation","Passion lives here","Light the fire within","With glowing hearts"]</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649" calcext:value-type="float">
            <text:p>882226649</text:p>
          </table:table-cell>
          <table:table-cell office:value-type="string" calcext:value-type="string">
            <text:p>What was the motto for 2012 Olympic Games?</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95" calcext:value-type="float">
            <text:p>295</text:p>
          </table:table-cell>
          <table:table-cell office:value-type="string" calcext:value-type="string">
            <text:p>["Trinidad and Tobago","Chennai Super Kings","Sydney Sixers","Highveld Lions"]</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50" calcext:value-type="float">
            <text:p>882226650</text:p>
          </table:table-cell>
          <table:table-cell office:value-type="string" calcext:value-type="string">
            <text:p>Who won the 2012 Champions Trophy Twenty20?</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96" calcext:value-type="float">
            <text:p>296</text:p>
          </table:table-cell>
          <table:table-cell office:value-type="string" calcext:value-type="string">
            <text:p>["Saina Nehwal","Parupalli Kashyap","Ashwini Ponappa","Anup Sridhar"]</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51" calcext:value-type="float">
            <text:p>882226651</text:p>
          </table:table-cell>
          <table:table-cell office:value-type="string" calcext:value-type="string">
            <text:p>In 2012, who received the Arjuna award for Badminton?</text:p>
          </table:table-cell>
          <table:table-cell table:number-columns-repeated="2"/>
          <table:table-cell table:number-columns-repeated="4" office:value-type="float" office:value="2" calcext:value-type="float">
            <text:p>2</text:p>
          </table:table-cell>
          <table:table-cell table:style-name="ce1"/>
        </table:table-row>
        <table:table-row table:style-name="ro6">
          <table:table-cell office:value-type="float" office:value="297" calcext:value-type="float">
            <text:p>297</text:p>
          </table:table-cell>
          <table:table-cell office:value-type="string" calcext:value-type="string">
            <text:p>["Mary Kom","Yuvraj Singh","Vijay Kumar","Vishwanathan Anand"]</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52" calcext:value-type="float">
            <text:p>882226652</text:p>
          </table:table-cell>
          <table:table-cell office:value-type="string" calcext:value-type="string">
            <text:p>Who among the following received Rajiv Gandhi Khel Ratna Award in 2012?</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98" calcext:value-type="float">
            <text:p>298</text:p>
          </table:table-cell>
          <table:table-cell office:value-type="string" calcext:value-type="string">
            <text:p>[“Dennis Lillee”, “Jeff Thompson”, “Jason Gillespie”, “Glenn McGrath”]</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653" calcext:value-type="float">
            <text:p>882226653</text:p>
          </table:table-cell>
          <table:table-cell office:value-type="string" calcext:value-type="string">
            <text:p>Who is the tallest Aussie pacer till date?</text:p>
          </table:table-cell>
          <table:table-cell table:number-columns-repeated="2"/>
          <table:table-cell table:number-columns-repeated="4" office:value-type="float" office:value="2" calcext:value-type="float">
            <text:p>2</text:p>
          </table:table-cell>
          <table:table-cell table:style-name="ce1"/>
        </table:table-row>
        <table:table-row table:style-name="ro1">
          <table:table-cell office:value-type="float" office:value="299" calcext:value-type="float">
            <text:p>299</text:p>
          </table:table-cell>
          <table:table-cell office:value-type="string" calcext:value-type="string">
            <text:p>["Ricky Ponting","Steve Waugh","Glenn McGrath","Mark Waugh"]</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53" calcext:value-type="float">
            <text:p>882226653</text:p>
          </table:table-cell>
          <table:table-cell office:value-type="string" calcext:value-type="string">
            <text:p>In cricket, who is nick-named "Pigeon"?</text:p>
          </table:table-cell>
          <table:table-cell table:number-columns-repeated="2"/>
          <table:table-cell table:number-columns-repeated="4" office:value-type="float" office:value="2" calcext:value-type="float">
            <text:p>2</text:p>
          </table:table-cell>
          <table:table-cell table:style-name="ce1"/>
        </table:table-row>
        <table:table-row table:style-name="ro2">
          <table:table-cell office:value-type="float" office:value="300" calcext:value-type="float">
            <text:p>300</text:p>
          </table:table-cell>
          <table:table-cell office:value-type="string" calcext:value-type="string">
            <text:p>["Cadal Evans","Lance Armstrong","Lance Kluesner","Steve Waugh"]</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54" calcext:value-type="float">
            <text:p>882226654</text:p>
          </table:table-cell>
          <table:table-cell office:value-type="string" calcext:value-type="string">
            <text:p>Identify the sports person</text:p>
          </table:table-cell>
          <table:table-cell table:number-columns-repeated="2"/>
          <table:table-cell table:number-columns-repeated="4" office:value-type="float" office:value="2" calcext:value-type="float">
            <text:p>2</text:p>
          </table:table-cell>
          <table:table-cell table:style-name="ce1" office:value-type="string" calcext:value-type="string">
            <text:p>Question (300).jpg</text:p>
          </table:table-cell>
        </table:table-row>
        <table:table-row table:style-name="ro2">
          <table:table-cell office:value-type="float" office:value="301" calcext:value-type="float">
            <text:p>301</text:p>
          </table:table-cell>
          <table:table-cell office:value-type="string" calcext:value-type="string">
            <text:p>["Larry Joe Bird","Allen Iverson","Michael Jordan","Vince Carter"]</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55" calcext:value-type="float">
            <text:p>882226655</text:p>
          </table:table-cell>
          <table:table-cell office:value-type="string" calcext:value-type="string">
            <text:p>Identify the basketball player</text:p>
          </table:table-cell>
          <table:table-cell table:number-columns-repeated="2"/>
          <table:table-cell table:number-columns-repeated="4" office:value-type="float" office:value="2" calcext:value-type="float">
            <text:p>2</text:p>
          </table:table-cell>
          <table:table-cell table:style-name="ce1" office:value-type="string" calcext:value-type="string">
            <text:p>Question (301).jpg</text:p>
          </table:table-cell>
        </table:table-row>
        <table:table-row table:style-name="ro2">
          <table:table-cell office:value-type="float" office:value="302" calcext:value-type="float">
            <text:p>302</text:p>
          </table:table-cell>
          <table:table-cell office:value-type="string" calcext:value-type="string">
            <text:p>["Cassius Clay","Jim Thorpe","Jesse Owens","Michael Phelps"]</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56" calcext:value-type="float">
            <text:p>882226656</text:p>
          </table:table-cell>
          <table:table-cell office:value-type="string" calcext:value-type="string">
            <text:p>Identify this American sports person</text:p>
          </table:table-cell>
          <table:table-cell table:number-columns-repeated="2"/>
          <table:table-cell table:number-columns-repeated="4" office:value-type="float" office:value="2" calcext:value-type="float">
            <text:p>2</text:p>
          </table:table-cell>
          <table:table-cell table:style-name="ce1" office:value-type="string" calcext:value-type="string">
            <text:p>Question (302).jpg</text:p>
          </table:table-cell>
        </table:table-row>
        <table:table-row table:style-name="ro2">
          <table:table-cell office:value-type="float" office:value="303" calcext:value-type="float">
            <text:p>303</text:p>
          </table:table-cell>
          <table:table-cell office:value-type="string" calcext:value-type="string">
            <text:p>["Neil O'Brien","Kevin O'Brien","Kevin Pieterson","Michael Vaughan"]</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57" calcext:value-type="float">
            <text:p>882226657</text:p>
          </table:table-cell>
          <table:table-cell office:value-type="string" calcext:value-type="string">
            <text:p>Identify the cricketer</text:p>
          </table:table-cell>
          <table:table-cell table:number-columns-repeated="2"/>
          <table:table-cell table:number-columns-repeated="4" office:value-type="float" office:value="2" calcext:value-type="float">
            <text:p>2</text:p>
          </table:table-cell>
          <table:table-cell table:style-name="ce1" office:value-type="string" calcext:value-type="string">
            <text:p>Question (303).jpg</text:p>
          </table:table-cell>
        </table:table-row>
        <table:table-row table:style-name="ro2">
          <table:table-cell office:value-type="float" office:value="304" calcext:value-type="float">
            <text:p>304</text:p>
          </table:table-cell>
          <table:table-cell office:value-type="string" calcext:value-type="string">
            <text:p>["Usain Bolt","Lusapho April","Matthew Brittain","Yohan Blake"]</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58" calcext:value-type="float">
            <text:p>882226658</text:p>
          </table:table-cell>
          <table:table-cell office:value-type="string" calcext:value-type="string">
            <text:p>Identify the athlete</text:p>
          </table:table-cell>
          <table:table-cell table:number-columns-repeated="2"/>
          <table:table-cell table:number-columns-repeated="4" office:value-type="float" office:value="2" calcext:value-type="float">
            <text:p>2</text:p>
          </table:table-cell>
          <table:table-cell table:style-name="ce1" office:value-type="string" calcext:value-type="string">
            <text:p>Question (304).jpg</text:p>
          </table:table-cell>
        </table:table-row>
        <table:table-row table:style-name="ro2">
          <table:table-cell office:value-type="float" office:value="305" calcext:value-type="float">
            <text:p>305</text:p>
          </table:table-cell>
          <table:table-cell office:value-type="string" calcext:value-type="string">
            <text:p>["Andy Murray","James Blake","Jo-Wilfried Tsonga","Juan Martin del Potro"]</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59" calcext:value-type="float">
            <text:p>882226659</text:p>
          </table:table-cell>
          <table:table-cell office:value-type="string" calcext:value-type="string">
            <text:p>Identify the tennis player</text:p>
          </table:table-cell>
          <table:table-cell table:number-columns-repeated="2"/>
          <table:table-cell table:number-columns-repeated="4" office:value-type="float" office:value="2" calcext:value-type="float">
            <text:p>2</text:p>
          </table:table-cell>
          <table:table-cell table:style-name="ce1" office:value-type="string" calcext:value-type="string">
            <text:p>Question (305).jpg</text:p>
          </table:table-cell>
        </table:table-row>
        <table:table-row table:style-name="ro2">
          <table:table-cell office:value-type="float" office:value="306" calcext:value-type="float">
            <text:p>306</text:p>
          </table:table-cell>
          <table:table-cell office:value-type="string" calcext:value-type="string">
            <text:p>["Bastian Schweinsteiger","Thomas Muller","Lukas Podolski","Miroslav Klose"]</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882226660" calcext:value-type="float">
            <text:p>882226660</text:p>
          </table:table-cell>
          <table:table-cell office:value-type="string" calcext:value-type="string">
            <text:p>Identify the German Football player</text:p>
          </table:table-cell>
          <table:table-cell table:number-columns-repeated="2"/>
          <table:table-cell table:number-columns-repeated="4" office:value-type="float" office:value="2" calcext:value-type="float">
            <text:p>2</text:p>
          </table:table-cell>
          <table:table-cell table:style-name="ce1" office:value-type="string" calcext:value-type="string">
            <text:p>Question (306).jpg</text:p>
          </table:table-cell>
        </table:table-row>
        <table:table-row table:style-name="ro2">
          <table:table-cell office:value-type="float" office:value="307" calcext:value-type="float">
            <text:p>307</text:p>
          </table:table-cell>
          <table:table-cell office:value-type="string" calcext:value-type="string">
            <text:p>["Fernando Alonso","Mark Webber","Jenson Button","Sebastian Vettel"]</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882226661" calcext:value-type="float">
            <text:p>882226661</text:p>
          </table:table-cell>
          <table:table-cell office:value-type="string" calcext:value-type="string">
            <text:p>Identify the formula one racing driver</text:p>
          </table:table-cell>
          <table:table-cell table:number-columns-repeated="2"/>
          <table:table-cell table:number-columns-repeated="4" office:value-type="float" office:value="2" calcext:value-type="float">
            <text:p>2</text:p>
          </table:table-cell>
          <table:table-cell table:style-name="ce1" office:value-type="string" calcext:value-type="string">
            <text:p>Question (307).jpg</text:p>
          </table:table-cell>
        </table:table-row>
        <table:table-row table:style-name="ro2">
          <table:table-cell office:value-type="float" office:value="308" calcext:value-type="float">
            <text:p>308</text:p>
          </table:table-cell>
          <table:table-cell office:value-type="string" calcext:value-type="string">
            <text:p>["Matt Prior","Eoin Morgan","Craig Kieswetter","Jonathan Trott"]</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882226662" calcext:value-type="float">
            <text:p>882226662</text:p>
          </table:table-cell>
          <table:table-cell office:value-type="string" calcext:value-type="string">
            <text:p>Identify the cricketer</text:p>
          </table:table-cell>
          <table:table-cell table:number-columns-repeated="2"/>
          <table:table-cell table:number-columns-repeated="4" office:value-type="float" office:value="2" calcext:value-type="float">
            <text:p>2</text:p>
          </table:table-cell>
          <table:table-cell table:style-name="ce1" office:value-type="string" calcext:value-type="string">
            <text:p>Question (308).jpg</text:p>
          </table:table-cell>
        </table:table-row>
        <table:table-row table:style-name="ro2">
          <table:table-cell office:value-type="float" office:value="309" calcext:value-type="float">
            <text:p>309</text:p>
          </table:table-cell>
          <table:table-cell office:value-type="string" calcext:value-type="string">
            <text:p>["Viv Richards","Everton Weekes","Phil Simmons","Curtly Ambrose"]</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882226663" calcext:value-type="float">
            <text:p>882226663</text:p>
          </table:table-cell>
          <table:table-cell office:value-type="string" calcext:value-type="string">
            <text:p>Identify the cricketer</text:p>
          </table:table-cell>
          <table:table-cell table:number-columns-repeated="2"/>
          <table:table-cell table:number-columns-repeated="4" office:value-type="float" office:value="2" calcext:value-type="float">
            <text:p>2</text:p>
          </table:table-cell>
          <table:table-cell table:style-name="ce1" office:value-type="string" calcext:value-type="string">
            <text:p>Question (309).jp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14:58:16.621349317</meta:creation-date>
    <dc:date>2018-12-27T18:46:20.315040620</dc:date>
    <meta:editing-duration>PT12M34S</meta:editing-duration>
    <meta:editing-cycles>2</meta:editing-cycles>
    <meta:generator>LibreOffice/6.0.7.3$Linux_X86_64 LibreOffice_project/00m0$Build-3</meta:generator>
    <meta:document-statistic meta:table-count="2" meta:cell-count="4034" meta:object-count="0"/>
  </office:meta>
</office:document-meta>
</file>